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882in" fo:margin-left="-0.0583in" table:align="left" style:writing-mode="rl-tb"/>
    </style:style>
    <style:style style:name="Table1.A" style:family="table-column">
      <style:table-column-properties style:column-width="2.309in"/>
    </style:style>
    <style:style style:name="Table1.C" style:family="table-column">
      <style:table-column-properties style:column-width="2.370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0.1174in" table:align="left"/>
    </style:style>
    <style:style style:name="Table2.A" style:family="table-column">
      <style:table-column-properties style:column-width="0.1174in"/>
    </style:style>
    <style:style style:name="Table2.A1" style:family="table-cell">
      <style:table-cell-properties style:vertical-align="middle" fo:padding="0.0194in" fo:border="none"/>
    </style:style>
    <style:style style:name="P1" style:family="paragraph" style:parent-style-name="Standard">
      <style:paragraph-properties fo:text-align="center" style:justify-single-word="false" style:writing-mode="rl-tb"/>
      <style:text-properties fo:font-size="30pt" officeooo:rsid="000f236b" officeooo:paragraph-rsid="000f236b" style:font-size-asian="26.25pt" style:font-size-complex="30pt"/>
    </style:style>
    <style:style style:name="P2" style:family="paragraph" style:parent-style-name="Heading_20_1">
      <style:paragraph-properties fo:text-align="center" style:justify-single-word="false" style:writing-mode="rl-tb"/>
      <style:text-properties fo:font-size="30pt" style:font-size-asian="30pt" style:font-size-complex="30pt"/>
    </style:style>
    <style:style style:name="P3" style:family="paragraph" style:parent-style-name="Standard">
      <style:paragraph-properties fo:text-align="end" style:justify-single-word="false" style:writing-mode="rl-tb"/>
      <style:text-properties fo:font-size="30pt" officeooo:rsid="000f236b" officeooo:paragraph-rsid="000f236b" style:font-size-asian="26.25pt" style:font-size-complex="30pt"/>
    </style:style>
    <style:style style:name="P4" style:family="paragraph" style:parent-style-name="Heading_20_1">
      <style:paragraph-properties fo:text-align="center" style:justify-single-word="false" style:writing-mode="rl-tb"/>
      <style:text-properties fo:font-size="25pt" officeooo:rsid="003b915b" officeooo:paragraph-rsid="003b915b" style:font-size-asian="25pt" style:font-size-complex="25pt"/>
    </style:style>
    <style:style style:name="P5" style:family="paragraph" style:parent-style-name="Standard">
      <style:paragraph-properties fo:text-align="end" style:justify-single-word="false" style:writing-mode="rl-tb"/>
      <style:text-properties fo:font-size="20pt" officeooo:rsid="0010600f" officeooo:paragraph-rsid="0010600f" style:font-size-asian="17.5pt" style:font-size-complex="20pt"/>
    </style:style>
    <style:style style:name="P6" style:family="paragraph" style:parent-style-name="Standard">
      <style:paragraph-properties fo:text-align="end" style:justify-single-word="false" style:writing-mode="rl-tb"/>
      <style:text-properties fo:font-size="20pt" officeooo:rsid="000f236b" officeooo:paragraph-rsid="000f236b" style:font-size-asian="17.5pt" style:font-size-complex="20pt"/>
    </style:style>
    <style:style style:name="P7" style:family="paragraph" style:parent-style-name="Heading_20_1">
      <style:paragraph-properties fo:text-align="end" style:justify-single-word="false"/>
    </style:style>
    <style:style style:name="P8" style:family="paragraph" style:parent-style-name="Standard">
      <style:paragraph-properties fo:text-align="end" style:justify-single-word="false" style:writing-mode="rl-tb"/>
    </style:style>
    <style:style style:name="P9" style:family="paragraph" style:parent-style-name="Standard">
      <style:paragraph-properties fo:text-align="end" style:justify-single-word="false" style:writing-mode="rl-tb"/>
      <style:text-properties fo:font-size="15pt" fo:font-weight="normal" officeooo:rsid="000f236b" officeooo:paragraph-rsid="000f236b" style:font-size-asian="13.1000003814697pt" style:font-weight-asian="normal" style:font-size-complex="15pt" style:font-weight-complex="normal"/>
    </style:style>
    <style:style style:name="P10" style:family="paragraph" style:parent-style-name="Standard">
      <style:paragraph-properties fo:text-align="end" style:justify-single-word="false" style:writing-mode="rl-tb"/>
      <style:text-properties style:font-name="Lohit Devanagari1" fo:font-size="15pt" style:font-size-asian="15pt" style:font-name-complex="Lohit Devanagari1" style:font-size-complex="15pt"/>
    </style:style>
    <style:style style:name="P11" style:family="paragraph" style:parent-style-name="Text_20_body">
      <style:paragraph-properties fo:text-align="end" style:justify-single-word="false" style:writing-mode="rl-tb"/>
      <style:text-properties officeooo:paragraph-rsid="000f236b"/>
    </style:style>
    <style:style style:name="P12" style:family="paragraph" style:parent-style-name="Text_20_body">
      <style:paragraph-properties fo:text-align="end" style:justify-single-word="false" style:writing-mode="rl-tb"/>
    </style:style>
    <style:style style:name="P13" style:family="paragraph" style:parent-style-name="Heading_20_1">
      <style:paragraph-properties fo:text-align="end" style:justify-single-word="false" style:writing-mode="rl-tb"/>
    </style:style>
    <style:style style:name="P14" style:family="paragraph" style:parent-style-name="Standard">
      <style:paragraph-properties fo:text-align="end" style:justify-single-word="false" style:writing-mode="rl-tb"/>
      <style:text-properties style:font-name="Lohit Devanagari1" fo:font-size="15pt" fo:font-weight="bold" style:font-size-asian="15pt" style:font-weight-asian="bold" style:font-name-complex="Lohit Devanagari1" style:font-size-complex="15pt" style:font-weight-complex="bold"/>
    </style:style>
    <style:style style:name="P15" style:family="paragraph" style:parent-style-name="Text_20_body">
      <style:paragraph-properties fo:text-align="end" style:justify-single-word="false" style:writing-mode="rl-tb"/>
      <style:text-properties style:font-name="Lohit Devanagari1" fo:font-size="15pt" officeooo:paragraph-rsid="0025c716" style:font-size-asian="15pt" style:font-name-complex="Lohit Devanagari1" style:font-size-complex="15pt"/>
    </style:style>
    <style:style style:name="P16" style:family="paragraph" style:parent-style-name="Text_20_body" style:list-style-name="L1">
      <style:paragraph-properties fo:text-align="end" style:justify-single-word="false" style:writing-mode="rl-tb"/>
    </style:style>
    <style:style style:name="P17" style:family="paragraph" style:parent-style-name="Text_20_body">
      <style:paragraph-properties fo:text-align="end" style:justify-single-word="false" style:writing-mode="rl-tb"/>
      <style:text-properties style:font-name="Lohit Devanagari1" fo:font-size="15pt" style:font-size-asian="15pt" style:font-name-complex="Lohit Devanagari1" style:font-size-complex="15pt"/>
    </style:style>
    <style:style style:name="P18" style:family="paragraph" style:parent-style-name="Standard">
      <style:paragraph-properties fo:text-align="end" style:justify-single-word="false" style:writing-mode="rl-tb"/>
      <style:text-properties style:font-name="Lohit Devanagari1" fo:font-size="15pt" officeooo:paragraph-rsid="0025c716" style:font-size-asian="15pt" style:font-name-complex="Lohit Devanagari1" style:font-size-complex="15pt"/>
    </style:style>
    <style:style style:name="P19" style:family="paragraph" style:parent-style-name="Text_20_body" style:list-style-name="L2">
      <style:paragraph-properties fo:text-align="end" style:justify-single-word="false" style:writing-mode="rl-tb"/>
    </style:style>
    <style:style style:name="P20" style:family="paragraph" style:parent-style-name="Text_20_body" style:list-style-name="L3">
      <style:paragraph-properties fo:text-align="end" style:justify-single-word="false" style:writing-mode="rl-tb"/>
    </style:style>
    <style:style style:name="P21" style:family="paragraph" style:parent-style-name="Text_20_body" style:list-style-name="L4">
      <style:paragraph-properties fo:text-align="end" style:justify-single-word="false" style:writing-mode="rl-tb"/>
    </style:style>
    <style:style style:name="P22" style:family="paragraph" style:parent-style-name="Standard" style:list-style-name="L5">
      <style:paragraph-properties fo:text-align="start" style:justify-single-word="false" style:writing-mode="lr-tb"/>
    </style:style>
    <style:style style:name="P23" style:family="paragraph" style:parent-style-name="Text_20_body" style:list-style-name="L6">
      <style:paragraph-properties fo:text-align="end" style:justify-single-word="false" style:writing-mode="rl-tb"/>
    </style:style>
    <style:style style:name="P24" style:family="paragraph" style:parent-style-name="Standard">
      <style:paragraph-properties fo:text-align="end" style:justify-single-word="false" style:writing-mode="rl-tb"/>
      <style:text-properties style:font-name="Lohit Devanagari1" fo:font-size="15pt" fo:font-weight="bold" officeooo:paragraph-rsid="0025c716" style:font-size-asian="15pt" style:font-weight-asian="bold" style:font-name-complex="Lohit Devanagari1" style:font-size-complex="15pt" style:font-weight-complex="bold"/>
    </style:style>
    <style:style style:name="P25" style:family="paragraph" style:parent-style-name="Text_20_body" style:list-style-name="L7">
      <style:paragraph-properties fo:text-align="end" style:justify-single-word="false" style:writing-mode="rl-tb"/>
    </style:style>
    <style:style style:name="P26" style:family="paragraph" style:parent-style-name="Text_20_body" style:list-style-name="L8">
      <style:paragraph-properties fo:text-align="end" style:justify-single-word="false" style:writing-mode="rl-tb"/>
    </style:style>
    <style:style style:name="P27" style:family="paragraph" style:parent-style-name="Text_20_body" style:list-style-name="L9">
      <style:paragraph-properties fo:text-align="end" style:justify-single-word="false" style:writing-mode="rl-tb"/>
    </style:style>
    <style:style style:name="P28" style:family="paragraph" style:parent-style-name="Text_20_body" style:list-style-name="L10">
      <style:paragraph-properties fo:text-align="end" style:justify-single-word="false" style:writing-mode="rl-tb"/>
    </style:style>
    <style:style style:name="P29" style:family="paragraph" style:parent-style-name="Text_20_body" style:list-style-name="L11">
      <style:paragraph-properties fo:text-align="start" style:justify-single-word="false" style:writing-mode="lr-tb"/>
    </style:style>
    <style:style style:name="P30" style:family="paragraph" style:parent-style-name="Text_20_body" style:list-style-name="L11">
      <style:paragraph-properties fo:text-align="start" style:justify-single-word="false" style:writing-mode="lr-tb"/>
      <style:text-properties style:font-name="Lohit Devanagari1" fo:font-size="15pt" officeooo:paragraph-rsid="0010d7b5" style:font-size-asian="15pt" style:font-name-complex="Lohit Devanagari1" style:font-size-complex="15pt"/>
    </style:style>
    <style:style style:name="P31" style:family="paragraph" style:parent-style-name="Standard">
      <style:paragraph-properties fo:text-align="end" style:justify-single-word="false" style:writing-mode="rl-tb"/>
      <style:text-properties style:font-name="Lohit Devanagari1" fo:font-size="15pt" fo:font-weight="normal" officeooo:rsid="000f236b" officeooo:paragraph-rsid="000f236b" style:font-size-asian="15pt" style:font-weight-asian="normal" style:font-name-complex="Lohit Devanagari1" style:font-size-complex="15pt" style:font-weight-complex="normal"/>
    </style:style>
    <style:style style:name="P32" style:family="paragraph" style:parent-style-name="Text_20_body" style:list-style-name="L12">
      <style:paragraph-properties fo:text-align="end" style:justify-single-word="false" style:writing-mode="rl-tb"/>
    </style:style>
    <style:style style:name="P33" style:family="paragraph" style:parent-style-name="Text_20_body" style:list-style-name="L12">
      <style:paragraph-properties fo:text-align="end" style:justify-single-word="false" style:writing-mode="rl-tb"/>
      <style:text-properties style:font-name="Lohit Devanagari1" fo:font-size="15pt" style:font-size-asian="15pt" style:font-name-complex="Lohit Devanagari1" style:font-size-complex="15pt"/>
    </style:style>
    <style:style style:name="P34" style:family="paragraph" style:parent-style-name="Standard">
      <style:paragraph-properties fo:text-align="end" style:justify-single-word="false" style:writing-mode="rl-tb"/>
      <style:text-properties style:font-name="Lohit Devanagari1" fo:font-size="15pt" fo:font-weight="bold" officeooo:paragraph-rsid="0028da93" style:font-size-asian="15pt" style:font-weight-asian="bold" style:font-name-complex="Lohit Devanagari1" style:font-size-complex="15pt" style:font-weight-complex="bold"/>
    </style:style>
    <style:style style:name="P35" style:family="paragraph" style:parent-style-name="Text_20_body">
      <style:paragraph-properties fo:text-align="end" style:justify-single-word="false" style:writing-mode="rl-tb"/>
      <style:text-properties fo:font-size="15pt" style:font-size-asian="15pt" style:font-name-complex="Lohit Devanagari1" style:font-size-complex="15pt"/>
    </style:style>
    <style:style style:name="P36" style:family="paragraph" style:parent-style-name="Text_20_body" style:list-style-name="L13">
      <style:paragraph-properties fo:text-align="end" style:justify-single-word="false" style:writing-mode="rl-tb"/>
    </style:style>
    <style:style style:name="P37" style:family="paragraph" style:parent-style-name="Text_20_body" style:list-style-name="L13">
      <style:paragraph-properties fo:text-align="end" style:justify-single-word="false" style:writing-mode="rl-tb"/>
      <style:text-properties fo:font-size="15pt" style:font-size-asian="15pt" style:font-name-complex="Lohit Devanagari1" style:font-size-complex="15pt"/>
    </style:style>
    <style:style style:name="P38" style:family="paragraph" style:parent-style-name="Text_20_body" style:list-style-name="L14">
      <style:paragraph-properties fo:text-align="end" style:justify-single-word="false" style:writing-mode="rl-tb"/>
    </style:style>
    <style:style style:name="P39" style:family="paragraph" style:parent-style-name="Text_20_body" style:list-style-name="L14">
      <style:paragraph-properties fo:text-align="end" style:justify-single-word="false" style:writing-mode="rl-tb"/>
      <style:text-properties fo:font-size="15pt" style:font-size-asian="15pt" style:font-name-complex="Lohit Devanagari1" style:font-size-complex="15pt"/>
    </style:style>
    <style:style style:name="P40" style:family="paragraph" style:parent-style-name="Text_20_body" style:list-style-name="L15">
      <style:paragraph-properties fo:text-align="end" style:justify-single-word="false" style:writing-mode="rl-tb"/>
    </style:style>
    <style:style style:name="P41" style:family="paragraph" style:parent-style-name="Text_20_body" style:list-style-name="L15">
      <style:paragraph-properties fo:text-align="end" style:justify-single-word="false" style:writing-mode="rl-tb"/>
      <style:text-properties style:font-name="Lohit Devanagari1" fo:font-size="15pt" style:font-size-asian="15pt" style:font-name-complex="Lohit Devanagari1" style:font-size-complex="15pt"/>
    </style:style>
    <style:style style:name="P42" style:family="paragraph" style:parent-style-name="Text_20_body" style:list-style-name="L16">
      <style:paragraph-properties fo:text-align="end" style:justify-single-word="false" style:writing-mode="rl-tb"/>
    </style:style>
    <style:style style:name="P43" style:family="paragraph" style:parent-style-name="Text_20_body" style:list-style-name="L16">
      <style:paragraph-properties fo:text-align="end" style:justify-single-word="false" style:writing-mode="rl-tb"/>
      <style:text-properties style:font-name="Lohit Devanagari1" fo:font-size="15pt" style:font-size-asian="15pt" style:font-name-complex="Lohit Devanagari1" style:font-size-complex="15pt"/>
    </style:style>
    <style:style style:name="P44" style:family="paragraph" style:parent-style-name="Text_20_body" style:list-style-name="L17">
      <style:paragraph-properties fo:text-align="end" style:justify-single-word="false" style:writing-mode="rl-tb"/>
    </style:style>
    <style:style style:name="P45" style:family="paragraph" style:parent-style-name="Text_20_body" style:list-style-name="L18">
      <style:paragraph-properties fo:text-align="end" style:justify-single-word="false" style:writing-mode="rl-tb"/>
    </style:style>
    <style:style style:name="P46" style:family="paragraph" style:parent-style-name="Text_20_body" style:list-style-name="L19">
      <style:paragraph-properties style:writing-mode="lr-tb"/>
    </style:style>
    <style:style style:name="P47" style:family="paragraph" style:parent-style-name="Text_20_body" style:list-style-name="L19">
      <style:paragraph-properties style:writing-mode="lr-tb"/>
      <style:text-properties style:font-name="Lohit Devanagari1" fo:font-size="15pt" style:font-size-asian="15pt" style:font-size-complex="15pt"/>
    </style:style>
    <style:style style:name="P48" style:family="paragraph" style:parent-style-name="Heading_20_1">
      <style:paragraph-properties fo:text-align="end" style:justify-single-word="false" style:writing-mode="rl-tb"/>
      <style:text-properties fo:font-size="25pt" style:font-size-asian="25pt" style:font-size-complex="25pt"/>
    </style:style>
    <style:style style:name="P49" style:family="paragraph" style:parent-style-name="Table_20_Contents">
      <style:paragraph-properties fo:text-align="center" style:justify-single-word="false" style:writing-mode="rl-tb"/>
      <style:text-properties style:font-name="Lohit Devanagari1" fo:font-size="15pt" officeooo:rsid="00133b84" officeooo:paragraph-rsid="00133b84" style:font-size-asian="15pt" style:font-name-complex="Lohit Devanagari1" style:font-size-complex="15pt"/>
    </style:style>
    <style:style style:name="P50" style:family="paragraph" style:parent-style-name="Table_20_Contents">
      <style:text-properties fo:font-size="2pt" style:font-size-asian="2pt" style:font-size-complex="2pt"/>
    </style:style>
    <style:style style:name="P51" style:family="paragraph" style:parent-style-name="Standard">
      <style:paragraph-properties fo:text-align="end" style:justify-single-word="false" style:writing-mode="rl-tb"/>
      <style:text-properties fo:font-weight="normal" style:font-weight-asian="normal" style:font-weight-complex="normal"/>
    </style:style>
    <style:style style:name="P52" style:family="paragraph" style:parent-style-name="Standard" style:list-style-name="L20">
      <style:paragraph-properties fo:text-align="end" style:justify-single-word="false" style:writing-mode="rl-tb"/>
    </style:style>
    <style:style style:name="P53" style:family="paragraph" style:parent-style-name="Standard" style:list-style-name="L21">
      <style:paragraph-properties fo:text-align="end" style:justify-single-word="false" style:writing-mode="rl-tb"/>
    </style:style>
    <style:style style:name="P54" style:family="paragraph" style:parent-style-name="Standard" style:list-style-name="L22">
      <style:paragraph-properties fo:text-align="end" style:justify-single-word="false" style:writing-mode="rl-tb"/>
    </style:style>
    <style:style style:name="P55" style:family="paragraph" style:parent-style-name="Standard" style:list-style-name="L23">
      <style:paragraph-properties fo:text-align="end" style:justify-single-word="false" style:writing-mode="rl-tb"/>
    </style:style>
    <style:style style:name="P56" style:family="paragraph" style:parent-style-name="Standard" style:list-style-name="L24">
      <style:paragraph-properties fo:text-align="end" style:justify-single-word="false" style:writing-mode="rl-tb"/>
    </style:style>
    <style:style style:name="P57" style:family="paragraph" style:parent-style-name="Text_20_body" style:list-style-name="L25">
      <style:paragraph-properties fo:text-align="end" style:justify-single-word="false" style:writing-mode="rl-tb"/>
    </style:style>
    <style:style style:name="P58" style:family="paragraph" style:parent-style-name="Text_20_body" style:list-style-name="L26">
      <style:paragraph-properties fo:text-align="end" style:justify-single-word="false" style:writing-mode="rl-tb"/>
    </style:style>
    <style:style style:name="P59" style:family="paragraph" style:parent-style-name="Text_20_body" style:list-style-name="L27">
      <style:paragraph-properties style:writing-mode="lr-tb"/>
      <style:text-properties style:font-name="Lohit Devanagari1" fo:font-size="12pt" style:font-size-asian="12pt" style:font-size-complex="12pt"/>
    </style:style>
    <style:style style:name="P60" style:family="paragraph" style:parent-style-name="Text_20_body" style:list-style-name="L27">
      <style:paragraph-properties style:writing-mode="lr-tb"/>
    </style:style>
    <style:style style:name="P61" style:family="paragraph" style:parent-style-name="Standard">
      <style:paragraph-properties fo:text-align="end" style:justify-single-word="false" style:writing-mode="rl-tb"/>
      <style:text-properties style:font-name="Lohit Devanagari1" fo:font-size="15pt" fo:font-weight="normal" style:font-size-asian="15pt" style:font-weight-asian="normal" style:font-name-complex="Lohit Devanagari1" style:font-size-complex="15pt" style:font-weight-complex="normal"/>
    </style:style>
    <style:style style:name="P62" style:family="paragraph" style:parent-style-name="Text_20_body" style:list-style-name="L28">
      <style:paragraph-properties fo:text-align="end" style:justify-single-word="false" style:writing-mode="rl-tb"/>
    </style:style>
    <style:style style:name="P63" style:family="paragraph" style:parent-style-name="Text_20_body" style:list-style-name="L29">
      <style:paragraph-properties fo:text-align="end" style:justify-single-word="false" style:writing-mode="rl-tb"/>
    </style:style>
    <style:style style:name="P64" style:family="paragraph" style:parent-style-name="Text_20_body" style:list-style-name="L30">
      <style:paragraph-properties fo:text-align="end" style:justify-single-word="false" style:writing-mode="rl-tb"/>
    </style:style>
    <style:style style:name="P65" style:family="paragraph" style:parent-style-name="Text_20_body" style:list-style-name="L31">
      <style:paragraph-properties fo:text-align="end" style:justify-single-word="false" style:writing-mode="rl-tb"/>
    </style:style>
    <style:style style:name="P66" style:family="paragraph" style:parent-style-name="Text_20_body" style:list-style-name="L32">
      <style:paragraph-properties fo:text-align="end" style:justify-single-word="false" style:writing-mode="rl-tb"/>
    </style:style>
    <style:style style:name="P67" style:family="paragraph" style:parent-style-name="Text_20_body" style:list-style-name="L33">
      <style:paragraph-properties fo:text-align="end" style:justify-single-word="false" style:writing-mode="rl-tb"/>
    </style:style>
    <style:style style:name="P68" style:family="paragraph" style:parent-style-name="Standard">
      <style:paragraph-properties fo:text-align="start" style:justify-single-word="false" style:writing-mode="lr-tb"/>
      <style:text-properties style:font-name="Lohit Devanagari1" fo:font-size="15pt" fo:font-weight="normal" officeooo:rsid="000f236b" officeooo:paragraph-rsid="000f236b" style:font-size-asian="15pt" style:font-weight-asian="normal" style:font-name-complex="Lohit Devanagari1" style:font-size-complex="15pt" style:font-weight-complex="normal"/>
    </style:style>
    <style:style style:name="P69" style:family="paragraph" style:parent-style-name="Text_20_body" style:list-style-name="L34">
      <style:paragraph-properties fo:text-align="end" style:justify-single-word="false" style:writing-mode="rl-tb"/>
    </style:style>
    <style:style style:name="P70" style:family="paragraph" style:parent-style-name="Standard">
      <style:paragraph-properties fo:text-align="end" style:justify-single-word="false" style:writing-mode="rl-tb"/>
      <style:text-properties style:font-name="Lohit Devanagari1" fo:font-size="15pt" fo:font-weight="bold" officeooo:paragraph-rsid="00318d85" style:font-size-asian="15pt" style:font-weight-asian="bold" style:font-name-complex="Lohit Devanagari1" style:font-size-complex="15pt" style:font-weight-complex="bold"/>
    </style:style>
    <style:style style:name="P71" style:family="paragraph" style:parent-style-name="Text_20_body" style:list-style-name="L35">
      <style:paragraph-properties fo:text-align="end" style:justify-single-word="false" style:writing-mode="rl-tb"/>
    </style:style>
    <style:style style:name="P72" style:family="paragraph" style:parent-style-name="Text_20_body" style:list-style-name="L36">
      <style:paragraph-properties fo:text-align="end" style:justify-single-word="false" style:writing-mode="rl-tb"/>
    </style:style>
    <style:style style:name="P73" style:family="paragraph" style:parent-style-name="Text_20_body" style:list-style-name="L36">
      <style:paragraph-properties fo:text-align="end" style:justify-single-word="false" style:writing-mode="rl-tb"/>
      <style:text-properties style:font-name="Lohit Devanagari1" fo:font-size="15pt" style:font-size-asian="15pt" style:font-name-complex="Lohit Devanagari1" style:font-size-complex="15pt"/>
    </style:style>
    <style:style style:name="P74" style:family="paragraph" style:parent-style-name="Text_20_body" style:list-style-name="L37">
      <style:paragraph-properties fo:text-align="end" style:justify-single-word="false" style:writing-mode="rl-tb"/>
    </style:style>
    <style:style style:name="P75" style:family="paragraph" style:parent-style-name="Text_20_body" style:list-style-name="L37">
      <style:paragraph-properties fo:text-align="end" style:justify-single-word="false" style:writing-mode="rl-tb"/>
      <style:text-properties style:font-name="Lohit Devanagari1" fo:font-size="15pt" style:font-size-asian="15pt" style:font-name-complex="Lohit Devanagari1" style:font-size-complex="15pt"/>
    </style:style>
    <style:style style:name="P76" style:family="paragraph" style:parent-style-name="Text_20_body" style:list-style-name="L38">
      <style:paragraph-properties fo:text-align="end" style:justify-single-word="false" style:writing-mode="rl-tb"/>
      <style:text-properties officeooo:paragraph-rsid="001ba3e5"/>
    </style:style>
    <style:style style:name="P77" style:family="paragraph" style:parent-style-name="Text_20_body" style:list-style-name="L38">
      <style:paragraph-properties fo:text-align="end" style:justify-single-word="false" style:writing-mode="rl-tb"/>
    </style:style>
    <style:style style:name="P78" style:family="paragraph" style:parent-style-name="Text_20_body">
      <style:paragraph-properties fo:text-align="end" style:justify-single-word="false" style:writing-mode="rl-tb"/>
      <style:text-properties fo:font-size="15pt" officeooo:rsid="00157d99" officeooo:paragraph-rsid="00157d99" style:font-size-asian="13.1000003814697pt" style:font-size-complex="15pt"/>
    </style:style>
    <style:style style:name="P79" style:family="paragraph" style:parent-style-name="Text_20_body" style:list-style-name="L39">
      <style:paragraph-properties fo:text-align="end" style:justify-single-word="false" style:writing-mode="rl-tb"/>
    </style:style>
    <style:style style:name="P80" style:family="paragraph" style:parent-style-name="Text_20_body" style:list-style-name="L40">
      <style:paragraph-properties fo:text-align="end" style:justify-single-word="false" style:writing-mode="rl-tb"/>
    </style:style>
    <style:style style:name="P81" style:family="paragraph" style:parent-style-name="Text_20_body" style:list-style-name="L40">
      <style:paragraph-properties fo:text-align="end" style:justify-single-word="false" style:writing-mode="rl-tb"/>
      <style:text-properties style:font-name="Lohit Devanagari1" fo:font-size="15pt" style:font-size-asian="15pt" style:font-name-complex="Lohit Devanagari1" style:font-size-complex="15pt"/>
    </style:style>
    <style:style style:name="P82" style:family="paragraph" style:parent-style-name="Text_20_body" style:list-style-name="L41">
      <style:paragraph-properties fo:text-align="end" style:justify-single-word="false" style:writing-mode="rl-tb"/>
    </style:style>
    <style:style style:name="P83" style:family="paragraph" style:parent-style-name="Text_20_body" style:list-style-name="L41">
      <style:paragraph-properties fo:text-align="end" style:justify-single-word="false" style:writing-mode="rl-tb"/>
      <style:text-properties style:font-name="Lohit Devanagari1" fo:font-size="15pt" style:font-size-asian="15pt" style:font-name-complex="Lohit Devanagari1" style:font-size-complex="15pt"/>
    </style:style>
    <style:style style:name="P84" style:family="paragraph" style:parent-style-name="Text_20_body" style:list-style-name="L42">
      <style:paragraph-properties fo:text-align="end" style:justify-single-word="false" style:writing-mode="rl-tb"/>
    </style:style>
    <style:style style:name="P85" style:family="paragraph" style:parent-style-name="Text_20_body" style:list-style-name="L42">
      <style:paragraph-properties fo:text-align="end" style:justify-single-word="false" style:writing-mode="rl-tb"/>
      <style:text-properties style:font-name="Lohit Devanagari1" fo:font-size="15pt" style:font-size-asian="15pt" style:font-name-complex="Lohit Devanagari1" style:font-size-complex="15pt"/>
    </style:style>
    <style:style style:name="P86" style:family="paragraph" style:parent-style-name="Text_20_body" style:list-style-name="L43">
      <style:paragraph-properties fo:text-align="end" style:justify-single-word="false" style:writing-mode="rl-tb"/>
    </style:style>
    <style:style style:name="P87" style:family="paragraph" style:parent-style-name="Text_20_body" style:list-style-name="L43">
      <style:paragraph-properties fo:text-align="end" style:justify-single-word="false" style:writing-mode="rl-tb"/>
      <style:text-properties style:font-name="Lohit Devanagari1" fo:font-size="15pt" style:font-size-asian="15pt" style:font-name-complex="Lohit Devanagari1" style:font-size-complex="15pt"/>
    </style:style>
    <style:style style:name="P88" style:family="paragraph" style:parent-style-name="Text_20_body" style:list-style-name="L44">
      <style:paragraph-properties fo:text-align="end" style:justify-single-word="false" style:writing-mode="rl-tb"/>
    </style:style>
    <style:style style:name="P89" style:family="paragraph" style:parent-style-name="Text_20_body">
      <style:paragraph-properties fo:text-align="end" style:justify-single-word="false" style:writing-mode="rl-tb"/>
      <style:text-properties fo:font-size="15pt" style:font-size-asian="13.1000003814697pt" style:font-size-complex="15pt"/>
    </style:style>
    <style:style style:name="P90" style:family="paragraph" style:parent-style-name="Standard" style:list-style-name="L45">
      <style:paragraph-properties fo:text-align="end" style:justify-single-word="false" style:writing-mode="rl-tb"/>
    </style:style>
    <style:style style:name="P91" style:family="paragraph" style:parent-style-name="Standard" style:list-style-name="L46">
      <style:paragraph-properties fo:text-align="end" style:justify-single-word="false" style:writing-mode="rl-tb"/>
    </style:style>
    <style:style style:name="P92" style:family="paragraph" style:parent-style-name="Standard" style:list-style-name="L47">
      <style:paragraph-properties fo:text-align="end" style:justify-single-word="false" style:writing-mode="rl-tb"/>
    </style:style>
    <style:style style:name="P93" style:family="paragraph" style:parent-style-name="Standard" style:list-style-name="L48">
      <style:paragraph-properties fo:text-align="end" style:justify-single-word="false" style:writing-mode="rl-tb"/>
    </style:style>
    <style:style style:name="P94" style:family="paragraph" style:parent-style-name="Standard" style:list-style-name="L49">
      <style:paragraph-properties fo:text-align="end" style:justify-single-word="false" style:writing-mode="rl-tb"/>
    </style:style>
    <style:style style:name="P95" style:family="paragraph" style:parent-style-name="Standard" style:list-style-name="L50">
      <style:paragraph-properties fo:text-align="end" style:justify-single-word="false" style:writing-mode="rl-tb"/>
    </style:style>
    <style:style style:name="P96" style:family="paragraph" style:parent-style-name="Text_20_body">
      <style:paragraph-properties fo:text-align="end" style:justify-single-word="false" style:writing-mode="rl-tb"/>
      <style:text-properties fo:font-size="15pt" fo:font-weight="normal" style:font-size-asian="13.1000003814697pt" style:font-weight-asian="normal" style:font-size-complex="15pt" style:font-weight-complex="normal"/>
    </style:style>
    <style:style style:name="P97" style:family="paragraph" style:parent-style-name="Standard">
      <style:paragraph-properties fo:text-align="end" style:justify-single-word="false" style:writing-mode="rl-tb"/>
      <style:text-properties officeooo:paragraph-rsid="008263dd"/>
    </style:style>
    <style:style style:name="P98" style:family="paragraph" style:parent-style-name="Standard">
      <style:paragraph-properties fo:text-align="end" style:justify-single-word="false" style:writing-mode="rl-tb"/>
      <style:text-properties fo:font-size="15pt" fo:font-weight="normal" officeooo:paragraph-rsid="008263dd" style:font-size-asian="13.1000003814697pt" style:font-weight-asian="normal" style:font-size-complex="15pt" style:font-weight-complex="normal"/>
    </style:style>
    <style:style style:name="P99" style:family="paragraph" style:parent-style-name="Text_20_body">
      <style:paragraph-properties fo:text-align="end" style:justify-single-word="false" style:writing-mode="rl-tb"/>
      <style:text-properties fo:font-size="15pt" fo:font-weight="normal" officeooo:paragraph-rsid="008263dd" style:font-size-asian="13.1000003814697pt" style:font-weight-asian="normal" style:font-size-complex="15pt" style:font-weight-complex="normal"/>
    </style:style>
    <style:style style:name="P100" style:family="paragraph" style:parent-style-name="Text_20_body" style:list-style-name="L51">
      <style:paragraph-properties fo:text-align="end" style:justify-single-word="false" style:writing-mode="rl-tb"/>
    </style:style>
    <style:style style:name="P101" style:family="paragraph" style:parent-style-name="Standard">
      <style:paragraph-properties fo:text-align="end" style:justify-single-word="false" style:writing-mode="rl-tb"/>
      <style:text-properties style:font-name="Lohit Devanagari1" fo:font-size="12pt" fo:font-weight="normal" officeooo:paragraph-rsid="008263dd" style:font-size-asian="12pt" style:font-weight-asian="normal" style:font-name-complex="Lohit Devanagari1" style:font-size-complex="12pt" style:font-weight-complex="normal"/>
    </style:style>
    <style:style style:name="P102" style:family="paragraph" style:parent-style-name="Text_20_body" style:list-style-name="L52">
      <style:paragraph-properties fo:text-align="end" style:justify-single-word="false" style:writing-mode="rl-tb"/>
    </style:style>
    <style:style style:name="P103" style:family="paragraph" style:parent-style-name="Text_20_body" style:list-style-name="L53">
      <style:paragraph-properties fo:text-align="end" style:justify-single-word="false" style:writing-mode="rl-tb"/>
    </style:style>
    <style:style style:name="P104" style:family="paragraph" style:parent-style-name="Text_20_body" style:list-style-name="L53">
      <style:paragraph-properties fo:text-align="end" style:justify-single-word="false" style:writing-mode="rl-tb"/>
      <style:text-properties officeooo:paragraph-rsid="006efdf2"/>
    </style:style>
    <style:style style:name="P105" style:family="paragraph" style:parent-style-name="Text_20_body" style:list-style-name="L54">
      <style:paragraph-properties fo:text-align="end" style:justify-single-word="false" style:writing-mode="rl-tb"/>
    </style:style>
    <style:style style:name="P106" style:family="paragraph" style:parent-style-name="Text_20_body" style:list-style-name="L55">
      <style:paragraph-properties fo:text-align="end" style:justify-single-word="false" style:writing-mode="rl-tb"/>
    </style:style>
    <style:style style:name="P107" style:family="paragraph" style:parent-style-name="Text_20_body" style:list-style-name="L56">
      <style:paragraph-properties fo:text-align="end" style:justify-single-word="false" style:writing-mode="rl-tb"/>
    </style:style>
    <style:style style:name="P108" style:family="paragraph" style:parent-style-name="Text_20_body" style:list-style-name="L57">
      <style:paragraph-properties fo:text-align="end" style:justify-single-word="false" style:writing-mode="rl-tb"/>
    </style:style>
    <style:style style:name="T1" style:family="text">
      <style:text-properties fo:font-size="25pt" style:font-size-asian="25pt" style:font-size-complex="25pt"/>
    </style:style>
    <style:style style:name="T2" style:family="text">
      <style:text-properties style:font-name="Lohit Devanagari1" fo:font-size="15pt" style:font-size-asian="15pt" style:font-name-complex="Lohit Devanagari1" style:font-size-complex="15pt"/>
    </style:style>
    <style:style style:name="T3" style:family="text">
      <style:text-properties officeooo:rsid="0071e5a5"/>
    </style:style>
    <style:style style:name="T4" style:family="text">
      <style:text-properties fo:font-size="15pt" officeooo:rsid="000f236b" style:font-size-asian="13.1000003814697pt" style:font-size-complex="15pt"/>
    </style:style>
    <style:style style:name="T5" style:family="text">
      <style:text-properties fo:font-size="15pt" officeooo:rsid="007d5629" style:font-size-asian="13.1000003814697pt" style:font-size-complex="15pt"/>
    </style:style>
    <style:style style:name="T6" style:family="text">
      <style:text-properties style:font-name="Lohit Devanagari1" fo:font-size="15pt" fo:font-weight="normal" officeooo:rsid="007eaefa" style:font-size-asian="15pt" style:font-weight-asian="normal" style:font-name-complex="Lohit Devanagari1" style:font-size-complex="15pt" style:font-weight-complex="normal"/>
    </style:style>
    <style:style style:name="T7" style:family="text">
      <style:text-properties style:font-name="Lohit Devanagari1" fo:font-size="15pt" fo:font-weight="normal" style:font-size-asian="15pt" style:font-weight-asian="normal" style:font-name-complex="Lohit Devanagari1" style:font-size-complex="15pt" style:font-weight-complex="normal"/>
    </style:style>
    <style:style style:name="T8" style:family="text">
      <style:text-properties style:font-name="Lohit Devanagari1" fo:font-size="15pt" officeooo:rsid="0080c2c0" style:font-size-asian="15pt" style:font-name-complex="Lohit Devanagari1" style:font-size-complex="15pt"/>
    </style:style>
    <style:style style:name="T9" style:family="text">
      <style:text-properties officeooo:rsid="0080c2c0"/>
    </style:style>
    <style:style style:name="T10" style:family="text">
      <style:text-properties officeooo:rsid="0025c716"/>
    </style:style>
    <style:style style:name="T11" style:family="text">
      <style:text-properties fo:font-weight="bold" style:font-weight-asian="bold" style:font-weight-complex="bold"/>
    </style:style>
    <style:style style:name="T12" style:family="text">
      <style:text-properties style:font-name="Lohit Devanagari1" fo:font-size="12pt" style:font-size-asian="12pt" style:font-name-complex="Lohit Devanagari1" style:font-size-complex="12pt"/>
    </style:style>
    <style:style style:name="T13" style:family="text">
      <style:text-properties style:font-name="Lohit Devanagari1" fo:font-size="12pt" style:text-underline-style="solid" style:text-underline-width="auto" style:text-underline-color="font-color" style:font-size-asian="12pt" style:font-size-complex="12pt"/>
    </style:style>
    <style:style style:name="T14" style:family="text">
      <style:text-properties fo:font-size="12pt" style:font-size-asian="12pt" style:font-size-complex="12pt"/>
    </style:style>
    <style:style style:name="T15" style:family="text">
      <style:text-properties style:font-name="Lohit Devanagari1"/>
    </style:style>
    <style:style style:name="T16" style:family="text">
      <style:text-properties fo:font-size="15pt" style:font-size-asian="15pt" style:font-name-complex="Lohit Devanagari1" style:font-size-complex="15pt"/>
    </style:style>
    <style:style style:name="T17" style:family="text">
      <style:text-properties style:font-name="Lohit Devanagari1" style:font-name-complex="Lohit Devanagari1"/>
    </style:style>
    <style:style style:name="T18" style:family="text">
      <style:text-properties style:font-name="Lohit Devanagari1" fo:font-weight="bold" style:font-weight-asian="bold" style:font-name-complex="Lohit Devanagari1" style:font-weight-complex="bold"/>
    </style:style>
    <style:style style:name="T19" style:family="text">
      <style:text-properties style:font-name="Lohit Devanagari1" fo:font-size="12pt" style:font-size-asian="12pt" style:font-size-complex="12pt"/>
    </style:style>
    <style:style style:name="T20" style:family="text">
      <style:text-properties officeooo:rsid="0072430b"/>
    </style:style>
    <style:style style:name="T21" style:family="text">
      <style:text-properties style:font-name="Lohit Devanagari1" fo:font-size="15pt" fo:font-weight="bold" style:font-size-asian="15pt" style:font-weight-asian="bold" style:font-name-complex="Lohit Devanagari1" style:font-size-complex="15pt" style:font-weight-complex="bold"/>
    </style:style>
    <style:style style:name="T22" style:family="text">
      <style:text-properties style:font-name="Lohit Devanagari1" fo:font-size="15pt" fo:font-weight="bold" officeooo:rsid="0072430b" style:font-size-asian="15pt" style:font-weight-asian="bold" style:font-name-complex="Lohit Devanagari1" style:font-size-complex="15pt" style:font-weight-complex="bold"/>
    </style:style>
    <style:style style:name="T23" style:family="text">
      <style:text-properties style:font-name="Lohit Devanagari1" fo:font-size="15pt" fo:font-weight="bold" officeooo:rsid="00522d64" style:font-size-asian="15pt" style:font-weight-asian="bold" style:font-name-complex="Lohit Devanagari1" style:font-size-complex="15pt" style:font-weight-complex="bold"/>
    </style:style>
    <style:style style:name="T24" style:family="text">
      <style:text-properties fo:font-weight="bold" officeooo:rsid="00522d64" style:font-weight-asian="bold" style:font-weight-complex="bold"/>
    </style:style>
    <style:style style:name="T25" style:family="text">
      <style:text-properties officeooo:rsid="00563fab"/>
    </style:style>
    <style:style style:name="T26" style:family="text">
      <style:text-properties style:font-name="Lohit Devanagari1" style:font-size-asian="15pt" style:font-name-complex="Lohit Devanagari1"/>
    </style:style>
    <style:style style:name="T27" style:family="text">
      <style:text-properties fo:font-size="25pt" officeooo:rsid="0077507b" style:font-size-asian="25pt" style:font-size-complex="25pt"/>
    </style:style>
    <style:style style:name="T28" style:family="text">
      <style:text-properties style:font-name="Lohit Devanagari1" fo:font-size="15pt" officeooo:rsid="0077507b" style:font-size-asian="15pt" style:font-name-complex="Lohit Devanagari1" style:font-size-complex="15pt"/>
    </style:style>
    <style:style style:name="T29" style:family="text">
      <style:text-properties style:font-name="Lohit Devanagari1" fo:font-size="15pt" officeooo:rsid="00761f2c" style:font-size-asian="15pt" style:font-name-complex="Lohit Devanagari1" style:font-size-complex="15pt"/>
    </style:style>
    <style:style style:name="T30" style:family="text">
      <style:text-properties style:font-name="Lohit Devanagari1" fo:font-size="15pt" officeooo:rsid="0078f8af" style:font-size-asian="15pt" style:font-name-complex="Lohit Devanagari1" style:font-size-complex="15pt"/>
    </style:style>
    <style:style style:name="T31" style:family="text">
      <style:text-properties style:font-name="Lohit Devanagari1" officeooo:rsid="0078f8af" style:font-name-complex="Lohit Devanagari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h text:style-name="P2" text:outline-level="1">الطاقة التقليدية والطاقة المتجددة</text:h>
      <text:p text:style-name="P3"/>
      <text:p text:style-name="P3"/>
      <text:p text:style-name="P3"/>
      <text:p text:style-name="P3"/>
      <text:p text:style-name="P3"/>
      <text:p text:style-name="P3"/>
      <text:p text:style-name="P3"/>
      <text:p text:style-name="P3"/>
      <text:h text:style-name="P4" text:outline-level="1"><text:soft-page-break/>المشاركين فى عمل التقرير</text:h>
      <text:p text:style-name="P5"/>
      <text:p text:style-name="P6"/>
      <text:p text:style-name="P6"/>
      <text:p text:style-name="P6"/>
      <text:p text:style-name="P6"/>
      <text:p text:style-name="P6"/>
      <text:p text:style-name="P6"/>
      <text:p text:style-name="P6"/>
      <text:p text:style-name="P6"/>
      <text:p text:style-name="P6"/>
      <text:p text:style-name="P6">الاسم الاول : كريم أسامة السيد عبد الرحمن</text:p>
      <text:p text:style-name="P6">رقم الجلوس : 6347</text:p>
      <text:p text:style-name="P6"/>
      <text:p text:style-name="P6">الاسم الثانى : مصطفى المهدى أحمد عطوة</text:p>
      <text:p text:style-name="P6">رقم الجلوس : 6364</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 text:outline-level="1"><text:soft-page-break/><text:span text:style-name="Strong_20_Emphasis"><text:span text:style-name="T1">فهرس التقرير: الطاقة التقليدية والطاقة المتجددة</text:span></text:span></text:h>
      <text:p text:style-name="P8"><text:span text:style-name="Strong_20_Emphasis"><text:span text:style-name="T2">الباب الأول: مقدمة عامة</text:span></text:span><text:span text:style-name="T2"><text:line-break/>1.1 تعريف الطاقة<text:line-break/>1.2 أهمية الطاقة في حياتنا اليومية<text:line-break/>1.3 لمحة تاريخية عن استخدام الطاقة<text:line-break/>1.4 أهداف التقرير</text:span></text:p>
      <text:p text:style-name="P9"><text:span text:style-name="Strong_20_Emphasis"/></text:p>
      <text:p text:style-name="P9"><text:span text:style-name="Strong_20_Emphasis">الباب الثاني: الطاقة التقليدية (غير المتجددة)</text:span><text:line-break/>2.1 تعريف الطاقة التقليدية<text:line-break/>2.2 أنواع الطاقة التقليدية<text:line-break/>  - الفحم<text:line-break/>  - النفط<text:line-break/>  - الغاز الطبيعي<text:line-break/>2.3 مميزات الطاقة التقليدية<text:line-break/>2.4 عيوب ومخاطر الطاقة التقليدية<text:line-break/>2.5 الأثر البيئي للطاقة التقليدية<text:line-break/>2.6 مستقبل الطاقة التقليدية</text:p>
      <text:p text:style-name="P9"/>
      <text:p text:style-name="P9"><text:span text:style-name="Strong_20_Emphasis">الباب الثالث: الطاقة المتجددة</text:span><text:line-break/>3.1 تعريف الطاقة المتجددة<text:line-break/>3.2 أنواع الطاقة المتجددة<text:line-break/>  - الطاقة الشمسية<text:line-break/>  - طاقة الرياح<text:line-break/>  - الطاقة الكهرومائية<text:line-break/>  - طاقة الكتلة الحيوية<text:line-break/>  - الطاقة الحرارية الجوفية<text:line-break/>3.3 مميزات الطاقة المتجددة<text:line-break/>3.4 التحديات التي تواجه الطاقة المتجددة<text:line-break/>3.5 الأثر البيئي للطاقة المتجددة<text:line-break/>3.6 مستقبل الطاقة المتجددة</text:p>
      <text:p text:style-name="P9"/>
      <text:p text:style-name="P9"><text:span text:style-name="Strong_20_Emphasis"/></text:p>
      <text:p text:style-name="P9"><text:soft-page-break/><text:span text:style-name="Strong_20_Emphasis">الباب الرابع: مقارنة بين الطاقة التقليدية والمتجددة</text:span><text:line-break/>4.1 ‫جدول‬ ‫ المقارن‬<text:span text:style-name="T3">ة</text:span> ‫ب<text:span text:style-name="T3">ين</text:span> الطاق<text:span text:style-name="T3">ة </text:span>التقليدي<text:span text:style-name="T3">ة </text:span>و المتجددة‬<text:line-break/>4.2 تحليل‬ ‫المقارن‬<text:span text:style-name="T3">ة</text:span><text:line-break/>4.3 <text:span text:style-name="T3">التحديات التى تواجه الطاقة المتجددة مقارنة بالطاقة التقليدية</text:span><text:line-break/>4.4 ال<text:span text:style-name="T3">توجهات العالمية</text:span><text:line-break/>4.5 ‫توقعات‬ ‫<text:span text:style-name="T3">المستقبل و التطورات التكنولوجية</text:span></text:p>
      <text:p text:style-name="P9"/>
      <text:p text:style-name="P9"><text:span text:style-name="Strong_20_Emphasis">الباب الخامس: دراسات حالة</text:span><text:line-break/>5.1 ألمانيا والتحول للطاقة المتجددة<text:line-break/>5.2 السعودية ومشاريع الطاقة التقليدية والنووية<text:line-break/>5.3 مصر والطاقة الشمسية (مشروع بنبان كمثال)<text:line-break/>5.4 الصين وتنوع مصادر الطاقة<text:line-break/>5.5 دراسة حالة عن مزيج الطاقة في دولة نامية</text:p>
      <text:p text:style-name="P9"/>
      <text:p text:style-name="P9"><text:span text:style-name="Strong_20_Emphasis">الباب السادس: التحول العالمي نحو الطاقة المتجددة</text:span><text:line-break/>6.1 اتفاقيات دولية (اتفاق باريس، أهداف التنمية المستدامة)<text:line-break/>6.2 الابتكارات والتكنولوجيا الحديثة في مجال الطاقة<text:line-break/>6.3 دور الحكومات والمؤسسات<text:line-break/>6.4 الاقتصاد الأخضر والطاقة</text:p>
      <text:p text:style-name="P9"/>
      <text:p text:style-name="P8"><text:span text:style-name="Strong_20_Emphasis"><text:span text:style-name="T2">الباب السابع: التحديات والفرص</text:span></text:span></text:p>
      <text:p text:style-name="P10">7.1 التحديات التقنية والبيئية<text:line-break/>7.2 التحديات الاقتصادية والاستثمارية<text:line-break/>7.3 التحديات السياسية والتشريعية<text:line-break/>7.4 فرص العمل والنمو الاقتصادي<text:line-break/>7.5 فرص الابتكار وريادة الأعمال</text:p>
      <text:p text:style-name="P9"/>
      <text:p text:style-name="P11"><text:span text:style-name="Strong_20_Emphasis"><text:span text:style-name="T4">الباب </text:span></text:span><text:span text:style-name="Strong_20_Emphasis"><text:span text:style-name="T5">الثامن</text:span></text:span><text:span text:style-name="Strong_20_Emphasis"><text:span text:style-name="T4">: الاقتصاد والطاقة: التحديات والفرص</text:span></text:span></text:p>
      <text:p text:style-name="P8"><text:span text:style-name="Strong_20_Emphasis"><text:span text:style-name="T6">8</text:span></text:span><text:span text:style-name="Strong_20_Emphasis"><text:span text:style-name="T7">.2 العلاقة بين الاقتصاد والطاقة</text:span></text:span></text:p>
      <text:p text:style-name="P8"><text:span text:style-name="Strong_20_Emphasis"><text:span text:style-name="T6">8</text:span></text:span><text:span text:style-name="Strong_20_Emphasis"><text:span text:style-name="T7">.3 التحديات الاقتصادية المرتبطة بالطاقة</text:span></text:span></text:p>
      <text:p text:style-name="P8"><text:span text:style-name="Strong_20_Emphasis"><text:span text:style-name="T6">8</text:span></text:span><text:span text:style-name="Strong_20_Emphasis"><text:span text:style-name="T7">.4 الفرص الاقتصادية الناتجة عن التحول إلى الطاقة المتجددة</text:span></text:span></text:p>
      <text:p text:style-name="P8"><text:span text:style-name="Strong_20_Emphasis"><text:span text:style-name="T6">8</text:span></text:span><text:span text:style-name="Strong_20_Emphasis"><text:span text:style-name="T7">.5 دور الحكومات في تحفيز الاقتصاد الأخضر</text:span></text:span></text:p>
      <text:p text:style-name="P8"><text:span text:style-name="Strong_20_Emphasis"><text:span text:style-name="T6">8</text:span></text:span><text:span text:style-name="Strong_20_Emphasis"><text:span text:style-name="T7">.6 التحديات التي تواجه الاقتصاد الأخضر في الدول النامية</text:span></text:span></text:p>
      <text:p text:style-name="P8"><text:soft-page-break/><text:span text:style-name="Strong_20_Emphasis"><text:span text:style-name="T6">8</text:span></text:span><text:span text:style-name="Strong_20_Emphasis"><text:span text:style-name="T7">.7 دور الطاقة المتجددة في تحقيق التنمية المستدامة</text:span></text:span></text:p>
      <text:p text:style-name="P8"><text:span text:style-name="Strong_20_Emphasis"><text:span text:style-name="T6">8</text:span></text:span><text:span text:style-name="Strong_20_Emphasis"><text:span text:style-name="T7">.8 مستقبل الطاقة والاقتصاد</text:span></text:span></text:p>
      <text:p text:style-name="P12"><text:span text:style-name="Strong_20_Emphasis"><text:span text:style-name="T2"/></text:span></text:p>
      <text:p text:style-name="P8"><text:span text:style-name="Strong_20_Emphasis"><text:span text:style-name="T2">الباب </text:span></text:span><text:span text:style-name="Strong_20_Emphasis"><text:span text:style-name="T8">التاسع</text:span></text:span><text:span text:style-name="Strong_20_Emphasis"><text:span text:style-name="T2">: التوصيات والخاتمة</text:span></text:span></text:p>
      <text:p text:style-name="P10"><text:span text:style-name="T9">9</text:span>.1 التوصيات<text:line-break/><text:span text:style-name="T9">9</text:span>.1.1 تعزيز الاستثمار في الطاقة المتجددة<text:line-break/><text:span text:style-name="T9">9</text:span>.1.2 تطوير البنية التحتية الذكية للطاقة<text:line-break/><text:span text:style-name="T9">9</text:span>.1.3 زيادة الوعي المجتمعي<text:line-break/><text:span text:style-name="T9">9</text:span>.1.4 دعم البحث العلمي والابتكار<text:line-break/><text:span text:style-name="T9">9</text:span>.1.5 تطوير الأطر القانونية والتنظيمية<text:line-break/><text:span text:style-name="T9">9</text:span>.1.6 الاهتمام بالتكامل الإقليمي</text:p>
      <text:p text:style-name="P10"><text:span text:style-name="T9">9</text:span>.2 الخاتمة</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3" text:outline-level="1" text:is-list-header="true"><text:soft-page-break/><text:span text:style-name="Strong_20_Emphasis"><text:span text:style-name="T1">الباب الأول: مقدمة عامة</text:span></text:span></text:h>
      <text:p text:style-name="P14">1.1 تعريف الطاقة</text:p>
      <text:p text:style-name="P15">الطاقة هي مفهوم فيزيائي يشير إلى القدرة على إحداث تغيير أو تنفيذ عمل. ومن منظور عملي، فإن الطاقة هي المحرك الأساسي للحياة العصرية، إذ لا يمكننا تصور الحياة دون وجود مصدر طاقة يساعدنا على إنجاز مهامنا اليومية. وتختلف صور الطاقة بحسب طبيعتها، منها:</text:p>
      <text:list text:style-name="L1">
        <text:list-item>
          <text:p text:style-name="P16"><text:span text:style-name="Strong_20_Emphasis"><text:span text:style-name="T2">الطاقة الحركية</text:span></text:span><text:span text:style-name="T2">: المرتبطة بحركة الأجسام.</text:span></text:p>
        </text:list-item>
        <text:list-item>
          <text:p text:style-name="P16"><text:span text:style-name="Strong_20_Emphasis"><text:span text:style-name="T2">الطاقة الكامنة</text:span></text:span><text:span text:style-name="T2">: المختزنة داخل الأجسام بفعل الجاذبية أو المرونة.</text:span></text:p>
        </text:list-item>
        <text:list-item>
          <text:p text:style-name="P16"><text:span text:style-name="Strong_20_Emphasis"><text:span text:style-name="T2">الطاقة الكهربائية</text:span></text:span><text:span text:style-name="T2">: التي تنقل عبر الأسلاك وتشغل منازلنا ومؤسساتنا.</text:span></text:p>
        </text:list-item>
        <text:list-item>
          <text:p text:style-name="P16"><text:span text:style-name="Strong_20_Emphasis"><text:span text:style-name="T2">الطاقة الحرارية</text:span></text:span><text:span text:style-name="T2">: الناتجة من الاحتراق أو العمليات الكيميائية.</text:span></text:p>
        </text:list-item>
        <text:list-item>
          <text:p text:style-name="P16"><text:span text:style-name="Strong_20_Emphasis"><text:span text:style-name="T2">الطاقة الكيميائية</text:span></text:span><text:span text:style-name="T2">: المخزنة في الوقود والأطعمة.</text:span></text:p>
        </text:list-item>
      </text:list>
      <text:p text:style-name="P17">ويُعدّ فهم هذه الأشكال المختلفة من الطاقة حجر الأساس لفهم كيفية عمل أنظمتنا البيئية والصناعية والاقتصادية.</text:p>
      <text:p text:style-name="P18"/>
      <text:p text:style-name="P14">1.2 أهمية الطاقة في حياتنا اليومية</text:p>
      <text:p text:style-name="P17">تتجلى أهمية الطاقة في كل مظاهر الحياة. لا تقتصر أهمية الطاقة على كونها مشغلة للأجهزة الكهربائية فقط، بل تمتد إلى كونها عنصراً محورياً في الأمن القومي، والتنمية المستدامة، والتعليم، والرعاية الصحية. فعلى سبيل المثال:</text:p>
      <text:list text:style-name="L2">
        <text:list-item>
          <text:p text:style-name="P19"><text:span text:style-name="Strong_20_Emphasis"><text:span text:style-name="T2">في قطاع الصحة</text:span></text:span><text:span text:style-name="T2">: تُستخدم الطاقة لتشغيل الأجهزة الطبية، وإنارة المستشفيات، وحفظ الأدوية في درجات حرارة مناسبة.</text:span></text:p>
        </text:list-item>
        <text:list-item>
          <text:p text:style-name="P19"><text:span text:style-name="Strong_20_Emphasis"><text:span text:style-name="T2">في التعليم</text:span></text:span><text:span text:style-name="T2">: تُمكن الطاقة المؤسسات التعليمية من العمل عبر الإنارة، وتشغيل أجهزة الحاسوب، والمختبرات.</text:span></text:p>
        </text:list-item>
        <text:list-item>
          <text:p text:style-name="P19"><text:span text:style-name="Strong_20_Emphasis"><text:span text:style-name="T2">في الاقتصاد</text:span></text:span><text:span text:style-name="T2">: تُستخدم الطاقة في تشغيل المصانع، الآلات، خطوط الإنتاج، وأنظمة النقل والتوزيع.</text:span></text:p>
        </text:list-item>
        <text:list-item>
          <text:p text:style-name="P19"><text:span text:style-name="Strong_20_Emphasis"><text:span text:style-name="T2">في المنازل</text:span></text:span><text:span text:style-name="T2">: لتدفئة المياه، تشغيل الثلاجات، الإنارة، والطبخ.</text:span></text:p>
        </text:list-item>
      </text:list>
      <text:p text:style-name="P17">لذلك فإن توفر الطاقة بشكل مستقر وآمن هو أحد أعمدة بناء مجتمع حضاري مزدهر.</text:p>
      <text:p text:style-name="P10"><text:soft-page-break/></text:p>
      <text:p text:style-name="P14">1.3 لمحة تاريخية عن استخدام الطاقة</text:p>
      <text:p text:style-name="P17">منذ فجر التاريخ، سعى الإنسان إلى استغلال الموارد الطبيعية لإنتاج الطاقة. ويمكن تقسيم تطور استخدام الطاقة إلى مراحل زمنية مميزة:</text:p>
      <text:list text:style-name="L3">
        <text:list-item>
          <text:p text:style-name="P20"><text:span text:style-name="Strong_20_Emphasis"><text:span text:style-name="T2">العصور البدائية</text:span></text:span><text:span text:style-name="T2">: استخدم الإنسان النار التي تم الحصول عليها من الخشب للطهي والتدفئة، وكانت المصدر الوحيد للطاقة.</text:span></text:p>
        </text:list-item>
        <text:list-item>
          <text:p text:style-name="P20"><text:span text:style-name="Strong_20_Emphasis"><text:span text:style-name="T2">الثورة الزراعية</text:span></text:span><text:span text:style-name="T2">: بدأ الإنسان يستعمل طاقة الحيوانات مثل الثيران والحمير في جر المحاريث والنقل.</text:span></text:p>
        </text:list-item>
        <text:list-item>
          <text:p text:style-name="P20"><text:span text:style-name="Strong_20_Emphasis"><text:span text:style-name="T2">الثورة الصناعية</text:span></text:span><text:span text:style-name="T2">: مع اكتشاف الفحم، بدأ الإنسان في تشغيل الآلات بالبخار، وتغيرت طبيعة الإنتاج والصناعة جذريًا.</text:span></text:p>
        </text:list-item>
        <text:list-item>
          <text:p text:style-name="P20"><text:span text:style-name="Strong_20_Emphasis"><text:span text:style-name="T2">القرن العشرون</text:span></text:span><text:span text:style-name="T2">: شهد الاعتماد الكبير على النفط والغاز الطبيعي، مما أدى إلى نمو اقتصادي ضخم، لكنه كان على حساب البيئة.</text:span></text:p>
        </text:list-item>
        <text:list-item>
          <text:p text:style-name="P20"><text:span text:style-name="Strong_20_Emphasis"><text:span text:style-name="T2">القرن الحادي والعشرون</text:span></text:span><text:span text:style-name="T2">: أصبح التوجه نحو الطاقة المتجددة هو الهدف العالمي لمواجهة تغير المناخ واستدامة الموارد.</text:span></text:p>
        </text:list-item>
      </text:list>
      <text:p text:style-name="P17">هذا التسلسل التاريخي يوضح أن الطاقة لم تكن فقط أداة لخدمة الإنسان، بل كانت دائماً عاملًا محركًا للتغيير الحضاري والاقتصادي.</text:p>
      <text:p text:style-name="P10"/>
      <text:p text:style-name="P14">1.4 أهداف التقرير</text:p>
      <text:p text:style-name="P17">يأتي هذا التقرير في وقت يشهد فيه العالم تحولات جذرية في كيفية إنتاج واستهلاك الطاقة. ولذلك، يسعى التقرير إلى تحقيق الأهداف التالية:</text:p>
      <text:list text:style-name="L4">
        <text:list-item>
          <text:p text:style-name="P21"><text:span text:style-name="Strong_20_Emphasis"><text:span text:style-name="T2">شرح المفاهيم الأساسية للطاقة</text:span></text:span><text:span text:style-name="T2"> مع تصنيفها إلى طاقة تقليدية ومتجددة.</text:span></text:p>
        </text:list-item>
        <text:list-item>
          <text:p text:style-name="P21"><text:span text:style-name="Strong_20_Emphasis"><text:span text:style-name="T2">تحليل مزايا وعيوب كل نوع من الطاقة</text:span></text:span><text:span text:style-name="T2"> بناءً على الكفاءة، التأثير البيئي، والتكلفة.</text:span></text:p>
        </text:list-item>
        <text:list-item>
          <text:p text:style-name="P21"><text:span text:style-name="Strong_20_Emphasis"><text:span text:style-name="T2">مقارنة منهجية بين النوعين</text:span></text:span><text:span text:style-name="T2"> من حيث الاستخدامات والمستقبل.</text:span></text:p>
        </text:list-item>
        <text:list-item>
          <text:p text:style-name="P21"><text:span text:style-name="Strong_20_Emphasis"><text:span text:style-name="T2">عرض تجارب دولية متنوعة</text:span></text:span><text:span text:style-name="T2"> توضح كيف يمكن للدول أن تعتمد على الطاقة المستدامة كمصدر رئيسي.</text:span></text:p>
        </text:list-item>
        <text:list-item>
          <text:p text:style-name="P21"><text:span text:style-name="Strong_20_Emphasis"><text:span text:style-name="T2">اقتراح توصيات عملية</text:span></text:span><text:span text:style-name="T2"> تساعد صناع القرار في رسم سياسات طاقة أكثر استدامة.</text:span></text:p>
        </text:list-item>
      </text:list>
      <text:p text:style-name="P17"><text:soft-page-break/>من خلال هذه الأهداف، يُقدم التقرير أداة علمية لفهم التحديات والفرص الكامنة في مجال الطاقة العالمي.</text:p>
      <text:p text:style-name="P10"/>
      <text:p text:style-name="P10"/>
      <text:p text:style-name="P8"><text:span text:style-name="T2">📚 </text:span><text:span text:style-name="Strong_20_Emphasis"><text:span text:style-name="T2">المصدر</text:span></text:span><text:span text:style-name="T2">:</text:span></text:p>
      <text:list text:style-name="L5">
        <text:list-item>
          <text:p text:style-name="P22"><text:span text:style-name="T2">International Energy Agency (IEA): </text:span><text:a xlink:type="simple" xlink:href="https://www.iea.org/" office:target-frame-name="_new" xlink:show="replace" text:style-name="Internet_20_link" text:visited-style-name="Visited_20_Internet_20_Link"><text:span text:style-name="T2">https://www.iea.org</text:span></text:a></text:p>
        </text:list-item>
        <text:list-item>
          <text:p text:style-name="P22"><text:span text:style-name="T2">Britannica: </text:span><text:a xlink:type="simple" xlink:href="https://www.britannica.com/science/energy" office:target-frame-name="_new" xlink:show="replace" text:style-name="Internet_20_link" text:visited-style-name="Visited_20_Internet_20_Link"><text:span text:style-name="T2">https://www.britannica.com/science/energy</text:span></text:a></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3" text:outline-level="1" text:is-list-header="true"><text:soft-page-break/><text:span text:style-name="Strong_20_Emphasis"><text:span text:style-name="T1">الباب الثاني: الطاقة التقليدية (غير المتجددة)</text:span></text:span></text:h>
      <text:p text:style-name="P14">2.1 تعريف الطاقة التقليدية</text:p>
      <text:p text:style-name="P10">الطاقة التقليدية هي الطاقة المستمدة من مصادر غير متجددة، والتي لا يمكن تجديدها بشكل طبيعي في فترة زمنية قصيرة. تتميز هذه المصادر بقدرتها على إنتاج كميات هائلة من الطاقة، لكنها تأتي مع تكاليف بيئية واقتصادية كبيرة. وتشمل مصادر الطاقة التقليدية الفحم، النفط، الغاز الطبيعي، والطاقة النووية، وكلها مرتبطة بمشاكل بيئية وصحية نظرًا لانبعاثاتها السامة التي تؤثر سلبًا على البيئة والإنسان. هذه المصادر تتطلب عمليات استخراج معقدة، ولها دور مركزي في قطاع الطاقة العالمي ولكنها تواجه تحديات متزايدة في المستقبل بسبب تزايد المخاوف البيئية وارتفاع تكاليف الإنتاج.</text:p>
      <text:p text:style-name="P10"/>
      <text:p text:style-name="P14">2.2 أنواع الطاقة التقليدي<text:span text:style-name="T10">ة</text:span></text:p>
      <text:p text:style-name="P14">2.2.1 الفحم</text:p>
      <text:p text:style-name="P17">الفحم هو أحد أقدم مصادر الطاقة المعروفة للإنسان، وكان يعتمد عليه بشكل كبير منذ العصور الصناعية. يتم استخراج الفحم من المناجم إما تحت الأرض أو من السطح. وفي الصناعات الحديثة، يتم حرق الفحم لإنتاج الكهرباء وحرارة العمليات الصناعية.</text:p>
      <text:list text:style-name="L6">
        <text:list-item>
          <text:p text:style-name="P23"><text:span text:style-name="Strong_20_Emphasis"><text:span text:style-name="T2">إيجابياته</text:span></text:span><text:span text:style-name="T2">:</text:span></text:p>
          <text:list>
            <text:list-item>
              <text:p text:style-name="P23"><text:span text:style-name="Strong_20_Emphasis"><text:span text:style-name="T2">متوفر بكثرة</text:span></text:span><text:span text:style-name="T2">: تعتبر دول مثل الصين والولايات المتحدة وروسيا من أكبر منتجي الفحم.</text:span></text:p>
            </text:list-item>
            <text:list-item>
              <text:p text:style-name="P23"><text:span text:style-name="Strong_20_Emphasis"><text:span text:style-name="T2">رخيص نسبياً</text:span></text:span><text:span text:style-name="T2">: مقارنة ببعض مصادر الطاقة الأخرى، يعتبر الفحم أرخص في الإنتاج.</text:span></text:p>
            </text:list-item>
            <text:list-item>
              <text:p text:style-name="P23"><text:span text:style-name="Strong_20_Emphasis"><text:span text:style-name="T2">كفاءة عالية</text:span></text:span><text:span text:style-name="T2">: الفحم يعطي طاقة كبيرة عندما يُحرق بشكل صحيح في محطات الطاقة.</text:span></text:p>
            </text:list-item>
          </text:list>
        </text:list-item>
        <text:list-item>
          <text:p text:style-name="P23"><text:span text:style-name="Strong_20_Emphasis"><text:span text:style-name="T2">سلبياته</text:span></text:span><text:span text:style-name="T2">:</text:span></text:p>
          <text:list>
            <text:list-item>
              <text:p text:style-name="P23"><text:span text:style-name="Strong_20_Emphasis"><text:span text:style-name="T2">تلوث الهواء</text:span></text:span><text:span text:style-name="T2">: يعد الفحم من المصادر الرئيسية لتلوث الهواء، حيث يطلق غازات سامة مثل ثاني أكسيد الكبريت وأكاسيد النيتروجين.</text:span></text:p>
            </text:list-item>
            <text:list-item>
              <text:p text:style-name="P23"><text:span text:style-name="Strong_20_Emphasis"><text:span text:style-name="T2">غازات الدفيئة</text:span></text:span><text:span text:style-name="T2">: يعد الفحم من أكبر مصادر انبعاثات غاز ثاني أكسيد الكربون، الذي يساهم في تغير المناخ.</text:span></text:p>
            </text:list-item>
            <text:list-item>
              <text:p text:style-name="P23"><text:soft-page-break/><text:span text:style-name="Strong_20_Emphasis"><text:span text:style-name="T2">التعدين المضر بالبيئة</text:span></text:span><text:span text:style-name="T2">: عمليات استخراج الفحم تتسبب في تدمير بيئات طبيعية وتقليل التنوع البيولوجي.</text:span></text:p>
            </text:list-item>
          </text:list>
        </text:list-item>
      </text:list>
      <text:p text:style-name="P24">2.2.2 النفط</text:p>
      <text:p text:style-name="P17">النفط هو المصدر الأول للطاقة في العالم حاليًا، ويُستخدم بشكل أساسي في النقل (مثل السيارات والطائرات والسفن) وكذلك في الصناعات البتروكيماوية لتصنيع المواد الكيميائية والبلاستيك.</text:p>
      <text:list text:style-name="L7">
        <text:list-item>
          <text:p text:style-name="P25"><text:span text:style-name="Strong_20_Emphasis"><text:span text:style-name="T2">إيجابياته</text:span></text:span><text:span text:style-name="T2">:</text:span></text:p>
          <text:list>
            <text:list-item>
              <text:p text:style-name="P25"><text:span text:style-name="Strong_20_Emphasis"><text:span text:style-name="T2">سهل النقل</text:span></text:span><text:span text:style-name="T2">: يعتبر النفط من أكثر مصادر الطاقة التي يسهل نقلها بفضل الأنابيب وخزانات النقل.</text:span></text:p>
            </text:list-item>
            <text:list-item>
              <text:p text:style-name="P25"><text:span text:style-name="Strong_20_Emphasis"><text:span text:style-name="T2">عالي الكفاءة</text:span></text:span><text:span text:style-name="T2">: النفط ذو كفاءة عالية في الوقود سواء في توليد الكهرباء أو في تسيير وسائل النقل.</text:span></text:p>
            </text:list-item>
            <text:list-item>
              <text:p text:style-name="P25"><text:span text:style-name="Strong_20_Emphasis"><text:span text:style-name="T2">استخدامات متعددة</text:span></text:span><text:span text:style-name="T2">: النفط ليس فقط مصدر طاقة في المحطات، بل يدخل في العديد من الصناعات الأخرى مثل تصنيع الأسمدة والمواد البلاستيكية.</text:span></text:p>
            </text:list-item>
          </text:list>
        </text:list-item>
        <text:list-item>
          <text:p text:style-name="P25"><text:span text:style-name="Strong_20_Emphasis"><text:span text:style-name="T2">سلبياته</text:span></text:span><text:span text:style-name="T2">:</text:span></text:p>
          <text:list>
            <text:list-item>
              <text:p text:style-name="P25"><text:span text:style-name="Strong_20_Emphasis"><text:span text:style-name="T2">انبعاثات كربونية</text:span></text:span><text:span text:style-name="T2">: يؤدي حرق النفط إلى انبعاث كميات ضخمة من ثاني أكسيد الكربون، مما يساهم في الاحتباس الحراري.</text:span></text:p>
            </text:list-item>
            <text:list-item>
              <text:p text:style-name="P25"><text:span text:style-name="Strong_20_Emphasis"><text:span text:style-name="T2">التسربات البيئية</text:span></text:span><text:span text:style-name="T2">: الحوادث المتعلقة بالنفط يمكن أن تكون مدمرة للبيئة البحرية والأراضي.</text:span></text:p>
            </text:list-item>
            <text:list-item>
              <text:p text:style-name="P25"><text:span text:style-name="Strong_20_Emphasis"><text:span text:style-name="T2">محدودية المصدر</text:span></text:span><text:span text:style-name="T2">: الاحتياطيات النفطية في العالم ليست لا نهائية، وتزداد صعوبة استخراج النفط من أماكن يصعب الوصول إليها.</text:span></text:p>
            </text:list-item>
          </text:list>
        </text:list-item>
      </text:list>
      <text:p text:style-name="P14">2.2.3 الغاز الطبيعي</text:p>
      <text:p text:style-name="P17">يعد الغاز الطبيعي من أقل مصادر الوقود الأحفوري تلويثًا، ويُستخدم في التدفئة، توليد الكهرباء، وفي الصناعات الثقيلة. يتم استخراج الغاز من رواسب تحت الأرض وغالبًا ما يكون مرتبطًا بحقول النفط.</text:p>
      <text:list text:style-name="L8">
        <text:list-item>
          <text:p text:style-name="P26"><text:span text:style-name="Strong_20_Emphasis"><text:span text:style-name="T2">إيجابياته</text:span></text:span><text:span text:style-name="T2">:</text:span></text:p>
          <text:list>
            <text:list-item>
              <text:p text:style-name="P26"><text:span text:style-name="Strong_20_Emphasis"><text:span text:style-name="T2">احتراق أنظف</text:span></text:span><text:span text:style-name="T2">: عند حرقه، يُنتج الغاز الطبيعي انبعاثات أقل من ثاني أكسيد الكربون مقارنة بالفحم والنفط.</text:span></text:p>
            </text:list-item>
            <text:list-item>
              <text:p text:style-name="P26"><text:soft-page-break/><text:span text:style-name="Strong_20_Emphasis"><text:span text:style-name="T2">فعّال اقتصاديًا</text:span></text:span><text:span text:style-name="T2">: سعره أقل نسبيًا مقارنة بمصادر الطاقة الأخرى مثل النفط، ويتميز بتوفير طاقة كبيرة في وحدات صغيرة.</text:span></text:p>
            </text:list-item>
            <text:list-item>
              <text:p text:style-name="P26"><text:span text:style-name="Strong_20_Emphasis"><text:span text:style-name="T2">تكنولوجيا النقل</text:span></text:span><text:span text:style-name="T2">: شبكة الغاز الطبيعي أصبحت منتشرة بشكل كبير مما يجعل نقله أكثر سهولة وكفاءة.</text:span></text:p>
            </text:list-item>
          </text:list>
        </text:list-item>
        <text:list-item>
          <text:p text:style-name="P26"><text:span text:style-name="Strong_20_Emphasis"><text:span text:style-name="T2">سلبياته</text:span></text:span><text:span text:style-name="T2">:</text:span></text:p>
          <text:list>
            <text:list-item>
              <text:p text:style-name="P26"><text:span text:style-name="Strong_20_Emphasis"><text:span text:style-name="T2">غازات دفيئة</text:span></text:span><text:span text:style-name="T2">: بالرغم من أنه أقل تلويثًا من الفحم، إلا أن الغاز الطبيعي لا يزال يُنتج غازات دفيئة تؤثر على البيئة.</text:span></text:p>
            </text:list-item>
            <text:list-item>
              <text:p text:style-name="P26"><text:span text:style-name="Strong_20_Emphasis"><text:span text:style-name="T2">البنية التحتية المكلفة</text:span></text:span><text:span text:style-name="T2">: تحتاج عمليات نقل الغاز إلى بنية تحتية متطورة مثل خطوط الأنابيب، مما يزيد من التكلفة الإجمالية.</text:span></text:p>
            </text:list-item>
            <text:list-item>
              <text:p text:style-name="P26"><text:span text:style-name="Strong_20_Emphasis"><text:span text:style-name="T2">التأثير البيئي لاستخراجه</text:span></text:span><text:span text:style-name="T2">: استخراج الغاز الطبيعي، وخاصة عبر تقنيات مثل التكسير الهيدروليكي، يمكن أن يؤدي إلى تلوث المياه وزيادة الزلازل.</text:span></text:p>
            </text:list-item>
          </text:list>
        </text:list-item>
      </text:list>
      <text:p text:style-name="P8"><text:span text:style-name="T2"/></text:p>
      <text:p text:style-name="P10"><text:span text:style-name="T11">2.3 مميزات الطاقة التقليدية</text:span></text:p>
      <text:p text:style-name="P15">تتميز الطاقة التقليدية بعدد من الخصائص التي جعلتها الخيار السائد لعدة عقود في جميع أنحاء العالم:</text:p>
      <text:list text:style-name="L9">
        <text:list-item>
          <text:p text:style-name="P27"><text:span text:style-name="Strong_20_Emphasis"><text:span text:style-name="T2">قدرة عالية على توليد الطاقة في وقت قصير</text:span></text:span><text:span text:style-name="T2">: توفر الطاقة التقليدية كميات ضخمة من الطاقة بشكل فوري، وهو أمر مهم في العديد من القطاعات مثل الصناعة والنقل.</text:span></text:p>
        </text:list-item>
        <text:list-item>
          <text:p text:style-name="P27"><text:span text:style-name="Strong_20_Emphasis"><text:span text:style-name="T2">توفرها بشكل واسع في السوق العالمي</text:span></text:span><text:span text:style-name="T2">: لا يزال الفحم والنفط والغاز الطبيعي من المصادر الشائعة في جميع أنحاء العالم، ما يسهل الوصول إليها.</text:span></text:p>
        </text:list-item>
        <text:list-item>
          <text:p text:style-name="P27"><text:span text:style-name="Strong_20_Emphasis"><text:span text:style-name="T2">البنية التحتية المتطورة</text:span></text:span><text:span text:style-name="T2">: تم بناء العديد من محطات توليد الطاقة والمنشآت الصناعية حول مصادر الطاقة التقليدية، مما يعني أن هناك شبكة قوية ومستدامة تضمن توافر الطاقة.</text:span></text:p>
        </text:list-item>
      </text:list>
      <text:p text:style-name="P18"/>
      <text:p text:style-name="P18"><text:span text:style-name="T11">2.4 عيوب ومخاطر الطاقة التقليدية</text:span></text:p>
      <text:p text:style-name="P17">على الرغم من مزاياها، إلا أن الطاقة التقليدية تواجه العديد من العيوب والمخاطر البيئية والصحية التي لا يمكن التغاضي عنها:</text:p>
      <text:list text:style-name="L10">
        <text:list-item>
          <text:p text:style-name="P28"><text:soft-page-break/><text:span text:style-name="Strong_20_Emphasis"><text:span text:style-name="T2">التلوث البيئي</text:span></text:span><text:span text:style-name="T2">: تُعد الطاقة التقليدية من أهم مصادر التلوث، حيث تساهم في تلوث الهواء والمياه والتربة.</text:span></text:p>
        </text:list-item>
        <text:list-item>
          <text:p text:style-name="P28"><text:span text:style-name="Strong_20_Emphasis"><text:span text:style-name="T2">اعتمادها على مصادر قابلة للنفاد</text:span></text:span><text:span text:style-name="T2">: مصادر الطاقة التقليدية مثل النفط والفحم ليست متجددة، وبالتالي فإنها مهددة بالنفاد مع مرور الوقت.</text:span></text:p>
        </text:list-item>
        <text:list-item>
          <text:p text:style-name="P28"><text:span text:style-name="Strong_20_Emphasis"><text:span text:style-name="T2">المساهمة في تغير المناخ</text:span></text:span><text:span text:style-name="T2">: تُعد الطاقة التقليدية من أكبر العوامل المساهمة في ظاهرة الاحتباس الحراري بسبب الانبعاثات الكربونية.</text:span></text:p>
        </text:list-item>
        <text:list-item>
          <text:p text:style-name="P28"><text:span text:style-name="Strong_20_Emphasis"><text:span text:style-name="T2">مخاطر صحية</text:span></text:span><text:span text:style-name="T2">: الاستمرار في استخدام الوقود الأحفوري يمكن أن يؤدي إلى أمراض تنفسية وسرطانية للإنسان نتيجة التعرض للتلوث.</text:span></text:p>
        </text:list-item>
      </text:list>
      <text:p text:style-name="P10"/>
      <text:p text:style-name="P14">2.5 الأثر البيئي للطاقة التقليدية</text:p>
      <text:p text:style-name="P10">يُعتبر الأثر البيئي للطاقة التقليدية من أكبر التحديات في العصر الحديث، حيث تسهم بشكل كبير في انبعاثات الغازات الدفيئة (خاصة ثاني أكسيد الكربون والميثان)، وتؤدي إلى تفاقم ظاهرة الاحتباس الحراري، وذوبان الجليد القطبي، وحدوث كوارث مناخية.</text:p>
      <text:p text:style-name="P10"/>
      <text:p text:style-name="P14">2.6 مستقبل الطاقة التقليدية</text:p>
      <text:p text:style-name="P10">رغم التحديات البيئية التي تسببت فيها الطاقة التقليدية، فإنها ستظل تلعب دورًا مهمًا في الفترة الحالية والقريبة، خصوصًا في الدول النامية التي تعتمد بشكل كبير على هذه المصادر. ولكن مع تقدم التكنولوجيا وزيادة الطلب على الطاقة النظيفة، من المتوقع أن تتراجع هيمنة هذه المصادر على حساب الطاقة المتجددة. قد تشهد السنوات القادمة تحولًا تدريجيًا في سياسات الطاقة نحو التقليل من الاعتماد على الوقود الأحفوري ورفع كفاءة استخدام الطاقة التقليدية.</text:p>
      <text:p text:style-name="P10"/>
      <text:p text:style-name="P8"><text:span text:style-name="T2">📚 </text:span><text:span text:style-name="Strong_20_Emphasis"><text:span text:style-name="T2">المصادر</text:span></text:span><text:span text:style-name="T2">:</text:span></text:p>
      <text:list text:style-name="L11">
        <text:list-item>
          <text:p text:style-name="P29"><text:span text:style-name="T12">U.S. Energy Information Administration (EIA): </text:span><text:a xlink:type="simple" xlink:href="https://www.eia.gov/energyexplained" text:style-name="Internet_20_link" text:visited-style-name="Visited_20_Internet_20_Link"><text:span text:style-name="T13">https://www.eia.gov/energyexplained</text:span></text:a></text:p>
        </text:list-item>
        <text:list-item>
          <text:p text:style-name="P29"><text:span text:style-name="T12">World Nuclear Association: </text:span><text:a xlink:type="simple" xlink:href="https://www.world-nuclear.org/" office:target-frame-name="_new" xlink:show="replace" text:style-name="Internet_20_link" text:visited-style-name="Visited_20_Internet_20_Link"><text:span text:style-name="T12">https://www.world-nuclear.org</text:span></text:a></text:p>
        </text:list-item>
        <text:list-item>
          <text:p text:style-name="P30"><text:span text:style-name="T14">International Energy Agency (IEA): </text:span><text:a xlink:type="simple" xlink:href="https://www.iea.org/reports/world-energy-outlook" text:style-name="Internet_20_link" text:visited-style-name="Visited_20_Internet_20_Link"><text:span text:style-name="T14">https://www.iea.org/reports/world-energy-outlook</text:span></text:a></text:p>
        </text:list-item>
      </text:list>
      <text:p text:style-name="P31"/>
      <text:p text:style-name="P31"/>
      <text:p text:style-name="P31"/>
      <text:p text:style-name="P31"/>
      <text:p text:style-name="P31"/>
      <text:h text:style-name="P13" text:outline-level="1" text:is-list-header="true"><text:soft-page-break/><text:span text:style-name="Strong_20_Emphasis"><text:span text:style-name="T1">الباب الثالث: الطاقة المتجددة</text:span></text:span></text:h>
      <text:p text:style-name="P14">3.1 تعريف الطاقة المتجددة</text:p>
      <text:p text:style-name="P17">الطاقة المتجددة هي الطاقة التي تأتي من مصادر طبيعية تتجدد بشكل مستمر ولا تنفد بمرور الزمن. تشمل هذه المصادر ضوء الشمس، الرياح، المياه الجارية، الكتلة الحيوية، وحرارة باطن الأرض. تُعتبر الطاقة المتجددة أحد الحلول الرئيسية لمواجهة التحديات البيئية والاقتصادية في العصر الحديث، حيث توفر بديلاً أكثر استدامة وأقل تأثيرًا سلبيًا على البيئة مقارنة بمصادر الطاقة التقليدية. تُعد الطاقة المتجددة خيارًا مثاليًا للحد من الانبعاثات الكربونية والتلوث، مما يسهم بشكل كبير في تحسين جودة الهواء والمناخ العالمي.</text:p>
      <text:p text:style-name="P17">تتميز الطاقة المتجددة بأنها لا تُنفد بمرور الوقت، على عكس الوقود الأحفوري الذي يتناقص تدريجيًا مع الاستهلاك. كما أن هذه الطاقة ليست محكومة بأسعار السوق الدولية أو تقلبات سياسية، مما يجعلها أحد المصادر الأكثر استقرارًا وموثوقية للطاقة في المستقبل. من خلال اعتماد دول العالم على مصادر الطاقة المتجددة، يمكن تقليل الاعتماد على الوقود الأحفوري، وبالتالي تقليل الانبعاثات الملوثة للبيئة وتحقيق أهداف التنمية المستدامة.</text:p>
      <text:p text:style-name="P10"/>
      <text:p text:style-name="P10"/>
      <text:p text:style-name="P14">3.2 أنواع الطاقة المتجددة</text:p>
      <text:p text:style-name="P14">3.2.1 الطاقة الشمسية</text:p>
      <text:p text:style-name="P17">الطاقة الشمسية هي أحد أكثر مصادر الطاقة المتجددة استخدامًا في العالم، حيث يتم جمع أشعة الشمس وتحويلها إلى كهرباء باستخدام الخلايا الشمسية (Photovoltaic) أو عبر المجمعات الحرارية التي تقوم بتسخين السوائل لتحريك التوربينات. تعتبر الطاقة الشمسية مصدرًا لا ينضب من الطاقة في أغلب مناطق العالم، وهي متاحة على مدار العام تقريبًا.</text:p>
      <text:list text:style-name="L12">
        <text:list-item>
          <text:p text:style-name="P32"><text:span text:style-name="Strong_20_Emphasis"><text:span text:style-name="T2">مميزاتها</text:span></text:span><text:span text:style-name="T2">:</text:span></text:p>
          <text:list>
            <text:list-item>
              <text:p text:style-name="P33">متوفرة طوال العام في المناطق التي تتمتع بشمس قوية.</text:p>
            </text:list-item>
            <text:list-item>
              <text:p text:style-name="P33">نظيفة بيئيًا ولا تنتج انبعاثات ضارة.</text:p>
            </text:list-item>
            <text:list-item>
              <text:p text:style-name="P33">سهلة التركيب على الأسطح سواء كانت الأسطح الخاصة بالمنازل أو المباني الصناعية.</text:p>
            </text:list-item>
            <text:list-item>
              <text:p text:style-name="P33">قابلة للتطوير في مشاريع صغيرة وكبيرة.</text:p>
            </text:list-item>
          </text:list>
        </text:list-item>
        <text:list-item>
          <text:p text:style-name="P32"><text:soft-page-break/><text:span text:style-name="Strong_20_Emphasis"><text:span text:style-name="T2">عيوبها</text:span></text:span><text:span text:style-name="T2">:</text:span></text:p>
          <text:list>
            <text:list-item>
              <text:p text:style-name="P33">تعتمد بشكل كبير على سطوع الشمس، مما يجعلها غير فعالة في الأيام الغائمة أو خلال الليل.</text:p>
            </text:list-item>
            <text:list-item>
              <text:p text:style-name="P33">تتطلب مساحات واسعة في المشاريع الكبيرة مثل محطات الطاقة الشمسية.</text:p>
            </text:list-item>
            <text:list-item>
              <text:p text:style-name="P33">كفاءة الخلايا الشمسية قد تتأثر بالعوامل الجوية والبيئية.</text:p>
            </text:list-item>
          </text:list>
        </text:list-item>
      </text:list>
      <text:p text:style-name="P34">3.2.2 طاقة الرياح</text:p>
      <text:p text:style-name="P35"><text:span text:style-name="T15">تعد طاقة الرياح من أقدم مصادر الطاقة المتجددة، حيث يتم استخدام التوربينات الهوائية لتحويل طاقة الرياح إلى كهرباء. تتميز طاقة الرياح بقدرتها على توفير كمية كبيرة من الكهرباء في مناطق معينة مثل السواحل والمرتفعات.</text:span></text:p>
      <text:list text:style-name="L13">
        <text:list-item>
          <text:p text:style-name="P36"><text:span text:style-name="Strong_20_Emphasis"><text:span text:style-name="T16">مميزاتها</text:span></text:span><text:span text:style-name="T16">:</text:span></text:p>
          <text:list>
            <text:list-item>
              <text:p text:style-name="P37">فعالة بشكل كبير في المناطق الساحلية أو المرتفعة التي تتمتع برياح قوية.</text:p>
            </text:list-item>
            <text:list-item>
              <text:p text:style-name="P37">لا تستهلك ماء أو وقود، مما يجعلها مصدرًا للطاقة منخفض التكلفة.</text:p>
            </text:list-item>
            <text:list-item>
              <text:p text:style-name="P37">لا تنتج انبعاثات ضارة.</text:p>
            </text:list-item>
          </text:list>
        </text:list-item>
        <text:list-item>
          <text:p text:style-name="P36"><text:span text:style-name="Strong_20_Emphasis"><text:span text:style-name="T16">عيوبها</text:span></text:span><text:span text:style-name="T16">:</text:span></text:p>
          <text:list>
            <text:list-item>
              <text:p text:style-name="P37">ضجيج التوربينات قد يشكل مصدر إزعاج للسكان القريبين منها.</text:p>
            </text:list-item>
            <text:list-item>
              <text:p text:style-name="P37">قد تؤثر على الطيور والحيوانات المحلية في بعض المناطق.</text:p>
            </text:list-item>
            <text:list-item>
              <text:p text:style-name="P37">تتطلب مساحة واسعة من الأرض لتثبيت التوربينات الهوائية</text:p>
            </text:list-item>
          </text:list>
        </text:list-item>
      </text:list>
      <text:p text:style-name="P14">3.2.3 الطاقة الكهرومائية</text:p>
      <text:p text:style-name="P35"><text:span text:style-name="T15">الطاقة الكهرومائية هي الطاقة الناتجة من حركة المياه في السدود أو الأنهار. تُعد من أكثر مصادر الطاقة المتجددة استخدامًا على مستوى العالم، وتتميز بإمكانية تخزين الطاقة في خزانات المياه لاستخدامها عند الحاجة.</text:span></text:p>
      <text:list text:style-name="L14">
        <text:list-item>
          <text:p text:style-name="P38"><text:span text:style-name="Strong_20_Emphasis"><text:span text:style-name="T16">مميزاتها</text:span></text:span><text:span text:style-name="T16">:</text:span></text:p>
          <text:list>
            <text:list-item>
              <text:p text:style-name="P39">إنتاج ثابت وكبير للكهرباء، مما يجعلها مصدرًا موثوقًا للطاقة.</text:p>
            </text:list-item>
            <text:list-item>
              <text:p text:style-name="P39">قابلة للتخزين في خزانات المياه، مما يسمح بتوليد الكهرباء عند الطلب.</text:p>
            </text:list-item>
            <text:list-item>
              <text:p text:style-name="P39"><text:soft-page-break/>لا تستهلك وقودًا.</text:p>
            </text:list-item>
          </text:list>
        </text:list-item>
        <text:list-item>
          <text:p text:style-name="P38"><text:span text:style-name="Strong_20_Emphasis"><text:span text:style-name="T16">عيوبها</text:span></text:span><text:span text:style-name="T16">:</text:span></text:p>
          <text:list>
            <text:list-item>
              <text:p text:style-name="P39">التأثير على النظم البيئية المحلية، مثل تغيير مسارات الأنهار وتأثير ذلك على الحياة البرية.</text:p>
            </text:list-item>
            <text:list-item>
              <text:p text:style-name="P39">قد تؤدي إلى تهجير السكان المحليين في بعض المشاريع الكبيرة.</text:p>
            </text:list-item>
            <text:list-item>
              <text:p text:style-name="P39">ارتفاع تكاليف الإنشاء وصيانة السدود.</text:p>
            </text:list-item>
          </text:list>
        </text:list-item>
      </text:list>
      <text:p text:style-name="P14">3.2.4 طاقة الكتلة الحيوية</text:p>
      <text:p text:style-name="P17">طاقة الكتلة الحيوية هي الطاقة المولدة من المواد العضوية مثل الأخشاب، المخلفات الزراعية، والنفايات الحيوانية. تُعد طاقة الكتلة الحيوية وسيلة فعالة للاستفادة من المخلفات وتحويلها إلى طاقة، مما يقلل من كمية النفايات ويعزز من استدامة استخدام الموارد.</text:p>
      <text:list text:style-name="L15">
        <text:list-item>
          <text:p text:style-name="P40"><text:span text:style-name="Strong_20_Emphasis"><text:span text:style-name="T2">مميزاتها</text:span></text:span><text:span text:style-name="T2">:</text:span></text:p>
          <text:list>
            <text:list-item>
              <text:p text:style-name="P41">مصدر للطاقة المتجددة من المخلفات، مما يقلل من النفايات.</text:p>
            </text:list-item>
            <text:list-item>
              <text:p text:style-name="P41">يمكن استخدامه في توليد الكهرباء أو الوقود الحيوي.</text:p>
            </text:list-item>
            <text:list-item>
              <text:p text:style-name="P41">يمكن أن يكون أكثر فاعلية في المناطق الريفية التي تحتوي على كميات كبيرة من النفايات الزراعية والحيوانية.</text:p>
            </text:list-item>
          </text:list>
        </text:list-item>
        <text:list-item>
          <text:p text:style-name="P40"><text:span text:style-name="Strong_20_Emphasis"><text:span text:style-name="T2">عيوبها</text:span></text:span><text:span text:style-name="T2">:</text:span></text:p>
          <text:list>
            <text:list-item>
              <text:p text:style-name="P41">قد تنتج بعض الانبعاثات الملوثة إذا لم تُدار عملية التحويل بشكل صحيح.</text:p>
            </text:list-item>
            <text:list-item>
              <text:p text:style-name="P41">يمكن أن يؤدي إلى ضغط على الموارد الزراعية إذا تم استخدام محاصيل محددة لإنتاج الوقود الحيوي.</text:p>
            </text:list-item>
          </text:list>
        </text:list-item>
      </text:list>
      <text:p text:style-name="P14">3.2.5 الطاقة الحرارية الجوفية</text:p>
      <text:p text:style-name="P17">الطاقة الحرارية الجوفية هي الطاقة الناتجة من حرارة باطن الأرض. يتم استخدام هذه الحرارة في توليد الكهرباء أو في تطبيقات التدفئة المباشرة.</text:p>
      <text:list text:style-name="L16">
        <text:list-item>
          <text:p text:style-name="P42"><text:span text:style-name="Strong_20_Emphasis"><text:span text:style-name="T2">مميزاتها</text:span></text:span><text:span text:style-name="T2">:</text:span></text:p>
          <text:list>
            <text:list-item>
              <text:p text:style-name="P43">مصدر ثابت وغير متقلب للطاقة.</text:p>
            </text:list-item>
            <text:list-item>
              <text:p text:style-name="P43">انبعاثات منخفضة مقارنة بالوقود الأحفوري.</text:p>
            </text:list-item>
            <text:list-item>
              <text:p text:style-name="P43"><text:soft-page-break/>يُمكن استخدامها لتوليد الكهرباء أو للتدفئة في التطبيقات السكنية والصناعية.</text:p>
            </text:list-item>
          </text:list>
        </text:list-item>
        <text:list-item>
          <text:p text:style-name="P42"><text:span text:style-name="Strong_20_Emphasis"><text:span text:style-name="T2">عيوبها</text:span></text:span><text:span text:style-name="T2">:</text:span></text:p>
          <text:list>
            <text:list-item>
              <text:p text:style-name="P43">متاحة فقط في مناطق معينة ذات نشاط بركاني أو حراري.</text:p>
            </text:list-item>
            <text:list-item>
              <text:p text:style-name="P43">مكلفة في الحفر والإنشاء بسبب الحاجة للوصول إلى عمق الأرض.</text:p>
            </text:list-item>
            <text:list-item>
              <text:p text:style-name="P43">قد تؤدي إلى مشاكل بيئية في بعض الحالات إذا لم تُدار بشكل صحيح.</text:p>
            </text:list-item>
          </text:list>
        </text:list-item>
      </text:list>
      <text:p text:style-name="P10"><text:span text:style-name="T11"/></text:p>
      <text:p text:style-name="P10"><text:span text:style-name="T11">3.3 مميزات الطاقة المتجددة</text:span></text:p>
      <text:p text:style-name="P17"><text:span text:style-name="Strong_20_Emphasis"><text:span text:style-name="T17">لا تنضب مع الزمن</text:span></text:span><text:span text:style-name="T18">: الطاقة المتجددة تأتي من مصادر طبيعية متجددة بشكل مستمر ولا تنفد.</text:span></text:p>
      <text:list text:style-name="L17">
        <text:list-item>
          <text:p text:style-name="P44"><text:span text:style-name="Strong_20_Emphasis"><text:span text:style-name="T2">صديقة للبيئة</text:span></text:span><text:span text:style-name="T2">: لا تنتج عنها انبعاثات كربونية أو ملوثات ضارة، مما يساعد في الحفاظ على البيئة.</text:span></text:p>
        </text:list-item>
        <text:list-item>
          <text:p text:style-name="P44"><text:span text:style-name="Strong_20_Emphasis"><text:span text:style-name="T2">تقليل الاعتماد على الوقود الأحفوري</text:span></text:span><text:span text:style-name="T2">: تساهم في تقليل الحاجة للوقود الأحفوري والحد من آثار استخراج وتكرير النفط والفحم.</text:span></text:p>
        </text:list-item>
        <text:list-item>
          <text:p text:style-name="P44"><text:span text:style-name="Strong_20_Emphasis"><text:span text:style-name="T2">فرص عمل جديدة</text:span></text:span><text:span text:style-name="T2">: تساهم في خلق فرص عمل في القطاعات الخضراء والتقنيات الحديثة المتعلقة بالطاقة المتجددة.</text:span></text:p>
        </text:list-item>
      </text:list>
      <text:p text:style-name="P10"><text:span text:style-name="T11"/></text:p>
      <text:p text:style-name="P10"><text:span text:style-name="T11">3.4 التحديات التي تواجه الطاقة المتجددة</text:span></text:p>
      <text:p text:style-name="P17"><text:span text:style-name="Strong_20_Emphasis"><text:span text:style-name="T17">التكلفة الأولية المرتفعة</text:span></text:span><text:span text:style-name="T18">: تكاليف بناء محطات الطاقة المتجددة قد تكون مرتفعة مقارنة بمصادر الطاقة التقليدية.</text:span></text:p>
      <text:list text:style-name="L18">
        <text:list-item>
          <text:p text:style-name="P45"><text:span text:style-name="Strong_20_Emphasis"><text:span text:style-name="T2">الاعتمادية على الظروف الطبيعية</text:span></text:span><text:span text:style-name="T2">: بعض مصادر الطاقة المتجددة مثل الشمس والرياح تعتمد بشكل كبير على الظروف الجوية والمناخية.</text:span></text:p>
        </text:list-item>
        <text:list-item>
          <text:p text:style-name="P45"><text:span text:style-name="Strong_20_Emphasis"><text:span text:style-name="T2">تخزين الطاقة</text:span></text:span><text:span text:style-name="T2">: الحاجة إلى تقنيات تخزين الطاقة، مثل البطاريات، لاستخدامها عندما تكون المصادر الطبيعية غير متوفرة.</text:span></text:p>
        </text:list-item>
        <text:list-item>
          <text:p text:style-name="P45"><text:span text:style-name="Strong_20_Emphasis"><text:span text:style-name="T2">البنية التحتية</text:span></text:span><text:span text:style-name="T2">: التوسع في شبكات نقل الطاقة المتجددة وتطوير البنية التحتية اللازمة لدعمها.</text:span></text:p>
        </text:list-item>
      </text:list>
      <text:p text:style-name="P14"/>
      <text:p text:style-name="P14"/>
      <text:p text:style-name="P14"><text:soft-page-break/></text:p>
      <text:p text:style-name="P14">3.5 الأثر البيئي للطاقة المتجددة</text:p>
      <text:p text:style-name="P10">رغم أن الطاقة المتجددة تُعد بديلاً نظيفًا مقارنة بالطاقة التقليدية، إلا أن بعض أنواعها قد تؤثر بشكل مؤقت على البيئة المحلية. على سبيل المثال، يمكن أن تؤثر السدود الكهرومائية على المسطحات المائية المحلية أو تغيير النظام البيئي للأودية. أما طاقة الرياح فقد تتسبب في اضطراب الحياة البرية نتيجة تأثير التوربينات الهوائية. ومع ذلك، فإن إجمالي الآثار البيئية للطاقة المتجددة يُعد ضئيلًا مقارنة بالوقود الأحفوري.</text:p>
      <text:p text:style-name="P10"/>
      <text:p text:style-name="P14">3.6 مستقبل الطاقة المتجددة</text:p>
      <text:p text:style-name="P10">مع التقدم التكنولوجي المستمر في مجال الطاقة المتجددة، يتوقع الخبراء أن تزداد حصتها في السوق العالمي للطاقة بشكل كبير في المستقبل. انخفاض تكاليف التكنولوجيا، وزيادة الوعي البيئي، وتوجه الدول نحو خفض الانبعاثات الكربونية سوف يعزز من استخدام هذه المصادر المستدامة. في المستقبل، يمكن للطاقة المتجددة أن تصبح المصدر الرئيسي للطاقة في العديد من البلدان حول العالم.</text:p>
      <text:p text:style-name="P8"><text:span text:style-name="T2"/></text:p>
      <text:p text:style-name="P8"><text:span text:style-name="T2">📚 </text:span><text:span text:style-name="Strong_20_Emphasis"><text:span text:style-name="T2">المصادر</text:span></text:span><text:span text:style-name="T2">:</text:span></text:p>
      <text:list text:style-name="L19">
        <text:list-item>
          <text:p text:style-name="P46"><text:span text:style-name="T19">International Renewable Energy Agency (IRENA): </text:span><text:a xlink:type="simple" xlink:href="https://www.irena.org/" office:target-frame-name="_new" xlink:show="replace" text:style-name="Internet_20_link" text:visited-style-name="Visited_20_Internet_20_Link"><text:span text:style-name="T19">https://www.irena.org</text:span></text:a></text:p>
        </text:list-item>
        <text:list-item>
          <text:p text:style-name="P46"><text:span text:style-name="T19">National Renewable Energy Laboratory (NREL): </text:span><text:a xlink:type="simple" xlink:href="https://www.nrel.gov/" office:target-frame-name="_new" xlink:show="replace" text:style-name="Internet_20_link" text:visited-style-name="Visited_20_Internet_20_Link"><text:span text:style-name="T19">https://www.nrel.gov</text:span></text:a></text:p>
        </text:list-item>
        <text:list-item>
          <text:p text:style-name="P47"><text:span text:style-name="T14">United Nations Environment Programme (UNEP): </text:span><text:a xlink:type="simple" xlink:href="https://www.unep.org/resources/report/global-trends-renewable-energy-investment" text:style-name="Internet_20_link" text:visited-style-name="Visited_20_Internet_20_Link"><text:span text:style-name="T14">https://www.unep.org/resources/report/global-trends-renewable-energy-investment</text:span></text:a></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h text:style-name="P48" text:outline-level="1" text:is-list-header="true">الباب الرابع: مقارنة بين الطاقة التقليدية والمتجددة</text:h>
      <text:p text:style-name="P31"><text:span text:style-name="Strong_20_Emphasis"/></text:p>
      <text:p text:style-name="P14">4.1 جدول المقارن<text:span text:style-name="T20">ة</text:span> بين الطاقة التقليدية والمتجددة</text:p>
      <text:p text:style-name="P31"/>
      <table:table table:name="Table1" table:style-name="Table1">
        <table:table-column table:style-name="Table1.A" table:number-columns-repeated="2"/>
        <table:table-column table:style-name="Table1.C"/>
        <table:table-row>
          <table:table-cell table:style-name="Table1.A1" office:value-type="string">
            <text:p text:style-name="P49">البند</text:p>
          </table:table-cell>
          <table:table-cell table:style-name="Table1.A1" office:value-type="string">
            <text:p text:style-name="P49">الطاقة التقليدية</text:p>
          </table:table-cell>
          <table:table-cell table:style-name="Table1.C1" office:value-type="string">
            <text:p text:style-name="P49">الطاقة المتجددة</text:p>
          </table:table-cell>
        </table:table-row>
        <table:table-row>
          <table:table-cell table:style-name="Table1.A2" office:value-type="string">
            <text:p text:style-name="P49">المصدر</text:p>
          </table:table-cell>
          <table:table-cell table:style-name="Table1.A2" office:value-type="string">
            <text:p text:style-name="P49">أحفورى(فحم,نفط,غاز)</text:p>
          </table:table-cell>
          <table:table-cell table:style-name="Table1.C2" office:value-type="string">
            <text:p text:style-name="P49">طبيعى(شمسى, رياح, مياه)</text:p>
          </table:table-cell>
        </table:table-row>
        <table:table-row>
          <table:table-cell table:style-name="Table1.A2" office:value-type="string">
            <text:p text:style-name="P49">التجدد</text:p>
          </table:table-cell>
          <table:table-cell table:style-name="Table1.A2" office:value-type="string">
            <text:p text:style-name="P49">غير متجدد(قابلة للنفاذ)</text:p>
          </table:table-cell>
          <table:table-cell table:style-name="Table1.C2" office:value-type="string">
            <text:p text:style-name="P49">متجددة( لا تنفد مع الزمن)</text:p>
          </table:table-cell>
        </table:table-row>
        <table:table-row>
          <table:table-cell table:style-name="Table1.A2" office:value-type="string">
            <text:p text:style-name="P49">الانبعاثات البيئية</text:p>
          </table:table-cell>
          <table:table-cell table:style-name="Table1.A2" office:value-type="string">
            <text:p text:style-name="P49">مرتفعة(غازات دفيئة,ملوثات)</text:p>
          </table:table-cell>
          <table:table-cell table:style-name="Table1.C2" office:value-type="string">
            <text:p text:style-name="P49">منخفضة جدا أو معدومة</text:p>
          </table:table-cell>
        </table:table-row>
        <table:table-row>
          <table:table-cell table:style-name="Table1.A2" office:value-type="string">
            <text:p text:style-name="P49">التكلفة الأولية</text:p>
          </table:table-cell>
          <table:table-cell table:style-name="Table1.A2" office:value-type="string">
            <text:p text:style-name="P49">منخفضة نسبيا</text:p>
          </table:table-cell>
          <table:table-cell table:style-name="Table1.C2" office:value-type="string">
            <text:p text:style-name="P49">مرتفعة نسبيا</text:p>
          </table:table-cell>
        </table:table-row>
        <table:table-row>
          <table:table-cell table:style-name="Table1.A2" office:value-type="string">
            <text:p text:style-name="P49">التكاليف التشغيلية</text:p>
          </table:table-cell>
          <table:table-cell table:style-name="Table1.A2" office:value-type="string">
            <text:p text:style-name="P49">متغيرة وتتاثر باسعار السوق</text:p>
          </table:table-cell>
          <table:table-cell table:style-name="Table1.C2" office:value-type="string">
            <text:p text:style-name="P49">منخفضة بعد التثبيت</text:p>
          </table:table-cell>
        </table:table-row>
        <table:table-row>
          <table:table-cell table:style-name="Table1.A2" office:value-type="string">
            <text:p text:style-name="P49">الاثر البيئى</text:p>
          </table:table-cell>
          <table:table-cell table:style-name="Table1.A2" office:value-type="string">
            <text:p text:style-name="P49">سلبى(تلوث,احتباس حرارى)</text:p>
          </table:table-cell>
          <table:table-cell table:style-name="Table1.C2" office:value-type="string">
            <text:p text:style-name="P49">ايجابى نسبيا</text:p>
          </table:table-cell>
        </table:table-row>
        <table:table-row>
          <table:table-cell table:style-name="Table1.A2" office:value-type="string">
            <text:p text:style-name="P49">الاعتماد على الظروف</text:p>
          </table:table-cell>
          <table:table-cell table:style-name="Table1.A2" office:value-type="string">
            <text:p text:style-name="P49">ثابت الى حد كبير</text:p>
          </table:table-cell>
          <table:table-cell table:style-name="Table1.C2" office:value-type="string">
            <text:p text:style-name="P49">يعتمد على الطقس أو الموقع الجغرافى</text:p>
          </table:table-cell>
        </table:table-row>
        <table:table-row>
          <table:table-cell table:style-name="Table1.A2" office:value-type="string">
            <text:p text:style-name="P49">التاثير على الصحة</text:p>
          </table:table-cell>
          <table:table-cell table:style-name="Table1.A2" office:value-type="string">
            <text:p text:style-name="P49">كبير(امراض تنفسية,سرطانات)</text:p>
          </table:table-cell>
          <table:table-cell table:style-name="Table1.C2" office:value-type="string">
            <text:p text:style-name="P49">منخفض جدا</text:p>
          </table:table-cell>
        </table:table-row>
        <table:table-row>
          <table:table-cell table:style-name="Table1.A2" office:value-type="string">
            <text:p text:style-name="P49">الاعتماد العالمة الحالى</text:p>
          </table:table-cell>
          <table:table-cell table:style-name="Table1.A2" office:value-type="string">
            <text:p text:style-name="P49">مرتفع فى أغلب دول العالم</text:p>
          </table:table-cell>
          <table:table-cell table:style-name="Table1.C2" office:value-type="string">
            <text:p text:style-name="P49">فى تز ايد مستمر</text:p>
          </table:table-cell>
        </table:table-row>
        <table:table-row>
          <table:table-cell table:style-name="Table1.A2" office:value-type="string">
            <text:p text:style-name="P49">الاستدامة المستقبلية</text:p>
          </table:table-cell>
          <table:table-cell table:style-name="Table1.A2" office:value-type="string">
            <text:p text:style-name="P49">غير مستدامة على المدى الطويل</text:p>
          </table:table-cell>
          <table:table-cell table:style-name="Table1.C2" office:value-type="string">
            <text:p text:style-name="P49">مستدامة و مناسبة للأجيال القادمة</text:p>
          </table:table-cell>
        </table:table-row>
      </table:table>
      <text:p text:style-name="P31"/>
      <text:p text:style-name="P31"/>
      <table:table table:name="Table2" table:style-name="Table2">
        <table:table-column table:style-name="Table2.A"/>
        <table:table-row>
          <table:table-cell table:style-name="Table2.A1" office:value-type="string">
            <text:p text:style-name="P50"/>
          </table:table-cell>
        </table:table-row>
      </table:table>
      <text:p text:style-name="P8"><text:span text:style-name="T21">4.2 تحليل المقارن</text:span><text:span text:style-name="T22">ة</text:span></text:p>
      <text:p text:style-name="P51"><text:span text:style-name="T2">مقارنة الطاقة التقليدية والطاقة المتجددة تُظهر الفروق الكبيرة بين النوعين من حيث التأثير البيئي، الكفاءة التشغيلية، التكلفة، والمستقبل. إن التوجه نحو الطاقة المتجددة يعكس الاحتياجات المتزايدة للحد من التأثيرات البيئية وتحقيق الاستدامة، بينما تظل الطاقة التقليدية أكثر استهلاكًا للموارد وتسببًا في التلوث.</text:span></text:p>
      <text:p text:style-name="P8"><text:span text:style-name="T21">4.</text:span><text:span text:style-name="T23">2</text:span><text:span text:style-name="T21">.1 </text:span><text:span text:style-name="Strong_20_Emphasis"><text:span text:style-name="T21">من حيث البيئة</text:span></text:span></text:p>
      <text:p text:style-name="P10">الطاقة المتجددة تتفوق بشكل كبير على الطاقة التقليدية من حيث التأثير البيئي.</text:p>
      <text:list text:style-name="L20">
        <text:list-item>
          <text:p text:style-name="P52"><text:soft-page-break/><text:span text:style-name="Strong_20_Emphasis"><text:span text:style-name="T2">الطاقة المتجددة</text:span></text:span><text:span text:style-name="T2">: تنتج كمية ضئيلة جدًا من الانبعاثات الكربونية، مما يجعلها الخيار الأفضل في محاربة تغير المناخ. على سبيل المثال، الطاقة الشمسية وطاقة الرياح لا تنبعث منها أي انبعاثات مباشرة، وتعتبر محايدة من حيث الكربون بمجرد تركيب الأنظمة.</text:span></text:p>
        </text:list-item>
        <text:list-item>
          <text:p text:style-name="P52"><text:span text:style-name="Strong_20_Emphasis"><text:span text:style-name="T2">الطاقة التقليدية</text:span></text:span><text:span text:style-name="T2">: تعتمد على الوقود الأحفوري مثل الفحم والنفط والغاز الطبيعي، والتي تساهم بشكل كبير في تلوث الهواء والاحتباس الحراري. تعد محطات توليد الطاقة التي تعمل بالفحم واحدة من أكبر مصادر الانبعاثات الكربونية، مما يؤدي إلى زيادة درجة حرارة الأرض وتدهور البيئة.</text:span></text:p>
        </text:list-item>
      </text:list>
      <text:p text:style-name="P8"><text:span text:style-name="T21">4.</text:span><text:span text:style-name="T23">2</text:span><text:span text:style-name="T21">.2 </text:span><text:span text:style-name="Strong_20_Emphasis"><text:span text:style-name="T21">من حيث الكفاءة الفورية</text:span></text:span></text:p>
      <text:p text:style-name="P10">من حيث الكفاءة الفورية، تظل الطاقة التقليدية متفوقة في بعض الحالات، خصوصًا في توليد الطاقة بشكل سريع:</text:p>
      <text:list text:style-name="L21">
        <text:list-item>
          <text:p text:style-name="P53"><text:span text:style-name="Strong_20_Emphasis"><text:span text:style-name="T2">الطاقة المتجددة</text:span></text:span><text:span text:style-name="T2">: رغم التطور الكبير في تقنيات الطاقة المتجددة، فإن بعض أنواعها مثل الطاقة الشمسية والرياح تعتمد على الظروف الجوية. لذا، لا يمكن دائمًا ضمان توليد الكهرباء بشكل فوري أو مستمر.</text:span></text:p>
        </text:list-item>
        <text:list-item>
          <text:p text:style-name="P53"><text:span text:style-name="Strong_20_Emphasis"><text:span text:style-name="T2">الطاقة التقليدية</text:span></text:span><text:span text:style-name="T2">: توفر توليدًا فوريًا وموثوقًا للطاقة. محطات الطاقة التي تعمل بالفحم أو الغاز يمكنها تلبية الطلب الفوري على الطاقة بشكل سريع وفعال، خاصة في أوقات الذروة.</text:span></text:p>
        </text:list-item>
      </text:list>
      <text:p text:style-name="P8"><text:span text:style-name="T21">4.</text:span><text:span text:style-name="T23">2</text:span><text:span text:style-name="T21">.3 </text:span><text:span text:style-name="Strong_20_Emphasis"><text:span text:style-name="T21">من حيث التكلفة</text:span></text:span></text:p>
      <text:p text:style-name="P10">تكاليف الطاقة المتجددة والتقليدية تختلف بشكل كبير من حيث الاستثمار الأولي والتكاليف التشغيلية على المدى الطويل:</text:p>
      <text:list text:style-name="L22">
        <text:list-item>
          <text:p text:style-name="P54"><text:span text:style-name="Strong_20_Emphasis"><text:span text:style-name="T2">الطاقة المتجددة</text:span></text:span><text:span text:style-name="T2">: تتطلب استثمارات أولية مرتفعة، حيث تحتاج إلى تكاليف تركيب الأنظمة مثل الألواح الشمسية أو توربينات الرياح. ومع ذلك، تتمتع بتكاليف تشغيلية منخفضة جدًا مقارنة بالطاقة التقليدية. الطاقة المتجددة ليست بحاجة إلى استهلاك وقود مستمر مثل الفحم أو الغاز، مما يجعلها مجدية اقتصاديًا على المدى البعيد. علاوة على ذلك، مع تقدم التكنولوجيا، تنخفض التكاليف بشكل مستمر.</text:span></text:p>
        </text:list-item>
        <text:list-item>
          <text:p text:style-name="P54"><text:span text:style-name="Strong_20_Emphasis"><text:span text:style-name="T2">الطاقة التقليدية</text:span></text:span><text:span text:style-name="T2">: رغم أنها كانت في البداية أقل تكلفة من حيث الاستثمار الأولي، إلا أن تكاليفها التشغيلية مرتفعة للغاية. محطات الطاقة التي تعمل بالفحم أو الغاز تحتاج إلى وقود مستمر، مما يزيد من تكلفة التشغيل ويؤثر على الاقتصاد على المدى الطويل. كما أن الحاجة إلى صيانة المحطات قد تكون مرتفعة.</text:span></text:p>
        </text:list-item>
      </text:list>
      <text:p text:style-name="P8"><text:span text:style-name="T21">4.</text:span><text:span text:style-name="T23">2</text:span><text:span text:style-name="T21">.4 </text:span><text:span text:style-name="Strong_20_Emphasis"><text:span text:style-name="T21">من حيث المستقبل</text:span></text:span></text:p>
      <text:p text:style-name="P10">الطاقة المتجددة تعد الخيار الأكثر استدامة في المستقبل:</text:p>
      <text:list text:style-name="L23">
        <text:list-item>
          <text:p text:style-name="P55"><text:span text:style-name="Strong_20_Emphasis"><text:span text:style-name="T2">الطاقة المتجددة</text:span></text:span><text:span text:style-name="T2">: يتجه العالم بشكل متزايد نحو تبني الطاقة المتجددة كحل مستدام. مع التحولات البيئية المتسارعة، أصبحت الطاقة المتجددة الخيار الأفضل للحد من التغير المناخي وضمان استدامة الطاقة للأجيال القادمة. بالإضافة إلى أنها تساهم في تقليل الاعتماد على الموارد غير المتجددة مثل النفط والفحم.</text:span></text:p>
        </text:list-item>
        <text:list-item>
          <text:p text:style-name="P55"><text:soft-page-break/><text:span text:style-name="Strong_20_Emphasis"><text:span text:style-name="T2">الطاقة التقليدية</text:span></text:span><text:span text:style-name="T2">: على الرغم من أن الطاقة التقليدية تظل جزءًا أساسيًا من مزيج الطاقة العالمي، إلا أن هناك تقليصًا تدريجيًا في الاعتماد عليها بسبب الآثار البيئية السلبية. ومع تزايد الاهتمام بالتقنيات النظيفة، فإن المستقبل يظهر توجّهًا نحو تراجع استخدام الوقود الأحفوري لصالح الطاقة المتجددة.</text:span></text:p>
        </text:list-item>
      </text:list>
      <text:p text:style-name="P8"><text:span text:style-name="T2"/></text:p>
      <text:p text:style-name="P8"><text:span text:style-name="T21">4.</text:span><text:span text:style-name="T23">3</text:span><text:span text:style-name="T21"> </text:span><text:span text:style-name="Strong_20_Emphasis"><text:span text:style-name="T21">التحديات التي تواجه الطاقة المتجددة مقارنة بالطاقة التقليدية</text:span></text:span><text:span text:style-name="T2"><text:line-break/>بينما تبدو الطاقة المتجددة الخيار المثالي للمستقبل، إلا أنها لا تخلو من التحديات:</text:span></text:p>
      <text:list text:style-name="L24">
        <text:list-item>
          <text:p text:style-name="P56"><text:span text:style-name="Strong_20_Emphasis"><text:span text:style-name="T2">التحديات التقنية</text:span></text:span><text:span text:style-name="T2">: تتطلب تقنيات الطاقة المتجددة تطورات مستمرة في الكفاءة وجودة التخزين. على سبيل المثال، تحتاج الطاقة الشمسية إلى تقنيات تخزين الطاقة لتحسين استخدامها في الليل أو الأيام الغائمة.</text:span></text:p>
        </text:list-item>
        <text:list-item>
          <text:p text:style-name="P56"><text:span text:style-name="Strong_20_Emphasis"><text:span text:style-name="T2">التحديات الاقتصادية</text:span></text:span><text:span text:style-name="T2">: لا تزال بعض البلدان تواجه صعوبة في استثمار الموارد اللازمة للطاقة المتجددة بسبب ارتفاع التكاليف الأولية. لكن مع مرور الوقت، يمكن أن تصبح هذه التكاليف أكثر تنافسية.</text:span></text:p>
        </text:list-item>
        <text:list-item>
          <text:p text:style-name="P56"><text:span text:style-name="Strong_20_Emphasis"><text:span text:style-name="T2">التحديات التنظيمية</text:span></text:span><text:span text:style-name="T2">: تتطلب بعض الأنظمة المتجددة، مثل الطاقة الكهرومائية أو طاقة الرياح، تغييرات كبيرة في البنية التحتية والتشريعات، مما قد يستغرق وقتًا طويلاً للموافقة عليها.</text:span></text:p>
        </text:list-item>
      </text:list>
      <text:p text:style-name="P10"/>
      <text:p text:style-name="P51"><text:span text:style-name="T2"/></text:p>
      <text:p text:style-name="P10"><text:span text:style-name="T11">4.</text:span><text:span text:style-name="T24">4</text:span><text:span text:style-name="T11"> التوجهات العالمية</text:span></text:p>
      <text:p text:style-name="P17">أدى الوعي البيئي المتزايد إلى تحول تدريجي نحو الطاقة المتجددة على المستوى العالمي، وهذه بعض التوجهات التي تم تبنيها:</text:p>
      <text:list text:style-name="L25">
        <text:list-item>
          <text:p text:style-name="P57"><text:span text:style-name="Strong_20_Emphasis"><text:span text:style-name="T2">الاتحاد الأوروبي</text:span></text:span><text:span text:style-name="T2">: وضع الاتحاد الأوروبي خططًا طموحة لخفض الاعتماد على الوقود الأحفوري بنسبة تزيد عن 55% بحلول عام 2030. يسعى الاتحاد الأوروبي إلى زيادة حصة الطاقة المتجددة في مزيج الطاقة من خلال استثمارات ضخمة في الطاقة الشمسية، الرياح، والطاقة الحيوية.</text:span></text:p>
        </text:list-item>
        <text:list-item>
          <text:p text:style-name="P57"><text:span text:style-name="Strong_20_Emphasis"><text:span text:style-name="T2">الصين</text:span></text:span><text:span text:style-name="T2">: تعد الصين أكبر مستهلك للفحم في العالم، لكنها أصبحت أيضًا أكبر مستثمر في الطاقة الشمسية وطاقة الرياح. في السنوات الأخيرة، أطلقت الصين العديد من مشاريع الطاقة المتجددة، وهي تهدف إلى أن تصبح رائدة عالميًا في هذا المجال. تسعى الصين لتحقيق أهدافها في تقليل الانبعاثات الكربونية من خلال توسيع استخدام الطاقة المتجددة.</text:span></text:p>
        </text:list-item>
        <text:list-item>
          <text:p text:style-name="P57"><text:span text:style-name="Strong_20_Emphasis"><text:span text:style-name="T2">دول الخليج</text:span></text:span><text:span text:style-name="T2">: الدول الخليجية بدأت في تبني مشاريع ضخمة للطاقة المتجددة، حيث تم إطلاق مشاريع مثل "مدينة مصدر" في الإمارات العربية المتحدة التي تستخدم الطاقة </text:span><text:soft-page-break/><text:span text:style-name="T2">الشمسية بشكل رئيسي، و"مشروع نيوم" في السعودية، الذي يهدف إلى أن يكون نموذجًا للمدن الذكية التي تعتمد بشكل كبير على مصادر الطاقة المتجددة. هذه المشاريع تؤكد التزام المنطقة بتطوير تقنيات الطاقة المستدامة.</text:span></text:p>
        </text:list-item>
      </text:list>
      <text:p text:style-name="P12"><text:span text:style-name="T21">4.4 </text:span><text:span text:style-name="Strong_20_Emphasis"><text:span text:style-name="T21">توقعات المستقبل والتطورات التكنولوجية</text:span></text:span></text:p>
      <text:list text:style-name="L26">
        <text:list-item>
          <text:p text:style-name="P58"><text:span text:style-name="Strong_20_Emphasis"><text:span text:style-name="T2">تطور تقنيات التخزين</text:span></text:span><text:span text:style-name="T2">: من المتوقع أن تستمر تقنيات تخزين الطاقة في التحسن، مما يسمح للطاقة المتجددة بأن تصبح أكثر موثوقية. كما أن تطوير البطاريات ذات القدرة العالية على التخزين سيؤدي إلى تحسين فعالية الطاقة المتجددة.</text:span></text:p>
        </text:list-item>
        <text:list-item>
          <text:p text:style-name="P58"><text:span text:style-name="Strong_20_Emphasis"><text:span text:style-name="T2">الابتكار في الطاقة الشمسية والرياح</text:span></text:span><text:span text:style-name="T2">: مع تقدم البحث والتطوير، يتوقع أن تصبح تقنيات الطاقة الشمسية والرياح أكثر كفاءة وأقل تكلفة. التكنولوجيا الجديدة مثل الألواح الشمسية الشفافة والأبراج الشمسية قد تمثل مستقبل الطاقة الشمسية.</text:span></text:p>
        </text:list-item>
        <text:list-item>
          <text:p text:style-name="P58"><text:span text:style-name="Strong_20_Emphasis"><text:span text:style-name="T2">الشبكات الذكية</text:span></text:span><text:span text:style-name="T2">: تسهم الشبكات الذكية في تحسين توزيع الطاقة المتجددة عبر الشبكات العامة، مما يزيد من كفاءة استخدام الطاقة في جميع أنحاء العالم.</text:span></text:p>
        </text:list-item>
      </text:list>
      <text:p text:style-name="P10"/>
      <text:p text:style-name="P8"><text:span text:style-name="T2">📚 </text:span><text:span text:style-name="Strong_20_Emphasis"><text:span text:style-name="T2">المصادر</text:span></text:span><text:span text:style-name="T2">:</text:span></text:p>
      <text:list text:style-name="L27">
        <text:list-item>
          <text:p text:style-name="P59">International Energy Agency (IEA): <text:a xlink:type="simple" xlink:href="https://www.iea.org/reports/renewables" text:style-name="Internet_20_link" text:visited-style-name="Visited_20_Internet_20_Link">https://www.iea.org/reports/renewables</text:a></text:p>
        </text:list-item>
        <text:list-item>
          <text:p text:style-name="P60"><text:span text:style-name="T19">World Energy Council: </text:span><text:a xlink:type="simple" xlink:href="https://www.worldenergy.org/" office:target-frame-name="_new" xlink:show="replace" text:style-name="Internet_20_link" text:visited-style-name="Visited_20_Internet_20_Link"><text:span text:style-name="T19">https://www.worldenergy.org</text:span></text:a></text:p>
        </text:list-item>
        <text:list-item>
          <text:p text:style-name="P60"><text:span text:style-name="T19">United Nations Climate Change (UNFCCC): </text:span><text:a xlink:type="simple" xlink:href="https://unfccc.int/" office:target-frame-name="_new" xlink:show="replace" text:style-name="Internet_20_link" text:visited-style-name="Visited_20_Internet_20_Link"><text:span text:style-name="T19">https://unfccc.int</text:span></text:a></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3" text:outline-level="1" text:is-list-header="true"><text:soft-page-break/><text:span text:style-name="Strong_20_Emphasis"><text:span text:style-name="T1">الباب الخامس: دراسات حالة</text:span></text:span></text:h>
      <text:p text:style-name="P61">في هذا الباب، سيتم استعراض عدد من دراسات الحالة من دول مختلفة لتوضيح تجاربهم في التوجه نحو مصادر الطاقة المتجددة والطاقة التقليدية، وكيف يمكن للبلدان أن تتكيف مع تحديات ومتطلبات التحول في قطاع الطاقة. تشمل هذه الدراسات تجارب دول متقدمة مثل ألمانيا، ودولًا متطورة مثل السعودية، ودولًا نامية مثل كينيا، مما يساعد في تقديم صورة شاملة عن التوجهات العالمية في قطاع الطاقة.</text:p>
      <text:p text:style-name="P61"/>
      <text:p text:style-name="P14">5.1 ألمانيا والتحول للطاقة المتجددة</text:p>
      <text:p text:style-name="P17">ألمانيا تُعد واحدة من الدول الرائدة في مجال التحول إلى الطاقة المتجددة من خلال برنامجها الطموح "Energiewende"، والذي يهدف إلى تقليل الاعتماد على الوقود الأحفوري والطاقة النووية، وتحقيق تحول شامل نحو الطاقة المتجددة.</text:p>
      <text:list text:style-name="L28">
        <text:list-item>
          <text:p text:style-name="P62"><text:span text:style-name="Strong_20_Emphasis"><text:span text:style-name="T2">الإنجازات</text:span></text:span><text:span text:style-name="T2">:<text:line-break/>في عام 2023، كانت أكثر من 50% من الكهرباء المنتجة في ألمانيا تأتي من مصادر متجددة، وخصوصًا من الرياح والطاقة الشمسية. هذا الإنجاز يعد خطوة كبيرة نحو تحقيق أهداف ألمانيا في تقليل انبعاثات الكربون وتحقيق الاستدامة البيئية.</text:span></text:p>
        </text:list-item>
        <text:list-item>
          <text:p text:style-name="P62"><text:span text:style-name="Strong_20_Emphasis"><text:span text:style-name="T2">التحديات</text:span></text:span><text:span text:style-name="T2">:<text:line-break/>على الرغم من التقدم الكبير، فإن التحول إلى الطاقة المتجددة في ألمانيا يواجه بعض التحديات:</text:span></text:p>
          <text:list>
            <text:list-item>
              <text:p text:style-name="P62"><text:span text:style-name="Strong_20_Emphasis"><text:span text:style-name="T2">ارتفاع أسعار الكهرباء</text:span></text:span><text:span text:style-name="T2">: بسبب زيادة الاعتماد على مصادر متجددة مثل الرياح والشمس، التي تعتمد على الظروف المناخية، ارتفعت تكاليف الكهرباء على المستهلكين.</text:span></text:p>
            </text:list-item>
            <text:list-item>
              <text:p text:style-name="P62"><text:span text:style-name="Strong_20_Emphasis"><text:span text:style-name="T2">تحديث الشبكة</text:span></text:span><text:span text:style-name="T2">: تحتاج شبكة الكهرباء الألمانية إلى تحديثات جذرية لاستيعاب المصادر المتجددة المتقطعة، مما يستدعي استثمارات ضخمة في البنية التحتية.</text:span></text:p>
            </text:list-item>
          </text:list>
        </text:list-item>
      </text:list>
      <text:p text:style-name="P10"/>
      <text:p text:style-name="P14">5.2 السعودية ومشاريع الطاقة التقليدية <text:span text:style-name="T25">والطاقة المتجددة</text:span></text:p>
      <text:p text:style-name="P17">على الرغم من أن المملكة العربية السعودية تعد من أكبر الدول المنتجة للنفط في العالم، فقد بدأت في السنوات الأخيرة في تبني سياسات تهدف إلى تنويع مصادر الطاقة وتقليل الاعتماد على النفط في تلبية احتياجاتها الداخلية.</text:p>
      <text:list text:style-name="L29">
        <text:list-item>
          <text:p text:style-name="P63"><text:soft-page-break/><text:span text:style-name="Strong_20_Emphasis"><text:span text:style-name="T2">الطاقة التقليدية</text:span></text:span><text:span text:style-name="T2">:<text:line-break/>النفط والغاز لا يزالان يمثلان المصدر الرئيسي لتوليد الكهرباء في السعودية. وتستمر المملكة في استخدام هذه الموارد بشكل رئيسي في الصناعات والقطاعات المختلفة، بما في ذلك توليد الكهرباء.</text:span></text:p>
        </text:list-item>
        <text:list-item>
          <text:p text:style-name="P63"><text:span text:style-name="Strong_20_Emphasis"><text:span text:style-name="T2">الطاقة المتجددة</text:span></text:span><text:span text:style-name="T2">:<text:line-break/>تعمل السعودية على مشاريع طموحة للطاقة المتجددة، خاصة في مجال الطاقة الشمسية والرياح:</text:span></text:p>
          <text:list>
            <text:list-item>
              <text:p text:style-name="P63"><text:span text:style-name="Strong_20_Emphasis"><text:span text:style-name="T2">مشروع سكاكا للطاقة الشمسية</text:span></text:span><text:span text:style-name="T2">: هو أول مشروع للطاقة الشمسية في السعودية، ومن المتوقع أن ينتج 600 ميجاوات من الكهرباء.</text:span></text:p>
            </text:list-item>
            <text:list-item>
              <text:p text:style-name="P63"><text:span text:style-name="Strong_20_Emphasis"><text:span text:style-name="T2">مشروع دومة الجندل لطاقة الرياح</text:span></text:span><text:span text:style-name="T2">: يعد هذا المشروع من أكبر مشاريع طاقة الرياح في المملكة ويهدف إلى توليد طاقة كهربائية باستخدام الرياح.</text:span></text:p>
            </text:list-item>
          </text:list>
        </text:list-item>
      </text:list>
      <text:p text:style-name="P10"/>
      <text:p text:style-name="P14">5.3 مصر والطاقة الشمسية (مشروع بنبان كمثال)</text:p>
      <text:p text:style-name="P12"><text:span text:style-name="T2">يعد </text:span><text:span text:style-name="Strong_20_Emphasis"><text:span text:style-name="T2">مشروع بنبان للطاقة الشمسية</text:span></text:span><text:span text:style-name="T2"> في محافظة أسوان واحدًا من أكبر مشاريع الطاقة الشمسية في العالم، ويُعد مثالًا بارزًا على التوجهات المصرية نحو استغلال الطاقة المتجددة لتلبية احتياجاتها من الطاقة.</text:span></text:p>
      <text:list text:style-name="L30">
        <text:list-item>
          <text:p text:style-name="P64"><text:span text:style-name="Strong_20_Emphasis"><text:span text:style-name="T2">الطاقة الإنتاجية</text:span></text:span><text:span text:style-name="T2">:<text:line-break/>يصل إجمالي قدرة محطة بنبان إلى </text:span><text:span text:style-name="Strong_20_Emphasis"><text:span text:style-name="T2">1.8 جيجاوات</text:span></text:span><text:span text:style-name="T2"> من الكهرباء، وهو ما يكفي لتغذية حوالي </text:span><text:span text:style-name="Strong_20_Emphasis"><text:span text:style-name="T2">مليون منزل</text:span></text:span><text:span text:style-name="T2">. يعد هذا المشروع من أكبر محطات الطاقة الشمسية في العالم.</text:span></text:p>
        </text:list-item>
        <text:list-item>
          <text:p text:style-name="P64"><text:span text:style-name="Strong_20_Emphasis"><text:span text:style-name="T2">التكلفة</text:span></text:span><text:span text:style-name="T2">:<text:line-break/>بلغت تكلفة المشروع نحو </text:span><text:span text:style-name="Strong_20_Emphasis"><text:span text:style-name="T2">2 مليار دولار</text:span></text:span><text:span text:style-name="T2">، بمشاركة أكثر من </text:span><text:span text:style-name="Strong_20_Emphasis"><text:span text:style-name="T2">30 شركة دولية ومحلية</text:span></text:span><text:span text:style-name="T2">. هذا يعكس التعاون الدولي والجهود المبذولة لتطوير قطاع الطاقة المتجددة في مصر.</text:span></text:p>
        </text:list-item>
        <text:list-item>
          <text:p text:style-name="P64"><text:span text:style-name="Strong_20_Emphasis"><text:span text:style-name="T2">الأثر البيئي</text:span></text:span><text:span text:style-name="T2">:<text:line-break/>يساهم مشروع بنبان في خفض انبعاثات </text:span><text:span text:style-name="Strong_20_Emphasis"><text:span text:style-name="T2">ثاني أكسيد الكربون</text:span></text:span><text:span text:style-name="T2"> بمقدار </text:span><text:span text:style-name="Strong_20_Emphasis"><text:span text:style-name="T2">2 مليون طن سنويًا</text:span></text:span><text:span text:style-name="T2">، مما يعزز من الجهود المصرية لمكافحة التغير المناخي وتحقيق أهداف التنمية المستدامة.</text:span></text:p>
        </text:list-item>
      </text:list>
      <text:p text:style-name="P10"/>
      <text:p text:style-name="P10"/>
      <text:p text:style-name="P14"><text:soft-page-break/>5.4 الصين وتنوع مصادر الطاقة</text:p>
      <text:p text:style-name="P12"><text:span text:style-name="T2">تُعد </text:span><text:span text:style-name="Strong_20_Emphasis"><text:span text:style-name="T2">الصين</text:span></text:span><text:span text:style-name="T2"> أكبر دولة في العالم من حيث الإنتاج والاستهلاك للطاقة، وهي تمتلك مزيجًا متنوعًا من مصادر الطاقة، حيث تسعى بشكل مستمر لتحقيق التنوع في مصادر الطاقة والتقليل من الاعتماد على الفحم.</text:span></text:p>
      <text:list text:style-name="L31">
        <text:list-item>
          <text:p text:style-name="P65"><text:span text:style-name="Strong_20_Emphasis"><text:span text:style-name="T2">الطاقة التقليدية</text:span></text:span><text:span text:style-name="T2">:<text:line-break/>على الرغم من كون </text:span><text:span text:style-name="Strong_20_Emphasis"><text:span text:style-name="T2">الفحم</text:span></text:span><text:span text:style-name="T2"> هو المصدر الرئيسي للطاقة في الصين، إلا أن الحكومة الصينية قد بدأت في تقليص الاعتماد عليه تدريجيًا من خلال تبني سياسات للطاقة النظيفة والمتجددة.</text:span></text:p>
        </text:list-item>
        <text:list-item>
          <text:p text:style-name="P65"><text:span text:style-name="Strong_20_Emphasis"><text:span text:style-name="T2">الطاقة المتجددة</text:span></text:span><text:span text:style-name="T2">:<text:line-break/>تُعد الصين أكبر منتج للطاقة الشمسية وطاقة الرياح في العالم.</text:span></text:p>
          <text:list>
            <text:list-item>
              <text:p text:style-name="P65"><text:span text:style-name="T2">الصين تستثمر أكثر من </text:span><text:span text:style-name="Strong_20_Emphasis"><text:span text:style-name="T2">100 مليار دولار سنويًا</text:span></text:span><text:span text:style-name="T2"> في مشاريع الطاقة المتجددة، مما يساعدها في زيادة حصتها من الطاقة المتجددة في مزيج الطاقة العالمي.</text:span></text:p>
            </text:list-item>
          </text:list>
        </text:list-item>
        <text:list-item>
          <text:p text:style-name="P65"><text:span text:style-name="Strong_20_Emphasis"><text:span text:style-name="T2">الاستثمار</text:span></text:span><text:span text:style-name="T2">:<text:line-break/>تعتبر الصين من أكبر الدول المستثمرة في قطاع الطاقة المتجددة، ولها دور بارز في التوسع العالمي للطاقة الشمسية والرياح.</text:span></text:p>
        </text:list-item>
      </text:list>
      <text:p text:style-name="P10"/>
      <text:p text:style-name="P14">5.5 دراسة حالة عن مزيج الطاقة في دولة نامية (كينيا كمثال)</text:p>
      <text:p text:style-name="P12"><text:span text:style-name="T2">تُعد </text:span><text:span text:style-name="Strong_20_Emphasis"><text:span text:style-name="T2">كينيا</text:span></text:span><text:span text:style-name="T2"> نموذجًا ناجحًا لدولة نامية تسعى لتحقيق نمو مستدام من خلال استغلال مصادر الطاقة المتجددة.</text:span></text:p>
      <text:list text:style-name="L32">
        <text:list-item>
          <text:p text:style-name="P66"><text:span text:style-name="Strong_20_Emphasis"><text:span text:style-name="T2">الطاقة المتجددة</text:span></text:span><text:span text:style-name="T2">:<text:line-break/>تمثل </text:span><text:span text:style-name="Strong_20_Emphasis"><text:span text:style-name="T2">أكثر من 80%</text:span></text:span><text:span text:style-name="T2"> من الكهرباء المنتجة في كينيا. من أبرز مصادر الطاقة المتجددة في كينيا:</text:span></text:p>
          <text:list>
            <text:list-item>
              <text:p text:style-name="P66"><text:span text:style-name="Strong_20_Emphasis"><text:span text:style-name="T2">الطاقة الحرارية الجوفية</text:span></text:span><text:span text:style-name="T2">: تعد كينيا واحدة من الدول الرائدة في استخدام الطاقة الجوفية لتوليد الكهرباء.</text:span></text:p>
            </text:list-item>
            <text:list-item>
              <text:p text:style-name="P66"><text:span text:style-name="Strong_20_Emphasis"><text:span text:style-name="T2">الطاقة الكهرومائية</text:span></text:span><text:span text:style-name="T2">: تُعد أيضًا مصدرًا هامًا للطاقة في كينيا، حيث تتمتع البلاد بمصادر مائية جيدة.</text:span></text:p>
            </text:list-item>
          </text:list>
        </text:list-item>
        <text:list-item>
          <text:p text:style-name="P66"><text:soft-page-break/><text:span text:style-name="Strong_20_Emphasis"><text:span text:style-name="T2">الطاقة التقليدية</text:span></text:span><text:span text:style-name="T2">:<text:line-break/>يتم تقليص الاعتماد على مصادر الطاقة التقليدية مثل الفحم والنفط تدريجيًا، خاصة في ظل التوجهات العالمية نحو تقليل الانبعاثات الكربونية.</text:span></text:p>
        </text:list-item>
        <text:list-item>
          <text:p text:style-name="P66"><text:span text:style-name="Strong_20_Emphasis"><text:span text:style-name="T2">التحديات</text:span></text:span><text:span text:style-name="T2">:</text:span></text:p>
          <text:list>
            <text:list-item>
              <text:p text:style-name="P66"><text:span text:style-name="T2">تحتاج كينيا إلى توسيع </text:span><text:span text:style-name="Strong_20_Emphasis"><text:span text:style-name="T2">شبكات التوزيع</text:span></text:span><text:span text:style-name="T2"> لتشمل المناطق الريفية النائية، مما يشكل تحديًا في توفير الطاقة للمناطق غير المتصلة بالشبكة.</text:span></text:p>
            </text:list-item>
            <text:list-item>
              <text:p text:style-name="P66"><text:span text:style-name="T2">الحاجة إلى تعزيز </text:span><text:span text:style-name="Strong_20_Emphasis"><text:span text:style-name="T2">البنية التحتية</text:span></text:span><text:span text:style-name="T2"> لتلبية الطلب المتزايد على الطاقة.</text:span></text:p>
            </text:list-item>
          </text:list>
        </text:list-item>
      </text:list>
      <text:p text:style-name="P10"/>
      <text:p text:style-name="P8"><text:span text:style-name="T2">📚 </text:span><text:span text:style-name="Strong_20_Emphasis"><text:span text:style-name="T2">المصدر</text:span></text:span><text:span text:style-name="T2">:</text:span></text:p>
      <text:list text:style-name="L33">
        <text:list-item>
          <text:p text:style-name="P67"><text:span text:style-name="Strong_20_Emphasis"><text:span text:style-name="T17">ألمانيا والتحول للطاقة المتجددة – German Federal Ministry for Economic Affairs and Climate Action</text:span></text:span><text:span text:style-name="T17"><text:line-break/></text:span><text:a xlink:type="simple" xlink:href="https://www.bmwi.de/Redaktion/EN/Dossier/energy-transition.html" office:target-frame-name="_new" xlink:show="replace" text:style-name="Internet_20_link" text:visited-style-name="Visited_20_Internet_20_Link"><text:span text:style-name="T17">https://www.bmwi.de/Redaktion/EN/Dossier/energy-transition.html</text:span></text:a></text:p>
        </text:list-item>
        <text:list-item>
          <text:p text:style-name="P67"><text:span text:style-name="Strong_20_Emphasis"><text:span text:style-name="T17">السعودية ومشاريع الطاقة التقليدية والنووية – Saudi Vision 2030: Renewable Energy</text:span></text:span><text:span text:style-name="T17"><text:line-break/></text:span><text:a xlink:type="simple" xlink:href="https://www.vision2030.gov.sa/en/sectors/energy/" office:target-frame-name="_new" xlink:show="replace" text:style-name="Internet_20_link" text:visited-style-name="Visited_20_Internet_20_Link"><text:span text:style-name="T17">https://www.vision2030.gov.sa/en/sectors/energy/</text:span></text:a></text:p>
        </text:list-item>
        <text:list-item>
          <text:p text:style-name="P67"><text:span text:style-name="Strong_20_Emphasis"><text:span text:style-name="T17">مصر والطاقة الشمسية (مشروع بنبان) – International Finance Corporation: Benban Solar Park</text:span></text:span><text:span text:style-name="T17"><text:line-break/></text:span><text:a xlink:type="simple" xlink:href="https://www.ifc.org/en/stories/2020/egypt-benban-solar-park" office:target-frame-name="_new" xlink:show="replace" text:style-name="Internet_20_link" text:visited-style-name="Visited_20_Internet_20_Link"><text:span text:style-name="T17">https://www.ifc.org/en/stories/2020/egypt-benban-solar-park</text:span></text:a></text:p>
        </text:list-item>
        <text:list-item>
          <text:p text:style-name="P67"><text:span text:style-name="Strong_20_Emphasis"><text:span text:style-name="T17">الصين وتنوع مصادر الطاقة – International Energy Agency: China Energy Profile</text:span></text:span><text:span text:style-name="T17"><text:line-break/></text:span><text:a xlink:type="simple" xlink:href="https://www.iea.org/countries/china" office:target-frame-name="_new" xlink:show="replace" text:style-name="Internet_20_link" text:visited-style-name="Visited_20_Internet_20_Link"><text:span text:style-name="T17">https://www.iea.org/countries/china</text:span></text:a></text:p>
        </text:list-item>
        <text:list-item>
          <text:p text:style-name="P67"><text:span text:style-name="Strong_20_Emphasis"><text:span text:style-name="T17">كينيا ومزيج الطاقة في الدول النامية – IRENA: Renewable Energy in Kenya</text:span></text:span><text:span text:style-name="T17"><text:line-break/></text:span><text:a xlink:type="simple" xlink:href="https://www.irena.org/Statistics/View-Data-by-Country/Profiles/Kenya" office:target-frame-name="_new" xlink:show="replace" text:style-name="Internet_20_link" text:visited-style-name="Visited_20_Internet_20_Link"><text:span text:style-name="T17">https://www.irena.org/Statistics/View-Data-by-Country/Profiles/Kenya</text:span></text:a></text:p>
        </text:list-item>
      </text:list>
      <text:p text:style-name="P68"/>
      <text:p text:style-name="P31"/>
      <text:p text:style-name="P31"/>
      <text:p text:style-name="P31"/>
      <text:p text:style-name="P31"/>
      <text:p text:style-name="P31"/>
      <text:p text:style-name="P31"/>
      <text:p text:style-name="P31"/>
      <text:p text:style-name="P31"/>
      <text:p text:style-name="P31"/>
      <text:h text:style-name="P13" text:outline-level="1" text:is-list-header="true"><text:soft-page-break/><text:span text:style-name="Strong_20_Emphasis"><text:span text:style-name="T1">الباب السادس: التحول العالمي نحو الطاقة المتجددة</text:span></text:span></text:h>
      <text:p text:style-name="P61">يشهد العالم تحولًا كبيرًا نحو استخدام مصادر الطاقة المتجددة في مسعى لتقليل تأثيرات التغير المناخي وضمان استدامة الموارد الطبيعية للأجيال القادمة. يتضمن هذا التحول أكثر من مجرد انتقال إلى تقنيات جديدة؛ فهو يشمل أيضًا استراتيجيات سياسية، اقتصادية، وتكنولوجية تهدف إلى تحسين الكفاءة وتقليل التكاليف. في هذا الباب، سيتم استعراض العوامل المختلفة التي تساهم في تسريع التحول العالمي نحو الطاقة المتجددة.</text:p>
      <text:p text:style-name="P61"/>
      <text:p text:style-name="P14">6.1 اتفاقيات دولية (اتفاق باريس، أهداف التنمية المستدامة)</text:p>
      <text:p text:style-name="P12"><text:span text:style-name="T2">منذ عقود، بدأ العالم يدرك أهمية مواجهة التغير المناخي وحماية البيئة من خلال تقليل انبعاثات الغازات الدفيئة. تُعد </text:span><text:span text:style-name="Strong_20_Emphasis"><text:span text:style-name="T2">اتفاقية باريس</text:span></text:span><text:span text:style-name="T2"> لعام 2015 إحدى أبرز المبادرات العالمية في هذا المجال.</text:span></text:p>
      <text:list text:style-name="L34">
        <text:list-item>
          <text:p text:style-name="P69"><text:span text:style-name="Strong_20_Emphasis"><text:span text:style-name="T2">اتفاق باريس</text:span></text:span><text:span text:style-name="T2">:<text:line-break/>في عام 2015، وقعت 196 دولة على اتفاقية باريس للمناخ، التي تهدف إلى الحد من الاحترار العالمي إلى أقل من درجتين مئويتين، مع السعي لإبقائه تحت 1.5 درجة مئوية فوق مستويات ما قبل العصر الصناعي. يعتبر هذا الاتفاق خطوة أساسية في مواجهة التغير المناخي، حيث يتطلب من الدول تقليل انبعاثات الغازات الدفيئة واتباع استراتيجيات تحول نحو الطاقة النظيفة.</text:span></text:p>
          <text:list>
            <text:list-item>
              <text:p text:style-name="P69"><text:span text:style-name="Strong_20_Emphasis"><text:span text:style-name="T2">التزام الدول</text:span></text:span><text:span text:style-name="T2">: تنص الاتفاقية على أن الدول يجب أن تقدم التزامات وطنية بشأن خفض الانبعاثات، ويجب مراجعة هذه الالتزامات بشكل دوري لزيادة مستوى الطموح.</text:span></text:p>
            </text:list-item>
            <text:list-item>
              <text:p text:style-name="P69"><text:span text:style-name="Strong_20_Emphasis"><text:span text:style-name="T2">التحديات</text:span></text:span><text:span text:style-name="T2">: على الرغم من التوقيع على الاتفاقية، لا تزال هناك تحديات كبيرة تتمثل في الوفاء بهذه الالتزامات، خاصةً من الدول الصناعية الكبرى التي تُسهم بشكل رئيسي في انبعاثات الغازات الدفيئة.</text:span></text:p>
            </text:list-item>
          </text:list>
        </text:list-item>
        <text:list-item>
          <text:p text:style-name="P69"><text:span text:style-name="Strong_20_Emphasis"><text:span text:style-name="T2">أهداف التنمية المستدامة</text:span></text:span><text:span text:style-name="T2">: تسعى الأمم المتحدة من خلال أهداف التنمية المستدامة (SDGs) إلى تحقيق عالم أكثر استدامة، حيث يتم التركيز على الطاقة النظيفة والمستدامة ضمن الهدف السابع (SDG 7). ينص الهدف على ضمان حصول الجميع على طاقة حديثة، موثوقة، ومستدامة وبأسعار معقولة بحلول عام 2030.</text:span></text:p>
          <text:list>
            <text:list-item>
              <text:p text:style-name="P69"><text:span text:style-name="Strong_20_Emphasis"><text:span text:style-name="T2">التوجهات</text:span></text:span><text:span text:style-name="T2">: يركز هذا الهدف على تعزيز الوصول إلى الطاقة المتجددة، وخاصة في الدول النامية التي قد تعاني من نقص في الطاقة التقليدية.</text:span></text:p>
            </text:list-item>
            <text:list-item>
              <text:p text:style-name="P69"><text:soft-page-break/><text:span text:style-name="Strong_20_Emphasis"><text:span text:style-name="T2">التحديات في التنفيذ</text:span></text:span><text:span text:style-name="T2">: تحقيق هذا الهدف يتطلب استثمارات ضخمة في البنية التحتية للطاقة، خاصة في المناطق الريفية التي تفتقر إلى مصادر طاقة حديثة.</text:span></text:p>
            </text:list-item>
          </text:list>
        </text:list-item>
      </text:list>
      <text:p text:style-name="P10"/>
      <text:p text:style-name="P70">6.2 الابتكارات والتكنولوجيا الحديثة في مجال الطاقة</text:p>
      <text:p text:style-name="P17">التحول إلى الطاقة المتجددة لا يقتصر على التبديل إلى مصادر طاقة نظيفة، بل يتطلب تطوير تقنيات جديدة تساهم في تحسين كفاءة الطاقة وتقليل التكاليف. ومن أبرز الابتكارات في هذا المجال:</text:p>
      <text:list text:style-name="L35">
        <text:list-item>
          <text:p text:style-name="P71"><text:span text:style-name="Strong_20_Emphasis"><text:span text:style-name="T2">الخلايا الشمسية الكهروضوئية عالية الكفاءة</text:span></text:span><text:span text:style-name="T2">:</text:span></text:p>
          <text:list>
            <text:list-item>
              <text:p text:style-name="P71"><text:span text:style-name="Strong_20_Emphasis"><text:span text:style-name="T2">التقنيات الحديثة</text:span></text:span><text:span text:style-name="T2">: شهدت تكنولوجيا الخلايا الشمسية تطورات ملحوظة، حيث أصبحت أكثر كفاءة وأقل تكلفة. من بين هذه التطورات، الخلايا الشمسية الأحادية البلورة (Monocrystalline) ذات الكفاءة العالية التي تحوّل المزيد من الطاقة من ضوء الشمس.</text:span></text:p>
            </text:list-item>
            <text:list-item>
              <text:p text:style-name="P71"><text:span text:style-name="Strong_20_Emphasis"><text:span text:style-name="T2">التحديات</text:span></text:span><text:span text:style-name="T2">: رغم التقدم الكبير، لا تزال تكلفة الإنتاج أحد العوامل التي تحد من انتشار تكنولوجيا الخلايا الشمسية في بعض الدول.</text:span></text:p>
            </text:list-item>
          </text:list>
        </text:list-item>
        <text:list-item>
          <text:p text:style-name="P71"><text:span text:style-name="Strong_20_Emphasis"><text:span text:style-name="T2">البطاريات المتقدمة لتخزين الطاقة</text:span></text:span><text:span text:style-name="T2">:</text:span></text:p>
          <text:list>
            <text:list-item>
              <text:p text:style-name="P71"><text:span text:style-name="Strong_20_Emphasis"><text:span text:style-name="T2">بطاريات الليثيوم-أيون</text:span></text:span><text:span text:style-name="T2">: تُعد من أفضل الحلول لتخزين الطاقة المتجددة، لا سيما الطاقة الشمسية وطاقة الرياح. تتميز بقدرتها على توفير طاقة ثابتة على مدار اليوم، حتى عند انقطاع الإمدادات.</text:span></text:p>
            </text:list-item>
            <text:list-item>
              <text:p text:style-name="P71"><text:span text:style-name="Strong_20_Emphasis"><text:span text:style-name="T2">تكنولوجيا البطاريات المتدفقة (Flow Batteries)</text:span></text:span><text:span text:style-name="T2">: تمثل خيارًا واعدًا لتخزين الطاقة على المدى الطويل، حيث يمكنها تخزين كميات كبيرة من الطاقة.</text:span></text:p>
            </text:list-item>
            <text:list-item>
              <text:p text:style-name="P71"><text:span text:style-name="Strong_20_Emphasis"><text:span text:style-name="T2">التحديات</text:span></text:span><text:span text:style-name="T2">: على الرغم من تقدم تقنيات البطاريات، إلا أن التكلفة العالية والتحديات المرتبطة بالمواد الخام قد تشكل عائقًا أمام التوسع في استخدامها.</text:span></text:p>
            </text:list-item>
          </text:list>
        </text:list-item>
        <text:list-item>
          <text:p text:style-name="P71"><text:span text:style-name="Strong_20_Emphasis"><text:span text:style-name="T2">العدادات الذكية وشبكات الطاقة الذكية</text:span></text:span><text:span text:style-name="T2">:</text:span></text:p>
          <text:list>
            <text:list-item>
              <text:p text:style-name="P71"><text:span text:style-name="Strong_20_Emphasis"><text:span text:style-name="T2">الشبكات الذكية</text:span></text:span><text:span text:style-name="T2">: تساعد في تحسين إدارة استهلاك الطاقة، وتحقيق التوازن بين العرض والطلب على الكهرباء. تتيح الشبكات الذكية مراقبة واستهلاك الطاقة بشكل أكثر فعالية.</text:span></text:p>
            </text:list-item>
            <text:list-item>
              <text:p text:style-name="P71"><text:soft-page-break/><text:span text:style-name="Strong_20_Emphasis"><text:span text:style-name="T2">العدادات الذكية</text:span></text:span><text:span text:style-name="T2">: تتيح للمستهلكين مراقبة استهلاكهم للطاقة بشكل مباشر، مما يعزز من كفاءة استخدام الطاقة.</text:span></text:p>
            </text:list-item>
            <text:list-item>
              <text:p text:style-name="P71"><text:span text:style-name="Strong_20_Emphasis"><text:span text:style-name="T2">التحديات</text:span></text:span><text:span text:style-name="T2">: تنفيذ هذه التقنيات يتطلب استثمارات ضخمة في البنية التحتية، ويجب أن تتعاون الحكومات مع القطاع الخاص لتحقيق هذا التحول.</text:span></text:p>
            </text:list-item>
          </text:list>
        </text:list-item>
        <text:list-item>
          <text:p text:style-name="P71"><text:span text:style-name="Strong_20_Emphasis"><text:span text:style-name="T2">الهيدروجين الأخضر كمصدر مستقبلي للطاقة</text:span></text:span><text:span text:style-name="T2">:</text:span></text:p>
          <text:list>
            <text:list-item>
              <text:p text:style-name="P71"><text:span text:style-name="T2">يُعد </text:span><text:span text:style-name="Strong_20_Emphasis"><text:span text:style-name="T2">الهيدروجين الأخضر</text:span></text:span><text:span text:style-name="T2"> أحد أكثر الحلول ابتكارًا، حيث يُنتج الهيدروجين باستخدام الطاقة المتجددة. يُعتبر الهيدروجين مصدرًا واعدًا للطاقة خاصة في القطاعات التي يصعب فيها استخدام الكهرباء مثل النقل الثقيل والصناعات.</text:span></text:p>
            </text:list-item>
            <text:list-item>
              <text:p text:style-name="P71"><text:span text:style-name="Strong_20_Emphasis"><text:span text:style-name="T2">التحديات</text:span></text:span><text:span text:style-name="T2">: التحديات الرئيسية تشمل التكلفة المرتفعة لإنتاج الهيدروجين الأخضر، بالإضافة إلى الحاجة إلى تطوير البنية التحتية المناسبة لتخزينه وتوزيعه.</text:span></text:p>
            </text:list-item>
          </text:list>
        </text:list-item>
      </text:list>
      <text:p text:style-name="P10"/>
      <text:p text:style-name="P14">6.3 دور الحكومات والمؤسسات</text:p>
      <text:p text:style-name="P17">تلعب الحكومات والمؤسسات الدولية دورًا حاسمًا في تسريع التحول إلى الطاقة المتجددة من خلال سياسات دعم وتشجيع الابتكارات، بالإضافة إلى تعزيز التعاون بين القطاعين العام والخاص.</text:p>
      <text:list text:style-name="L36">
        <text:list-item>
          <text:p text:style-name="P72"><text:span text:style-name="Strong_20_Emphasis"><text:span text:style-name="T2">السياسات والحوافز الحكومية</text:span></text:span><text:span text:style-name="T2">:</text:span></text:p>
          <text:list>
            <text:list-item>
              <text:p text:style-name="P72"><text:span text:style-name="Strong_20_Emphasis"><text:span text:style-name="T2">دعم أسعار تركيب الخلايا الشمسية</text:span></text:span><text:span text:style-name="T2">: تقدم العديد من الحكومات دعمًا لأسعار تركيب الخلايا الشمسية للمنازل والشركات. هذا التحفيز يعزز من التوسع في استخدام الطاقة الشمسية.</text:span></text:p>
            </text:list-item>
            <text:list-item>
              <text:p text:style-name="P72"><text:span text:style-name="Strong_20_Emphasis"><text:span text:style-name="T2">الإعفاءات الضريبية</text:span></text:span><text:span text:style-name="T2">: العديد من الحكومات تقدم إعفاءات ضريبية لتشجيع الاستثمار في مشاريع الطاقة المتجددة.</text:span></text:p>
            </text:list-item>
          </text:list>
        </text:list-item>
        <text:list-item>
          <text:p text:style-name="P72"><text:span text:style-name="Strong_20_Emphasis"><text:span text:style-name="T2">الشراكات بين القطاعين العام والخاص</text:span></text:span><text:span text:style-name="T2">:</text:span></text:p>
          <text:list>
            <text:list-item>
              <text:p text:style-name="P73">تُعد الشراكات بين الحكومات والشركات الخاصة عنصرًا أساسيًا لتحقيق التحول الكبير نحو الطاقة المتجددة. مثل هذه الشراكات تساعد في تأمين التمويل اللازم لتنفيذ المشاريع الضخمة مثل محطات الطاقة الشمسية والرياح.</text:p>
            </text:list-item>
          </text:list>
        </text:list-item>
        <text:list-item>
          <text:p text:style-name="P72"><text:span text:style-name="Strong_20_Emphasis"><text:span text:style-name="T2">استثمارات في البنية التحتية الذكية</text:span></text:span><text:span text:style-name="T2">:</text:span></text:p>
          <text:list>
            <text:list-item>
              <text:p text:style-name="P73"><text:soft-page-break/>تشمل هذه الاستثمارات تطوير الشبكات الذكية والعدّادات الذكية، التي تساهم في تحسين توزيع الطاقة وتقليل الفاقد.</text:p>
            </text:list-item>
          </text:list>
        </text:list-item>
        <text:list-item>
          <text:p text:style-name="P72"><text:span text:style-name="Strong_20_Emphasis"><text:span text:style-name="T2">المؤسسات الدولية</text:span></text:span><text:span text:style-name="T2">:</text:span></text:p>
          <text:list>
            <text:list-item>
              <text:p text:style-name="P72"><text:span text:style-name="Strong_20_Emphasis"><text:span text:style-name="T2">البنك الدولي</text:span></text:span><text:span text:style-name="T2">: يقدم تمويلات لدعم مشاريع الطاقة المتجددة في الدول النامية.</text:span></text:p>
            </text:list-item>
            <text:list-item>
              <text:p text:style-name="P72"><text:span text:style-name="Strong_20_Emphasis"><text:span text:style-name="T2">الوكالة الدولية للطاقة المتجددة (IRENA)</text:span></text:span><text:span text:style-name="T2">: تعمل على دعم الدول في تحقيق أهداف الطاقة المتجددة من خلال الاستشارات والدعم الفني.</text:span></text:p>
            </text:list-item>
          </text:list>
        </text:list-item>
      </text:list>
      <text:p text:style-name="P10"/>
      <text:p text:style-name="P10"/>
      <text:p text:style-name="P14">6.4 الاقتصاد الأخضر والطاقة</text:p>
      <text:p text:style-name="P17">التحول نحو الطاقة المتجددة لا يساهم فقط في حماية البيئة، بل يعزز أيضًا من نمو الاقتصاد الأخضر، وهو الاقتصاد الذي يسعى لتحقيق التنمية المستدامة مع تقليل التأثيرات البيئية.</text:p>
      <text:list text:style-name="L37">
        <text:list-item>
          <text:p text:style-name="P74"><text:span text:style-name="Strong_20_Emphasis"><text:span text:style-name="T2">فرص العمل في الاقتصاد الأخضر</text:span></text:span><text:span text:style-name="T2">:</text:span></text:p>
          <text:list>
            <text:list-item>
              <text:p text:style-name="P75">التحول إلى الطاقة المتجددة يخلق فرص عمل جديدة في عدة مجالات مثل تصنيع الألواح الشمسية، وصيانة توربينات الرياح، وتطوير تقنيات تخزين الطاقة.</text:p>
            </text:list-item>
          </text:list>
        </text:list-item>
        <text:list-item>
          <text:p text:style-name="P74"><text:span text:style-name="Strong_20_Emphasis"><text:span text:style-name="T2">الحد من التكاليف الصحية</text:span></text:span><text:span text:style-name="T2">:</text:span></text:p>
          <text:list>
            <text:list-item>
              <text:p text:style-name="P75">يقلل الاقتصاد الأخضر من التلوث الهوائي الناجم عن استخدام الوقود الأحفوري، مما يسهم في تحسين صحة البشر وتقليل التكاليف الصحية المرتبطة بالأمراض الناجمة عن تلوث الهواء.</text:p>
            </text:list-item>
          </text:list>
        </text:list-item>
        <text:list-item>
          <text:p text:style-name="P74"><text:span text:style-name="Strong_20_Emphasis"><text:span text:style-name="T2">استدامة البيئة</text:span></text:span><text:span text:style-name="T2">:</text:span></text:p>
          <text:list>
            <text:list-item>
              <text:p text:style-name="P75">يؤدي التحول إلى الطاقة المتجددة إلى تقليل الاعتماد على الوقود الأحفوري، مما يساهم في تقليل انبعاثات الكربون وحماية البيئة للأجيال القادمة.</text:p>
            </text:list-item>
          </text:list>
        </text:list-item>
      </text:list>
      <text:p text:style-name="P10"/>
      <text:p text:style-name="P8"><text:span text:style-name="Strong_20_Emphasis"><text:span text:style-name="T2"/></text:span></text:p>
      <text:p text:style-name="P8"><text:span text:style-name="Strong_20_Emphasis"><text:span text:style-name="T2">📚 المصدر:</text:span></text:span></text:p>
      <text:list text:style-name="L38">
        <text:list-item>
          <text:p text:style-name="P76"><text:span text:style-name="Strong_20_Emphasis"><text:span text:style-name="T12">اتفاق باريس للمناخ – اتفاقية الأمم المتحدة الإطارية بشأن تغير المناخ (UNFCCC)</text:span></text:span><text:span text:style-name="T12"><text:line-break/></text:span><text:a xlink:type="simple" xlink:href="https://unfccc.int/process-and-meetings/the-paris-agreement" text:style-name="Internet_20_link" text:visited-style-name="Visited_20_Internet_20_Link"><text:span text:style-name="T12">https://unfccc.int/process-and-meetings/the-paris-agreement</text:span></text:a></text:p>
        </text:list-item>
        <text:list-item>
          <text:p text:style-name="P77"><text:soft-page-break/><text:span text:style-name="Strong_20_Emphasis"><text:span text:style-name="T12">أهداف التنمية المستدامة – الأمم المتحدة</text:span></text:span><text:span text:style-name="T12"><text:line-break/></text:span><text:a xlink:type="simple" xlink:href="https://sdgs.un.org/goals/goal7" office:target-frame-name="_new" xlink:show="replace" text:style-name="Internet_20_link" text:visited-style-name="Visited_20_Internet_20_Link"><text:span text:style-name="T12">https://sdgs.un.org/goals/goal7</text:span></text:a></text:p>
        </text:list-item>
        <text:list-item>
          <text:p text:style-name="P77"><text:span text:style-name="Strong_20_Emphasis"><text:span text:style-name="T12">تقرير التكنولوجيا والابتكار – IRENA</text:span></text:span><text:span text:style-name="T12"><text:line-break/></text:span><text:a xlink:type="simple" xlink:href="https://www.irena.org/Statistics" text:style-name="Internet_20_link" text:visited-style-name="Visited_20_Internet_20_Link"><text:span text:style-name="T12">https://www.irena.org/Statistics</text:span></text:a></text:p>
        </text:list-item>
        <text:list-item>
          <text:p text:style-name="P77"><text:span text:style-name="Strong_20_Emphasis"><text:span text:style-name="T12">الاقتصاد الأخضر والطاقة – برنامج الأمم المتحدة للبيئة</text:span></text:span><text:span text:style-name="T12"><text:line-break/></text:span><text:a xlink:type="simple" xlink:href="https://www.unep.org/explore-topics/green-economy" text:style-name="Internet_20_link" text:visited-style-name="Visited_20_Internet_20_Link"><text:span text:style-name="T12">https://www.unep.org/explore-topics/green-economy</text:span></text:a></text:p>
        </text:list-item>
        <text:list-item>
          <text:p text:style-name="P77"><text:span text:style-name="Strong_20_Emphasis"><text:span text:style-name="T12">سياسات الطاقة الحكومية – IEA (الوكالة الدولية للطاقة)</text:span></text:span><text:span text:style-name="T12"><text:line-break/></text:span><text:a xlink:type="simple" xlink:href="https://www.iea.org/topics/renewables" text:style-name="Internet_20_link" text:visited-style-name="Visited_20_Internet_20_Link"><text:span text:style-name="T12">https://www.iea.org/topics/renewables</text:span></text:a></text:p>
        </text:list-item>
      </text:list>
      <text:p text:style-name="P78"><text:span text:style-name="T15"/></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p text:style-name="P78"><text:span text:style-name="Strong_20_Emphasis"><text:span text:style-name="T26"/></text:span></text:p>
      <text:h text:style-name="P13" text:outline-level="1" text:is-list-header="true"><text:soft-page-break/><text:span text:style-name="Strong_20_Emphasis"><text:span text:style-name="T1">الباب السابع: التحديات والفرص</text:span></text:span></text:h>
      <text:p text:style-name="P8"><text:span text:style-name="Strong_20_Emphasis"><text:span text:style-name="T7">بالرغم من التقدم الكبير الذي شهدته تكنولوجيا الطاقة المتجددة خلال العقود الأخيرة، فإن هناك العديد من التحديات التي ما زالت تقف أمام التحول الكامل إلى مصادر الطاقة المستدامة. في المقابل، تفتح هذه التحديات أيضًا العديد من الفرص التي يمكن الاستفادة منها لتعزيز النمو الاقتصادي وتحقيق أهداف التنمية المستدامة. في هذا الباب، سيتم مناقشة التحديات والفرص المتعلقة بمجال الطاقة المتجددة من النواحي التقنية، الاقتصادية، السياسية، والفرص المتاحة في مجالات الابتكار وريادة الأعمال.</text:span></text:span></text:p>
      <text:p text:style-name="P8"><text:span text:style-name="Strong_20_Emphasis"><text:span text:style-name="T7"/></text:span></text:p>
      <text:p text:style-name="P8"><text:span text:style-name="Strong_20_Emphasis"><text:span text:style-name="T2">7.1 التحديات التقنية والبيئية</text:span></text:span></text:p>
      <text:p text:style-name="P17">رغم التطورات التكنولوجية في مجال الطاقة المتجددة، إلا أن هناك تحديات تقنية وبيئية كبيرة قد تعيق التحول الكامل نحو الطاقة النظيفة.</text:p>
      <text:list text:style-name="L39">
        <text:list-item>
          <text:p text:style-name="P79"><text:span text:style-name="Strong_20_Emphasis"><text:span text:style-name="T2">عدم استقرار الإنتاج</text:span></text:span><text:span text:style-name="T2">:</text:span></text:p>
          <text:list>
            <text:list-item>
              <text:p text:style-name="P79"><text:span text:style-name="Strong_20_Emphasis"><text:span text:style-name="T2">تذبذب مصادر الطاقة</text:span></text:span><text:span text:style-name="T2">: تعتبر الطاقة الشمسية وطاقة الرياح من مصادر الطاقة المتجددة المتغيرة. فعلى سبيل المثال، تكون الطاقة الشمسية متاحة فقط في ساعات النهار، بينما يتأثر إنتاج الطاقة الريحية بالعوامل الجوية. هذا التذبذب في الإنتاج قد يتسبب في عدم استقرار إمدادات الطاقة، مما يستلزم حلولًا لتخزين الطاقة أو تطوير تقنيات توليد مستدامة أخرى.</text:span></text:p>
            </text:list-item>
            <text:list-item>
              <text:p text:style-name="P79"><text:span text:style-name="Strong_20_Emphasis"><text:span text:style-name="T2">الحلول الممكنة</text:span></text:span><text:span text:style-name="T2">: تطوير تقنيات تخزين الطاقة مثل البطاريات المتقدمة أو استخدام الشبكات الذكية لدمج هذه المصادر المتغيرة في النظام الكهربائي بشكل أكثر استدامة.</text:span></text:p>
            </text:list-item>
          </text:list>
        </text:list-item>
        <text:list-item>
          <text:p text:style-name="P79"><text:span text:style-name="Strong_20_Emphasis"><text:span text:style-name="T2">صعوبة التخزين طويل الأمد للطاقة</text:span></text:span><text:span text:style-name="T2">:</text:span></text:p>
          <text:list>
            <text:list-item>
              <text:p text:style-name="P79"><text:span text:style-name="Strong_20_Emphasis"><text:span text:style-name="T2">التحديات في التخزين</text:span></text:span><text:span text:style-name="T2">: تعد مشكلة تخزين الطاقة واحدة من أكبر التحديات التي تواجه الطاقة المتجددة. فالحاجة إلى تخزين كميات كبيرة من الطاقة لتغطية الفترات التي لا تتوفر فيها الطاقة الشمسية أو الريحية تمثل تحديًا تقنيًا كبيرًا. معظم البطاريات الحالية مثل بطاريات الليثيوم-أيون لا تملك قدرة تخزين كافية على المدى الطويل.</text:span></text:p>
            </text:list-item>
            <text:list-item>
              <text:p text:style-name="P79"><text:span text:style-name="Strong_20_Emphasis"><text:span text:style-name="T2">البحث في حلول التخزين</text:span></text:span><text:span text:style-name="T2">: العمل على تطوير تقنيات تخزين جديدة مثل </text:span><text:span text:style-name="Strong_20_Emphasis"><text:span text:style-name="T2">بطاريات التدفق</text:span></text:span><text:span text:style-name="T2"> أو </text:span><text:span text:style-name="Strong_20_Emphasis"><text:span text:style-name="T2">التخزين الهيدروجيني</text:span></text:span><text:span text:style-name="T2"> لتوفير حلول مستدامة.</text:span></text:p>
            </text:list-item>
          </text:list>
        </text:list-item>
        <text:list-item>
          <text:p text:style-name="P79"><text:soft-page-break/><text:span text:style-name="Strong_20_Emphasis"><text:span text:style-name="T2">البصمة البيئية لبعض الأنظمة</text:span></text:span><text:span text:style-name="T2">:</text:span></text:p>
          <text:list>
            <text:list-item>
              <text:p text:style-name="P79"><text:span text:style-name="Strong_20_Emphasis"><text:span text:style-name="T2">النفايات الناتجة عن الألواح الشمسية</text:span></text:span><text:span text:style-name="T2">: رغم أن الطاقة الشمسية تعتبر نظيفة، إلا أن تصنيع الألواح الشمسية واستخدامها قد ينتج عنه بعض النفايات في شكل مواد سامة مثل السيليكون المعدني ومواد أخرى قد تكون ضارة إذا لم يتم التعامل معها بشكل صحيح.</text:span></text:p>
            </text:list-item>
            <text:list-item>
              <text:p text:style-name="P79"><text:span text:style-name="Strong_20_Emphasis"><text:span text:style-name="T2">الآثار البيئية للبطاريات</text:span></text:span><text:span text:style-name="T2">: تتطلب البطاريات المتقدمة مثل بطاريات الليثيوم-أيون مواد خام نادرة قد يكون تعدينها ضارًا بالبيئة، كما أن التخلص منها بشكل غير صحيح قد يؤدي إلى تلوث.</text:span></text:p>
            </text:list-item>
            <text:list-item>
              <text:p text:style-name="P79"><text:span text:style-name="Strong_20_Emphasis"><text:span text:style-name="T2">الحلول البيئية</text:span></text:span><text:span text:style-name="T2">: التوجه نحو تقنيات تدوير الألواح الشمسية والبطاريات من خلال ابتكارات في إعادة التدوير، مما يقلل من البصمة البيئية لهذه الأنظمة.</text:span></text:p>
            </text:list-item>
          </text:list>
        </text:list-item>
      </text:list>
      <text:p text:style-name="P10"/>
      <text:p text:style-name="P8"><text:span text:style-name="Strong_20_Emphasis"><text:span text:style-name="T2"/></text:span></text:p>
      <text:p text:style-name="P8"><text:span text:style-name="Strong_20_Emphasis"><text:span text:style-name="T2">7.2 التحديات الاقتصادية والاستثمارية</text:span></text:span></text:p>
      <text:p text:style-name="P12"><text:span text:style-name="Strong_20_Emphasis"><text:span text:style-name="T2">على الرغم من أن الطاقة المتجددة تعد بديلاً مستدامًا ورخيصًا في المستقبل، إلا أن هناك العديد من التحديات الاقتصادية التي قد تعيق تنفيذ مشاريع الطاقة المتجددة.</text:span></text:span></text:p>
      <text:list text:style-name="L40">
        <text:list-item>
          <text:p text:style-name="P80"><text:span text:style-name="Strong_20_Emphasis"><text:span text:style-name="T2">تكاليف البنية التحتية</text:span></text:span><text:span text:style-name="T2">:</text:span></text:p>
          <text:list>
            <text:list-item>
              <text:p text:style-name="P80"><text:span text:style-name="Strong_20_Emphasis"><text:span text:style-name="T2">التكلفة العالية للمشاريع</text:span></text:span><text:span text:style-name="T2">: تتطلب مشاريع الطاقة المتجددة استثمارات ضخمة في البنية التحتية، مثل بناء محطات للطاقة الشمسية أو الريحية، وبناء شبكات توزيع طاقة حديثة. هذه التكاليف قد تكون عبئًا على الاقتصادات النامية أو الدول ذات الدخل المحدود.</text:span></text:p>
            </text:list-item>
            <text:list-item>
              <text:p text:style-name="P80"><text:span text:style-name="Strong_20_Emphasis"><text:span text:style-name="T2">حلول تمويلية</text:span></text:span><text:span text:style-name="T2">: يمكن التغلب على هذه التحديات عبر تنويع مصادر التمويل من خلال الشراكات بين القطاعين العام والخاص أو الحصول على قروض ميسرة من المؤسسات الدولية مثل البنك الدولي.</text:span></text:p>
            </text:list-item>
          </text:list>
        </text:list-item>
        <text:list-item>
          <text:p text:style-name="P80"><text:span text:style-name="Strong_20_Emphasis"><text:span text:style-name="T2">غياب الحوافز الكافية</text:span></text:span><text:span text:style-name="T2">:</text:span></text:p>
          <text:list>
            <text:list-item>
              <text:p text:style-name="P81">في بعض الأسواق، لا توفر الحكومات الحوافز الكافية للمستثمرين في الطاقة المتجددة مثل الإعفاءات الضريبية أو الدعم المالي، مما يقلل من القدرة التنافسية للطاقة المتجددة مقارنةً بالوقود الأحفوري.</text:p>
            </text:list-item>
            <text:list-item>
              <text:p text:style-name="P80"><text:soft-page-break/><text:span text:style-name="Strong_20_Emphasis"><text:span text:style-name="T2">الحوافز المالية</text:span></text:span><text:span text:style-name="T2">: توفير حوافز مالية مثل الدعم الحكومي المباشر أو تخفيضات ضريبية للمستثمرين في القطاع يمكن أن يسهم في تسريع التحول إلى الطاقة المتجددة.</text:span></text:p>
            </text:list-item>
          </text:list>
        </text:list-item>
        <text:list-item>
          <text:p text:style-name="P80"><text:span text:style-name="Strong_20_Emphasis"><text:span text:style-name="T2">المخاطر الاقتصادية</text:span></text:span><text:span text:style-name="T2">:</text:span></text:p>
          <text:list>
            <text:list-item>
              <text:p text:style-name="P80"><text:span text:style-name="Strong_20_Emphasis"><text:span text:style-name="T2">التقلبات في السياسات</text:span></text:span><text:span text:style-name="T2">: في بعض الدول، قد تؤدي التقلبات السياسية إلى تغييرات في السياسات المتعلقة بالطاقة، مما يخلق بيئة غير مستقرة للمستثمرين.</text:span></text:p>
            </text:list-item>
            <text:list-item>
              <text:p text:style-name="P80"><text:span text:style-name="Strong_20_Emphasis"><text:span text:style-name="T2">التقلبات الاقتصادية</text:span></text:span><text:span text:style-name="T2">: قد تؤدي التقلبات في أسعار العملات إلى صعوبة في التنبؤ بالعوائد الاستثمارية، مما يعيق جذب الاستثمارات الأجنبية.</text:span></text:p>
            </text:list-item>
          </text:list>
        </text:list-item>
      </text:list>
      <text:p text:style-name="P8"><text:span text:style-name="Strong_20_Emphasis"><text:span text:style-name="T2"/></text:span></text:p>
      <text:p text:style-name="P8"><text:span text:style-name="Strong_20_Emphasis"><text:span text:style-name="T2">7.3 التحديات السياسية والتشريعية</text:span></text:span></text:p>
      <text:p text:style-name="P12"><text:span text:style-name="Strong_20_Emphasis"><text:span text:style-name="T2">تلعب السياسة دورًا كبيرًا في دعم أو عرقلة مشاريع الطاقة المتجددة، وتتفاوت هذه التحديات حسب الدولة والمناطق الجغرافية.</text:span></text:span></text:p>
      <text:list text:style-name="L41">
        <text:list-item>
          <text:p text:style-name="P82"><text:span text:style-name="Strong_20_Emphasis"><text:span text:style-name="T2">غياب الأطر القانونية المنظمة</text:span></text:span><text:span text:style-name="T2">:</text:span></text:p>
          <text:list>
            <text:list-item>
              <text:p text:style-name="P83">في بعض الدول، قد تكون الأطر القانونية المتعلقة بتشجيع الطاقة المتجددة ضعيفة أو غير واضحة، مما يعرقل استثمارات القطاع الخاص في هذا المجال.</text:p>
            </text:list-item>
            <text:list-item>
              <text:p text:style-name="P82"><text:span text:style-name="Strong_20_Emphasis"><text:span text:style-name="T2">الحاجة إلى إصلاحات قانونية</text:span></text:span><text:span text:style-name="T2">: من المهم أن تضع الحكومات سياسات قانونية تشجع على تطوير مشاريع الطاقة المتجددة، مثل قوانين تتعلق بالترخيص والإعفاءات الضريبية.</text:span></text:p>
            </text:list-item>
          </text:list>
        </text:list-item>
        <text:list-item>
          <text:p text:style-name="P82"><text:span text:style-name="Strong_20_Emphasis"><text:span text:style-name="T2">مقاومة لوبيات الوقود الأحفوري</text:span></text:span><text:span text:style-name="T2">:</text:span></text:p>
          <text:list>
            <text:list-item>
              <text:p text:style-name="P83">على الرغم من التوجه العالمي نحو الطاقة المتجددة، إلا أن هناك قوى مؤثرة مثل شركات النفط والغاز التي قد تكون لها مصلحة في إعاقة التحول إلى الطاقة النظيفة. هذه اللوبيات قد تبذل جهودًا كبيرة للحفاظ على سيطرتها على أسواق الطاقة.</text:p>
            </text:list-item>
            <text:list-item>
              <text:p text:style-name="P82"><text:span text:style-name="Strong_20_Emphasis"><text:span text:style-name="T2">التحدي السياسي</text:span></text:span><text:span text:style-name="T2">: من الضروري وجود ضغط سياسي من المجتمع المدني والمجتمعات العالمية لتجاوز هذا التحدي.</text:span></text:p>
            </text:list-item>
          </text:list>
        </text:list-item>
        <text:list-item>
          <text:p text:style-name="P82"><text:span text:style-name="Strong_20_Emphasis"><text:span text:style-name="T2">عدم الاستقرار السياسي</text:span></text:span><text:span text:style-name="T2">:</text:span></text:p>
          <text:list>
            <text:list-item>
              <text:p text:style-name="P83">في بعض المناطق، يعوق عدم الاستقرار السياسي تنفيذ مشاريع طويلة الأمد، بما في ذلك مشاريع الطاقة المتجددة التي تتطلب استثمارًا طويل الأجل.</text:p>
            </text:list-item>
          </text:list>
        </text:list-item>
      </text:list>
      <text:p text:style-name="P8"><text:soft-page-break/><text:span text:style-name="Strong_20_Emphasis"><text:span text:style-name="T2">7.4 فرص العمل والنمو الاقتصادي</text:span></text:span></text:p>
      <text:p text:style-name="P17">التحول نحو الطاقة المتجددة يقدم فرصًا اقتصادية ضخمة تساهم في تحسين الوضع الاقتصادي في العديد من الدول.</text:p>
      <text:list text:style-name="L42">
        <text:list-item>
          <text:p text:style-name="P84"><text:span text:style-name="Strong_20_Emphasis"><text:span text:style-name="T2">خلق فرص عمل جديدة</text:span></text:span><text:span text:style-name="T2">:</text:span></text:p>
          <text:list>
            <text:list-item>
              <text:p text:style-name="P84"><text:span text:style-name="Strong_20_Emphasis"><text:span text:style-name="T2">وظائف في الإنتاج والتركيب والصيانة</text:span></text:span><text:span text:style-name="T2">: يفتح التحول إلى الطاقة المتجددة العديد من الفرص الوظيفية في مجالات مثل تركيب الألواح الشمسية، وصيانة توربينات الرياح، وإدارة مشاريع الطاقة.</text:span></text:p>
            </text:list-item>
            <text:list-item>
              <text:p text:style-name="P84"><text:span text:style-name="Strong_20_Emphasis"><text:span text:style-name="T2">القطاع الصناعي</text:span></text:span><text:span text:style-name="T2">: سيحتاج القطاع الصناعي إلى توظيف مهندسين وفنيين متخصصين في بناء وصيانة محطات الطاقة المتجددة.</text:span></text:p>
            </text:list-item>
          </text:list>
        </text:list-item>
        <text:list-item>
          <text:p text:style-name="P84"><text:span text:style-name="Strong_20_Emphasis"><text:span text:style-name="T2">تحفيز الصناعات المساندة</text:span></text:span><text:span text:style-name="T2">:</text:span></text:p>
          <text:list>
            <text:list-item>
              <text:p text:style-name="P85">التحول إلى الطاقة النظيفة يعزز من نمو الصناعات المساندة مثل تصنيع المعدات التكنولوجية، وتطوير البرمجيات الخاصة بالشبكات الذكية، وصناعة البطاريات المتقدمة.</text:p>
            </text:list-item>
          </text:list>
        </text:list-item>
        <text:list-item>
          <text:p text:style-name="P84"><text:span text:style-name="Strong_20_Emphasis"><text:span text:style-name="T2">تحقيق وفورات اقتصادية</text:span></text:span><text:span text:style-name="T2">:</text:span></text:p>
          <text:list>
            <text:list-item>
              <text:p text:style-name="P85">على المدى الطويل، يساعد التحول إلى الطاقة المتجددة في تقليل الاعتماد على الواردات النفطية، مما يساهم في تقليل العجز التجاري وتحقيق وفورات اقتصادية.</text:p>
            </text:list-item>
          </text:list>
        </text:list-item>
      </text:list>
      <text:p text:style-name="P10"/>
      <text:p text:style-name="P8"><text:span text:style-name="Strong_20_Emphasis"><text:span text:style-name="T2"/></text:span></text:p>
      <text:p text:style-name="P8"><text:span text:style-name="Strong_20_Emphasis"><text:span text:style-name="T2">7.5 فرص الابتكار وريادة الأعمال</text:span></text:span></text:p>
      <text:p text:style-name="P12"><text:span text:style-name="Strong_20_Emphasis"><text:span text:style-name="T2">يُعد قطاع الطاقة المتجددة أحد المجالات الواعدة للابتكار وريادة الأعمال، حيث يشهد العديد من الابتكارات التي تسهم في دفع هذا التحول.</text:span></text:span></text:p>
      <text:list text:style-name="L43">
        <text:list-item>
          <text:p text:style-name="P86"><text:span text:style-name="Strong_20_Emphasis"><text:span text:style-name="T2">ابتكارات في تقنيات التخزين والشبكات الذكية</text:span></text:span><text:span text:style-name="T2">:</text:span></text:p>
          <text:list>
            <text:list-item>
              <text:p text:style-name="P87">توفير حلول مبتكرة لتخزين الطاقة مثل البطاريات المتقدمة أو تقنيات التخزين الهيدروجيني.</text:p>
            </text:list-item>
            <text:list-item>
              <text:p text:style-name="P87">تطوير شبكات ذكية لتحسين إدارة توزيع الطاقة وتخفيض التكاليف.</text:p>
            </text:list-item>
          </text:list>
        </text:list-item>
        <text:list-item>
          <text:p text:style-name="P86"><text:span text:style-name="Strong_20_Emphasis"><text:span text:style-name="T2">تطبيقات جديدة للطاقة المتجددة</text:span></text:span><text:span text:style-name="T2">:</text:span></text:p>
          <text:list>
            <text:list-item>
              <text:p text:style-name="P86"><text:soft-page-break/><text:span text:style-name="Strong_20_Emphasis"><text:span text:style-name="T2">المنازل الذكية</text:span></text:span><text:span text:style-name="T2">: استخدام الطاقة المتجددة في تكنولوجيا المنازل الذكية يمكن أن يسهم في تحسين كفاءة استهلاك الطاقة.</text:span></text:p>
            </text:list-item>
            <text:list-item>
              <text:p text:style-name="P86"><text:span text:style-name="Strong_20_Emphasis"><text:span text:style-name="T2">المركبات الكهربائية</text:span></text:span><text:span text:style-name="T2">: مع تزايد الاهتمام بالمركبات الكهربائية، توفر تكنولوجيا الطاقة المتجددة فرصة هائلة لتطوير حلول نقل مستدامة.</text:span></text:p>
            </text:list-item>
          </text:list>
        </text:list-item>
        <text:list-item>
          <text:p text:style-name="P86"><text:span text:style-name="Strong_20_Emphasis"><text:span text:style-name="T2">فرص لريادة الأعمال في الدول النامية</text:span></text:span><text:span text:style-name="T2">:</text:span></text:p>
          <text:list>
            <text:list-item>
              <text:p text:style-name="P87">في العديد من الدول النامية، هناك فرص كبيرة لروّاد الأعمال لتطوير حلول طاقة متجددة محلية تتناسب مع الاحتياجات البيئية والاقتصادية لتلك المناطق.</text:p>
            </text:list-item>
          </text:list>
        </text:list-item>
      </text:list>
      <text:p text:style-name="P8"><text:span text:style-name="Strong_20_Emphasis"><text:span text:style-name="T2"/></text:span></text:p>
      <text:p text:style-name="P8"><text:span text:style-name="Strong_20_Emphasis"><text:span text:style-name="T2">📚 المصدر:</text:span></text:span></text:p>
      <text:list text:style-name="L44">
        <text:list-item>
          <text:p text:style-name="P88"><text:span text:style-name="Strong_20_Emphasis"><text:span text:style-name="T12">التحديات التقنية والبيئية – IRENA: Innovation Landscape for a Renewable-Powered Future</text:span></text:span><text:span text:style-name="T12"><text:line-break/></text:span><text:a xlink:type="simple" xlink:href="https://www.irena.org/publications/2019/Feb/Innovation-landscape-for-a-renewable-powered-future" text:style-name="Internet_20_link" text:visited-style-name="Visited_20_Internet_20_Link"><text:span text:style-name="T12">https://www.irena.org/publications/2019/Feb/Innovation-landscape-for-a-renewable-powered-future</text:span></text:a></text:p>
        </text:list-item>
        <text:list-item>
          <text:p text:style-name="P88"><text:span text:style-name="Strong_20_Emphasis"><text:span text:style-name="T12">التحديات الاقتصادية – World Bank: Financing Renewable Energy</text:span></text:span><text:span text:style-name="T12"><text:line-break/></text:span><text:a xlink:type="simple" xlink:href="https://www.worldbank.org/en/topic/energy/publication/financing-renewable-energy" office:target-frame-name="_new" xlink:show="replace" text:style-name="Internet_20_link" text:visited-style-name="Visited_20_Internet_20_Link"><text:span text:style-name="T12">https://www.worldbank.org/en/topic/energy/publication/financing-renewable-energy</text:span></text:a></text:p>
        </text:list-item>
        <text:list-item>
          <text:p text:style-name="P88"><text:span text:style-name="Strong_20_Emphasis"><text:span text:style-name="T12">التحديات السياسية والتشريعية – International Renewable Energy Agency (IRENA): Renewable Energy Policies</text:span></text:span><text:span text:style-name="T12"><text:line-break/></text:span><text:a xlink:type="simple" xlink:href="https://www.irena.org/policy" text:style-name="Internet_20_link" text:visited-style-name="Visited_20_Internet_20_Link"><text:span text:style-name="T12">https://www.irena.org/policy</text:span></text:a></text:p>
        </text:list-item>
        <text:list-item>
          <text:p text:style-name="P88"><text:span text:style-name="Strong_20_Emphasis"><text:span text:style-name="T12">فرص العمل والنمو الاقتصادي – International Labour Organization (ILO): Renewable Energy and Jobs Annual Review 2023</text:span></text:span><text:span text:style-name="T12"><text:line-break/></text:span><text:a xlink:type="simple" xlink:href="https://www.ilo.org/global/topics/green-jobs/publications/WCMS_865585/lang--en/index.htm" text:style-name="Internet_20_link" text:visited-style-name="Visited_20_Internet_20_Link"><text:span text:style-name="T12">https://www.ilo.org/global/topics/green-jobs/publications/WCMS_865585/lang--en/index.htm</text:span></text:a></text:p>
        </text:list-item>
        <text:list-item>
          <text:p text:style-name="P88"><text:span text:style-name="Strong_20_Emphasis"><text:span text:style-name="T12">فرص الابتكار وريادة الأعمال – United Nations Environment Programme (UNEP): Green Innovation and Startups</text:span></text:span><text:span text:style-name="T12"><text:line-break/></text:span><text:a xlink:type="simple" xlink:href="https://www.unep.org/resources/report/green-startups-2022" text:style-name="Internet_20_link" text:visited-style-name="Visited_20_Internet_20_Link"><text:span text:style-name="T12">https://www.unep.org/resources/report/green-startups-2022</text:span></text:a></text:p>
        </text:list-item>
      </text:list>
      <text:p text:style-name="P89"><text:span text:style-name="T17"/></text:p>
      <text:p text:style-name="P89"><text:span text:style-name="T17"/></text:p>
      <text:p text:style-name="P89"><text:span text:style-name="T17"/></text:p>
      <text:p text:style-name="P89"><text:span text:style-name="T17"/></text:p>
      <text:p text:style-name="P89"><text:span text:style-name="T17"/></text:p>
      <text:h text:style-name="P13" text:outline-level="1"><text:soft-page-break/><text:span text:style-name="Strong_20_Emphasis"><text:span text:style-name="T1">الباب </text:span></text:span><text:span text:style-name="Strong_20_Emphasis"><text:span text:style-name="T27">الثامن</text:span></text:span><text:span text:style-name="Strong_20_Emphasis"><text:span text:style-name="T1">: الاقتصاد والطاقة: التحديات والفرص</text:span></text:span></text:h>
      <text:p text:style-name="P8"><text:span text:style-name="T2">تعتبر الطاقة من العوامل الأساسية التي تحرك الاقتصاد العالمي. حيث تؤثر أسعار الطاقة وتوافرها بشكل مباشر على النمو الاقتصادي، حيث تلعب مصادر الطاقة التقليدية والمتجددة دورًا حاسمًا في دعم الأنشطة الاقتصادية. وفي ظل التوجه العالمي نحو استخدام مصادر الطاقة المتجددة، تظهر تحديات كبيرة تتعلق بكيفية دمج هذه المصادر مع الأنظمة الاقتصادية الحالية، فضلاً عن تأثير هذا التحول على القطاعات المختلفة مثل الصناعة والنقل والخدمات.</text:span></text:p>
      <text:p text:style-name="P8"><text:span text:style-name="Strong_20_Emphasis"><text:span text:style-name="T28"/></text:span></text:p>
      <text:p text:style-name="P8"><text:span text:style-name="Strong_20_Emphasis"><text:span text:style-name="T28">8</text:span></text:span><text:span text:style-name="Strong_20_Emphasis"><text:span text:style-name="T2">.</text:span></text:span><text:span text:style-name="Strong_20_Emphasis"><text:span text:style-name="T29">1</text:span></text:span><text:span text:style-name="Strong_20_Emphasis"><text:span text:style-name="T2"> العلاقة بين الاقتصاد والطاقة</text:span></text:span></text:p>
      <text:p text:style-name="P10">من أهم جوانب الطاقة وتأثيرها على الاقتصاد، أنها ترتبط ارتباطًا وثيقًا بالنمو الاقتصادي من خلال:</text:p>
      <text:list text:style-name="L45">
        <text:list-item>
          <text:p text:style-name="P90"><text:span text:style-name="Strong_20_Emphasis"><text:span text:style-name="T2">الطلب على الطاقة</text:span></text:span><text:span text:style-name="T2">: ترتبط احتياجات الطاقة بشكل مباشر بالنمو الصناعي وزيادة الإنتاجية. فكلما توسع الاقتصاد، زاد الطلب على الطاقة، سواء كانت تقليدية أو متجددة.</text:span></text:p>
        </text:list-item>
        <text:list-item>
          <text:p text:style-name="P90"><text:span text:style-name="Strong_20_Emphasis"><text:span text:style-name="T2">أسعار الطاقة</text:span></text:span><text:span text:style-name="T2">: تؤثر تقلبات أسعار الطاقة بشكل كبير على الاقتصادات، خاصة الدول التي تعتمد بشكل أساسي على واردات الطاقة. انخفاض الأسعار قد يكون له تأثير إيجابي على الاقتصاد، في حين أن ارتفاع الأسعار قد يؤدي إلى تكاليف إضافية تؤثر على النشاط الاقتصادي.</text:span></text:p>
        </text:list-item>
        <text:list-item>
          <text:p text:style-name="P90"><text:span text:style-name="Strong_20_Emphasis"><text:span text:style-name="T2">التحول للطاقة المتجددة</text:span></text:span><text:span text:style-name="T2">: يفتح التحول إلى الطاقة المتجددة أبوابًا جديدة للنمو الاقتصادي عبر توفير فرص عمل جديدة في مجالات مثل التكنولوجيا والابتكار الصناعي.</text:span></text:p>
        </text:list-item>
      </text:list>
      <text:p text:style-name="P8"><text:span text:style-name="Strong_20_Emphasis"><text:span text:style-name="T28"/></text:span></text:p>
      <text:p text:style-name="P8"><text:span text:style-name="Strong_20_Emphasis"><text:span text:style-name="T28">8</text:span></text:span><text:span text:style-name="Strong_20_Emphasis"><text:span text:style-name="T2">.</text:span></text:span><text:span text:style-name="Strong_20_Emphasis"><text:span text:style-name="T29">2</text:span></text:span><text:span text:style-name="Strong_20_Emphasis"><text:span text:style-name="T2"> التحديات الاقتصادية المرتبطة بالطاقة</text:span></text:span></text:p>
      <text:p text:style-name="P10">رغم الفوائد المحتملة من التحول إلى الطاقة المتجددة، يواجه الاقتصاد تحديات كبيرة، ومنها:</text:p>
      <text:list text:style-name="L46">
        <text:list-item>
          <text:p text:style-name="P91"><text:span text:style-name="Strong_20_Emphasis"><text:span text:style-name="T2">التكلفة الأولية العالية</text:span></text:span><text:span text:style-name="T2">: تعد مشاريع الطاقة المتجددة، مثل بناء محطات الطاقة الشمسية أو توربينات الرياح، استثمارات ضخمة تحتاج إلى تمويل كبير، مما يمكن أن يثقل على الاقتصادات الضعيفة.</text:span></text:p>
        </text:list-item>
        <text:list-item>
          <text:p text:style-name="P91"><text:span text:style-name="Strong_20_Emphasis"><text:span text:style-name="T2">التحديات في تمويل البنية التحتية</text:span></text:span><text:span text:style-name="T2">: يحتاج بناء البنية التحتية الحديثة لشبكات الطاقة المتجددة إلى استثمارات كبيرة في تحديث الشبكات الكهربائية، خاصة في الدول التي تمتلك أنظمة قديمة أو غير متطورة.</text:span></text:p>
        </text:list-item>
        <text:list-item>
          <text:p text:style-name="P91"><text:span text:style-name="Strong_20_Emphasis"><text:span text:style-name="T2">تقلبات أسعار الطاقة</text:span></text:span><text:span text:style-name="T2">: قد تؤثر التقلبات في أسعار النفط والغاز الطبيعي على الاستقرار الاقتصادي، مما يجعل من الصعب التنبؤ بتكاليف الطاقة على المدى الطويل.</text:span></text:p>
        </text:list-item>
      </text:list>
      <text:p text:style-name="P8"><text:span text:style-name="Strong_20_Emphasis"><text:span text:style-name="T28"/></text:span></text:p>
      <text:p text:style-name="P8"><text:span text:style-name="Strong_20_Emphasis"><text:span text:style-name="T28">8</text:span></text:span><text:span text:style-name="Strong_20_Emphasis"><text:span text:style-name="T2">.</text:span></text:span><text:span text:style-name="Strong_20_Emphasis"><text:span text:style-name="T29">3</text:span></text:span><text:span text:style-name="Strong_20_Emphasis"><text:span text:style-name="T2"> الفرص الاقتصادية الناتجة عن التحول إلى الطاقة المتجددة</text:span></text:span></text:p>
      <text:p text:style-name="P10">على الرغم من التحديات، يقدم التحول إلى الطاقة المتجددة العديد من الفرص الاقتصادية التي يمكن أن تعزز النمو:</text:p>
      <text:list text:style-name="L47">
        <text:list-item>
          <text:p text:style-name="P92"><text:soft-page-break/><text:span text:style-name="Strong_20_Emphasis"><text:span text:style-name="T2">خلق فرص عمل جديدة</text:span></text:span><text:span text:style-name="T2">: تشمل هذه الفرص قطاعات متعددة مثل تصنيع الألواح الشمسية، وصيانة التوربينات الريحية، وتطوير تقنيات التخزين.</text:span></text:p>
        </text:list-item>
        <text:list-item>
          <text:p text:style-name="P92"><text:span text:style-name="Strong_20_Emphasis"><text:span text:style-name="T2">الابتكار التكنولوجي</text:span></text:span><text:span text:style-name="T2">: التحول نحو الطاقة المتجددة يعزز الابتكار في التقنيات الذكية مثل الشبكات الذكية، وأنظمة التخزين المتقدمة، مما يمكن أن يكون له تأثير إيجابي على الاقتصاد عبر توفير حلول مستدامة وفعالة من حيث التكلفة.</text:span></text:p>
        </text:list-item>
        <text:list-item>
          <text:p text:style-name="P92"><text:span text:style-name="Strong_20_Emphasis"><text:span text:style-name="T2">زيادة الاستقلالية الاقتصادية</text:span></text:span><text:span text:style-name="T2">: الاعتماد على الطاقة المتجددة يقلل من الاعتماد على واردات الوقود الأحفوري، مما يعزز الاستقلال الاقتصادي للدول.</text:span></text:p>
        </text:list-item>
      </text:list>
      <text:p text:style-name="P8"><text:span text:style-name="Strong_20_Emphasis"><text:span text:style-name="T30"/></text:span></text:p>
      <text:p text:style-name="P8"><text:span text:style-name="Strong_20_Emphasis"><text:span text:style-name="T30">8</text:span></text:span><text:span text:style-name="Strong_20_Emphasis"><text:span text:style-name="T2">.</text:span></text:span><text:span text:style-name="Strong_20_Emphasis"><text:span text:style-name="T29">4</text:span></text:span><text:span text:style-name="Strong_20_Emphasis"><text:span text:style-name="T2"> دور الحكومات في تحفيز الاقتصاد الأخضر</text:span></text:span></text:p>
      <text:p text:style-name="P10">تعتبر الحكومات لاعبًا رئيسيًا في تحقيق التحول إلى الاقتصاد الأخضر، وذلك عبر سياسات تحفيزية وداعمة:</text:p>
      <text:list text:style-name="L48">
        <text:list-item>
          <text:p text:style-name="P93"><text:span text:style-name="Strong_20_Emphasis"><text:span text:style-name="T2">السياسات المالية</text:span></text:span><text:span text:style-name="T2">: مثل الحوافز الضريبية والتمويل الميسر لدعم مشاريع الطاقة المتجددة.</text:span></text:p>
        </text:list-item>
        <text:list-item>
          <text:p text:style-name="P93"><text:span text:style-name="Strong_20_Emphasis"><text:span text:style-name="T2">الدعم الحكومي للبحث والتطوير</text:span></text:span><text:span text:style-name="T2">: تخصيص ميزانيات للبحث في تقنيات جديدة تعزز من كفاءة استخدام الطاقة وتخفض تكاليف الإنتاج.</text:span></text:p>
        </text:list-item>
        <text:list-item>
          <text:p text:style-name="P93"><text:span text:style-name="Strong_20_Emphasis"><text:span text:style-name="T2">تشجيع الشراكات بين القطاعين العام والخاص</text:span></text:span><text:span text:style-name="T2">: من خلال تحفيز الشركات الخاصة على الاستثمار في مشاريع الطاقة المتجددة عبر الإعفاءات الضريبية أو المساعدات المالية.</text:span></text:p>
        </text:list-item>
      </text:list>
      <text:p text:style-name="P8"><text:span text:style-name="Strong_20_Emphasis"><text:span text:style-name="T30"/></text:span></text:p>
      <text:p text:style-name="P8"><text:span text:style-name="Strong_20_Emphasis"><text:span text:style-name="T30">8</text:span></text:span><text:span text:style-name="Strong_20_Emphasis"><text:span text:style-name="T2">.</text:span></text:span><text:span text:style-name="Strong_20_Emphasis"><text:span text:style-name="T29">5</text:span></text:span><text:span text:style-name="Strong_20_Emphasis"><text:span text:style-name="T2"> التحديات التي تواجه الاقتصاد الأخضر في الدول النامية</text:span></text:span></text:p>
      <text:p text:style-name="P10">الدول النامية تواجه تحديات أكبر عند الانتقال إلى الاقتصاد الأخضر، مثل:</text:p>
      <text:list text:style-name="L49">
        <text:list-item>
          <text:p text:style-name="P94"><text:span text:style-name="Strong_20_Emphasis"><text:span text:style-name="T2">ضعف القدرات التمويلية</text:span></text:span><text:span text:style-name="T2">: تتعثر الدول النامية في تأمين الاستثمارات اللازمة لمشاريع الطاقة المتجددة بسبب صعوبة الحصول على تمويل ميسر.</text:span></text:p>
        </text:list-item>
        <text:list-item>
          <text:p text:style-name="P94"><text:span text:style-name="Strong_20_Emphasis"><text:span text:style-name="T2">الافتقار للبنية التحتية</text:span></text:span><text:span text:style-name="T2">: تواجه العديد من الدول النامية نقصًا في البنية التحتية للطاقة المتجددة مما يزيد من تكاليف التحول.</text:span></text:p>
        </text:list-item>
        <text:list-item>
          <text:p text:style-name="P94"><text:span text:style-name="Strong_20_Emphasis"><text:span text:style-name="T2">قلة الوعي المجتمعي</text:span></text:span><text:span text:style-name="T2">: تفتقر بعض المناطق إلى الوعي الكامل بمزايا الطاقة المتجددة وتحدياتها، مما يجعل تنفيذ المشاريع أصعب.</text:span></text:p>
        </text:list-item>
      </text:list>
      <text:p text:style-name="P8"><text:span text:style-name="Strong_20_Emphasis"><text:span text:style-name="T30"/></text:span></text:p>
      <text:p text:style-name="P8"><text:span text:style-name="Strong_20_Emphasis"><text:span text:style-name="T30">8</text:span></text:span><text:span text:style-name="Strong_20_Emphasis"><text:span text:style-name="T2">.</text:span></text:span><text:span text:style-name="Strong_20_Emphasis"><text:span text:style-name="T29">6</text:span></text:span><text:span text:style-name="Strong_20_Emphasis"><text:span text:style-name="T2"> دور الطاقة المتجددة في تحقيق التنمية المستدامة</text:span></text:span></text:p>
      <text:p text:style-name="P10">تساهم الطاقة المتجددة بشكل كبير في تحقيق أهداف التنمية المستدامة عبر:</text:p>
      <text:list text:style-name="L50">
        <text:list-item>
          <text:p text:style-name="P95"><text:span text:style-name="Strong_20_Emphasis"><text:span text:style-name="T2">تقليل الانبعاثات الكربونية</text:span></text:span><text:span text:style-name="T2">: تقليل الاعتماد على الوقود الأحفوري يساهم بشكل مباشر في تقليل الانبعاثات الكربونية وتحقيق أهداف مكافحة التغير المناخي.</text:span></text:p>
        </text:list-item>
        <text:list-item>
          <text:p text:style-name="P95"><text:span text:style-name="Strong_20_Emphasis"><text:span text:style-name="T2">تحسين الاستدامة الاقتصادية</text:span></text:span><text:span text:style-name="T2">: الطاقة المتجددة توفر فرصًا اقتصادية في مختلف القطاعات، مما يعزز من تنمية المجتمع ويزيد من تنوع مصادر الدخل الوطني.</text:span></text:p>
        </text:list-item>
        <text:list-item>
          <text:p text:style-name="P95"><text:soft-page-break/><text:span text:style-name="Strong_20_Emphasis"><text:span text:style-name="T2">دعم المجتمعات الريفية</text:span></text:span><text:span text:style-name="T2">: العديد من مشاريع الطاقة المتجددة يمكن تنفيذها في المناطق الريفية، مما يسهم في التنمية المحلية.</text:span></text:p>
        </text:list-item>
      </text:list>
      <text:p text:style-name="P8"><text:span text:style-name="Strong_20_Emphasis"><text:span text:style-name="T30"/></text:span></text:p>
      <text:p text:style-name="P8"><text:span text:style-name="Strong_20_Emphasis"><text:span text:style-name="T30">8</text:span></text:span><text:span text:style-name="Strong_20_Emphasis"><text:span text:style-name="T2">.</text:span></text:span><text:span text:style-name="Strong_20_Emphasis"><text:span text:style-name="T29">7</text:span></text:span><text:span text:style-name="Strong_20_Emphasis"><text:span text:style-name="T2"> مستقبل الطاقة والاقتصاد</text:span></text:span></text:p>
      <text:p text:style-name="P8"><text:span text:style-name="T2">يتوقع أن يشهد المستقبل زيادة كبيرة في الطلب على الطاقة المتجددة، مما سيؤثر إيجابيًا على الاقتصاد العالمي.</text:span><text:span text:style-name="T16">في الوقت نفسه، ستتواصل الابتكارات التكنولوجية لتطوير حلول أكثر كفاءة وأقل تكلفة في إنتاج الطاقة المتجددة، مما سيسهم في جعل الطاقة النظيفة أكثر تنافسية اقتصاديًا مقارنة بالطاقات التقليدية.</text:span></text:p>
      <text:p text:style-name="P96"><text:span text:style-name="T17"/></text:p>
      <text:p text:style-name="P97"><text:span text:style-name="Strong_20_Emphasis"><text:span text:style-name="T2">📚 المصدر:</text:span></text:span></text:p>
      <text:p text:style-name="P98"><text:span text:style-name="T17"/></text:p>
      <text:p text:style-name="P99"><text:span text:style-name="T17">المصادر:</text:span></text:p>
      <text:list text:style-name="L51">
        <text:list-item>
          <text:p text:style-name="P100"><text:span text:style-name="T12">تقرير من الوكالة الدولية للطاقة حول تأثير الطلب على الطاقة في النمو الاقتصادي:<text:line-break/></text:span><text:a xlink:type="simple" xlink:href="https://www.iea.org/reports/energy-and-economic-growth" office:target-frame-name="_new" xlink:show="replace" text:style-name="Internet_20_link" text:visited-style-name="Visited_20_Internet_20_Link"><text:span text:style-name="T12">https://www.iea.org/reports/energy-and-economic-growth</text:span></text:a></text:p>
        </text:list-item>
        <text:list-item>
          <text:p text:style-name="P100"><text:span text:style-name="T12">تقرير من البنك الدولي حول دور الطاقة في التنمية المستدامة:<text:line-break/></text:span><text:a xlink:type="simple" xlink:href="https://www.worldbank.org/en/topic/energy" office:target-frame-name="_new" xlink:show="replace" text:style-name="Internet_20_link" text:visited-style-name="Visited_20_Internet_20_Link"><text:span text:style-name="T12">https://www.worldbank.org/en/topic/energy</text:span></text:a></text:p>
        </text:list-item>
        <text:list-item>
          <text:p text:style-name="P100"><text:span text:style-name="T12">تقرير من اللجنة العالمية للاقتصاد والمناخ حول العلاقة بين الاقتصاد والطاقة:<text:line-break/></text:span><text:a xlink:type="simple" xlink:href="https://newclimateeconomy.report/" office:target-frame-name="_new" xlink:show="replace" text:style-name="Internet_20_link" text:visited-style-name="Visited_20_Internet_20_Link"><text:span text:style-name="T12">https://newclimateeconomy.report</text:span></text:a></text:p>
        </text:list-item>
        <text:list-item>
          <text:p text:style-name="P100"><text:span text:style-name="T12">تقرير من شبكة سياسة الطاقة المتجددة حول وضع الطاقة المتجددة في العالم:<text:line-break/></text:span><text:a xlink:type="simple" xlink:href="https://www.ren21.net/reports/global-status-report" office:target-frame-name="_new" xlink:show="replace" text:style-name="Internet_20_link" text:visited-style-name="Visited_20_Internet_20_Link"><text:span text:style-name="T12">https://www.ren21.net/reports/global-status-report</text:span></text:a></text:p>
        </text:list-item>
        <text:list-item>
          <text:p text:style-name="P100"><text:span text:style-name="T12">تقرير من الوكالة الدولية للطاقة المتجددة حول الطاقة المتجددة وفرص العمل:<text:line-break/></text:span><text:a xlink:type="simple" xlink:href="https://www.irena.org/Statistics/View-Data-by-Topic/Capacity" office:target-frame-name="_new" xlink:show="replace" text:style-name="Internet_20_link" text:visited-style-name="Visited_20_Internet_20_Link"><text:span text:style-name="T12">https://www.irena.org/Statistics/View-Data-by-Topic/Capacity</text:span></text:a></text:p>
        </text:list-item>
        <text:list-item>
          <text:p text:style-name="P100"><text:span text:style-name="T12">تقرير من الأمم المتحدة حول الهدف السابع من أهداف التنمية المستدامة المتعلق بالطاقة النظيفة والمتجددة:<text:line-break/></text:span><text:a xlink:type="simple" xlink:href="https://sdgs.un.org/goals/goal7" office:target-frame-name="_new" xlink:show="replace" text:style-name="Internet_20_link" text:visited-style-name="Visited_20_Internet_20_Link"><text:span text:style-name="T12">https://sdgs.un.org/goals/goal7</text:span></text:a></text:p>
        </text:list-item>
        <text:list-item>
          <text:p text:style-name="P100"><text:span text:style-name="T12">تقرير من منظمة التعاون الاقتصادي والتنمية حول دور الحكومات في تحفيز الاستثمار في الطاقة النظيفة:<text:line-break/></text:span><text:a xlink:type="simple" xlink:href="https://www.oecd.org/environment/energy/" office:target-frame-name="_new" xlink:show="replace" text:style-name="Internet_20_link" text:visited-style-name="Visited_20_Internet_20_Link"><text:span text:style-name="T12">https://www.oecd.org/environment/energy/</text:span></text:a></text:p>
        </text:list-item>
        <text:list-item>
          <text:p text:style-name="P100"><text:span text:style-name="T12">تقرير من التحالف الاقتصادي الأخضر حول الانتقال إلى الاقتصاد الأخضر:<text:line-break/></text:span><text:a xlink:type="simple" xlink:href="https://www.greeneconomycoalition.org/" office:target-frame-name="_new" xlink:show="replace" text:style-name="Internet_20_link" text:visited-style-name="Visited_20_Internet_20_Link"><text:span text:style-name="T12">https://www.greeneconomycoalition.org/</text:span></text:a></text:p>
        </text:list-item>
        <text:list-item>
          <text:p text:style-name="P100"><text:span text:style-name="T12">تقرير من McKinsey حول تحول الطاقة والتحديات التي تواجه الاقتصاد العالمي في الانتقال إلى الطاقة المتجددة:<text:line-break/></text:span><text:a xlink:type="simple" xlink:href="https://www.mckinsey.com/industries/oil-and-gas/our-insights" office:target-frame-name="_new" xlink:show="replace" text:style-name="Internet_20_link" text:visited-style-name="Visited_20_Internet_20_Link"><text:span text:style-name="T12">https://www.mckinsey.com/industries/oil-and-gas/our-insights</text:span></text:a></text:p>
        </text:list-item>
      </text:list>
      <text:p text:style-name="P101"/>
      <text:h text:style-name="P13" text:outline-level="1" text:is-list-header="true"><text:soft-page-break/><text:span text:style-name="Strong_20_Emphasis"><text:span text:style-name="T1">الباب </text:span></text:span><text:span text:style-name="Strong_20_Emphasis"><text:span text:style-name="T27">التاسع</text:span></text:span><text:span text:style-name="Strong_20_Emphasis"><text:span text:style-name="T1">: التوصيات والخاتمة</text:span></text:span></text:h>
      <text:p text:style-name="P17"><text:span text:style-name="Strong_20_Emphasis"><text:span text:style-name="T31">9</text:span></text:span><text:span text:style-name="Strong_20_Emphasis"><text:span text:style-name="T17">.1 التوصيات</text:span></text:span></text:p>
      <text:p text:style-name="P17">بعد استعراض التحديات والفرص المرتبطة بالطاقة المتجددة، تظهر الحاجة الملحة لتبني مجموعة من التوصيات التي من شأنها تعزيز التحول نحو استخدام مصادر الطاقة النظيفة والمستدامة. هذه التوصيات تستهدف تسريع عملية التحول من خلال تكامل الجهود على مختلف الأصعدة التقنية، الاقتصادية، والاجتماعية.</text:p>
      <text:p text:style-name="P8"><text:span text:style-name="Strong_20_Emphasis"><text:span text:style-name="T30">9</text:span></text:span><text:span text:style-name="Strong_20_Emphasis"><text:span text:style-name="T2">.1.1 تعزيز الاستثمار في الطاقة المتجددة</text:span></text:span></text:p>
      <text:p text:style-name="P17">أحد أهم العوامل التي تسهم في تحقيق تحول فعال نحو الطاقة المتجددة هو تعزيز الاستثمارات في هذا القطاع. ولذلك، من المهم أن تتبنى الحكومات والقطاع الخاص سياسات تدعم الاستثمارات في مشاريع الطاقة المتجددة عبر:</text:p>
      <text:list text:style-name="L52">
        <text:list-item>
          <text:p text:style-name="P102"><text:span text:style-name="Strong_20_Emphasis"><text:span text:style-name="T2">تحفيز المستثمرين</text:span></text:span><text:span text:style-name="T2"> من خلال تقديم حوافز مالية مثل إعفاءات ضريبية، دعم حكومي مباشر، أو ضمانات للتمويل.</text:span></text:p>
        </text:list-item>
        <text:list-item>
          <text:p text:style-name="P102"><text:span text:style-name="Strong_20_Emphasis"><text:span text:style-name="T2">إشراك القطاع الخاص</text:span></text:span><text:span text:style-name="T2"> في مشاريع الطاقة المتجددة من خلال الشراكات بين القطاعين العام والخاص، مما يساعد في زيادة رأس المال الموجه للمشاريع.</text:span></text:p>
        </text:list-item>
        <text:list-item>
          <text:p text:style-name="P102"><text:span text:style-name="Strong_20_Emphasis"><text:span text:style-name="T2">تقليل المخاطر الاستثمارية</text:span></text:span><text:span text:style-name="T2"> عن طريق إنشاء بيئة قانونية وتدابير تأمينية للمستثمرين في مشاريع الطاقة المتجددة.</text:span></text:p>
        </text:list-item>
        <text:list-item>
          <text:p text:style-name="P102"><text:span text:style-name="Strong_20_Emphasis"><text:span text:style-name="T2">التوسع في أسواق جديدة</text:span></text:span><text:span text:style-name="T2"> مثل الطاقة الشمسية وطاقة الرياح في المناطق ذات الإمكانيات الكبيرة، مما يشجع على تدفق الاستثمارات الأجنبية والمحلية.</text:span></text:p>
        </text:list-item>
      </text:list>
      <text:p text:style-name="P8"><text:span text:style-name="Strong_20_Emphasis"><text:span text:style-name="T30">9</text:span></text:span><text:span text:style-name="Strong_20_Emphasis"><text:span text:style-name="T2">.1.2 تطوير البنية التحتية الذكية للطاقة</text:span></text:span></text:p>
      <text:p text:style-name="P17">تعتبر البنية التحتية الذكية جزءًا أساسيًا من التحول للطاقة المتجددة، حيث تتيح لهذه المصادر المتغيرة التفاعل بكفاءة مع شبكات الكهرباء الحديثة. من أجل تحقيق ذلك، يجب التركيز على:</text:p>
      <text:list text:style-name="L53">
        <text:list-item>
          <text:p text:style-name="P103"><text:span text:style-name="Strong_20_Emphasis"><text:span text:style-name="T2">تطوير الشبكات الذكية</text:span></text:span><text:span text:style-name="T2"> التي تسمح بمراقبة وتوزيع الطاقة بشكل فعال، مما يساهم في تحسين استدامة الشبكة وتقليل الهدر.</text:span></text:p>
        </text:list-item>
        <text:list-item>
          <text:p text:style-name="P103"><text:span text:style-name="Strong_20_Emphasis"><text:span text:style-name="T2">استثمار في تقنيات التخزين</text:span></text:span><text:span text:style-name="T2"> مثل البطاريات المتقدمة والأنظمة المتكاملة لتخزين الطاقة، مما يساهم في ضمان الاستمرارية في إمدادات الطاقة من المصادر المتجددة.</text:span></text:p>
        </text:list-item>
        <text:list-item>
          <text:p text:style-name="P104"><text:soft-page-break/><text:span text:style-name="Strong_20_Emphasis"><text:span text:style-name="T2">استثمار في الأنظمة الذكية لإدارة الأحمال</text:span></text:span><text:span text:style-name="T2"> لتوفير حلول أكثر كفاءة في استخدام الطاقة، وزيادة قدرة الشبكات على التكيف مع التغيرات في العرض والطلب.</text:span></text:p>
        </text:list-item>
      </text:list>
      <text:p text:style-name="P8"><text:span text:style-name="Strong_20_Emphasis"><text:span text:style-name="T30">9</text:span></text:span><text:span text:style-name="Strong_20_Emphasis"><text:span text:style-name="T2">.1.3 زيادة الوعي المجتمعي</text:span></text:span></text:p>
      <text:p text:style-name="P17">إن نشر الوعي المجتمعي حول أهمية الطاقة المتجددة وفوائدها يعد خطوة حيوية لتحقيق التحول المنشود. يمكن القيام بذلك من خلال:</text:p>
      <text:list text:style-name="L54">
        <text:list-item>
          <text:p text:style-name="P105"><text:span text:style-name="Strong_20_Emphasis"><text:span text:style-name="T2">التوعية الإعلامية</text:span></text:span><text:span text:style-name="T2">: تنظيم حملات إعلامية وورش عمل ومؤتمرات تشرح أهمية التحول إلى الطاقة المتجددة والفوائد الاقتصادية والبيئية المترتبة عليه.</text:span></text:p>
        </text:list-item>
        <text:list-item>
          <text:p text:style-name="P105"><text:span text:style-name="Strong_20_Emphasis"><text:span text:style-name="T2">دور المدارس والجامعات</text:span></text:span><text:span text:style-name="T2">: إدراج موضوعات الطاقة المتجددة في المناهج الدراسية من المراحل المبكرة إلى الجامعات، مما يعزز من فهم الأجيال القادمة لهذه القضايا.</text:span></text:p>
        </text:list-item>
        <text:list-item>
          <text:p text:style-name="P105"><text:span text:style-name="Strong_20_Emphasis"><text:span text:style-name="T2">تشجيع مشاركة المجتمعات المحلية</text:span></text:span><text:span text:style-name="T2">: تحفيز المجتمعات على تبني حلول الطاقة المتجددة في المنازل والمشاريع المحلية، عبر توفير تسهيلات اقتصادية وتقنية لتطبيق هذه الحلول.</text:span></text:p>
        </text:list-item>
      </text:list>
      <text:p text:style-name="P8"><text:span text:style-name="Strong_20_Emphasis"><text:span text:style-name="T30">9</text:span></text:span><text:span text:style-name="Strong_20_Emphasis"><text:span text:style-name="T2">.1.4 دعم البحث العلمي والابتكار</text:span></text:span></text:p>
      <text:p text:style-name="P17">لضمان تقدم تكنولوجيا الطاقة المتجددة وتحقيق كفاءة أكبر في استخدام الموارد، يجب دعم البحث العلمي والتطوير في هذا المجال من خلال:</text:p>
      <text:list text:style-name="L55">
        <text:list-item>
          <text:p text:style-name="P106"><text:span text:style-name="Strong_20_Emphasis"><text:span text:style-name="T2">زيادة التمويل للبحوث</text:span></text:span><text:span text:style-name="T2">: تخصيص مزيد من الأموال لدعم الأبحاث المتعلقة بتقنيات جديدة لتحسين كفاءة الطاقة المتجددة مثل الخلايا الشمسية، توربينات الرياح، وتقنيات تخزين الطاقة.</text:span></text:p>
        </text:list-item>
        <text:list-item>
          <text:p text:style-name="P106"><text:span text:style-name="Strong_20_Emphasis"><text:span text:style-name="T2">تشجيع الابتكار في التقنيات النظيفة</text:span></text:span><text:span text:style-name="T2">: تحفيز الشركات الناشئة والمبتكرين على تطوير حلول جديدة في مجالات مثل تخزين الطاقة، كفاءة استخدام الطاقة، وأنظمة الطاقة الذكية.</text:span></text:p>
        </text:list-item>
        <text:list-item>
          <text:p text:style-name="P106"><text:span text:style-name="Strong_20_Emphasis"><text:span text:style-name="T2">التعاون بين الجامعات والمؤسسات البحثية والصناعية</text:span></text:span><text:span text:style-name="T2">: خلق بيئة من التعاون بين الأكاديميين والمطورين والمصنعين، مما يساهم في تسريع تطوير الحلول التكنولوجية.</text:span></text:p>
        </text:list-item>
      </text:list>
      <text:p text:style-name="P8"><text:span text:style-name="Strong_20_Emphasis"><text:span text:style-name="T30">9</text:span></text:span><text:span text:style-name="Strong_20_Emphasis"><text:span text:style-name="T2">.1.5 تطوير الأطر القانونية والتنظيمية</text:span></text:span></text:p>
      <text:p text:style-name="P17">من الضروري أن تتبنى الحكومات تشريعات وأطرًا قانونية تدعم التحول إلى الطاقة المتجددة، وذلك عبر:</text:p>
      <text:list text:style-name="L56">
        <text:list-item>
          <text:p text:style-name="P107"><text:span text:style-name="Strong_20_Emphasis"><text:span text:style-name="T2">تعديل القوانين الحالية</text:span></text:span><text:span text:style-name="T2">: تحديث القوانين المحلية والدولية المتعلقة بالطاقة بحيث تدعم مشاريع الطاقة المتجددة وتشجع الاستثمارات في هذا المجال.</text:span></text:p>
        </text:list-item>
        <text:list-item>
          <text:p text:style-name="P107"><text:soft-page-break/><text:span text:style-name="Strong_20_Emphasis"><text:span text:style-name="T2">تسهيل الإجراءات القانونية</text:span></text:span><text:span text:style-name="T2">: تبسيط الإجراءات الحكومية للحصول على التراخيص والموافقات اللازمة لتنفيذ مشاريع الطاقة المتجددة، مما يساهم في تسريع الإجراءات وتحفيز المستثمرين.</text:span></text:p>
        </text:list-item>
        <text:list-item>
          <text:p text:style-name="P107"><text:span text:style-name="Strong_20_Emphasis"><text:span text:style-name="T2">إقامة الحوافز الضريبية</text:span></text:span><text:span text:style-name="T2">: تقديم إعفاءات ضريبية وتشجيع الشركات على الاستثمار في مصادر الطاقة المتجددة.</text:span></text:p>
        </text:list-item>
      </text:list>
      <text:p text:style-name="P8"><text:span text:style-name="Strong_20_Emphasis"><text:span text:style-name="T30">9</text:span></text:span><text:span text:style-name="Strong_20_Emphasis"><text:span text:style-name="T2">.1.6 الاهتمام بالتكامل الإقليمي</text:span></text:span></text:p>
      <text:p text:style-name="P17">يعد التكامل الإقليمي من بين العوامل التي تساهم في تحقيق تحول أكبر في استخدام الطاقة المتجددة عبر الدول المختلفة. ويمكن تعزيز هذا التكامل عبر:</text:p>
      <text:list text:style-name="L57">
        <text:list-item>
          <text:p text:style-name="P108"><text:span text:style-name="Strong_20_Emphasis"><text:span text:style-name="T2">تطوير مشاريع إقليمية مشتركة</text:span></text:span><text:span text:style-name="T2"> مثل محطات الطاقة الشمسية أو الريحية المشتركة بين الدول، مما يقلل من تكاليف الاستثمار ويزيد من كفاءة الإنتاج.</text:span></text:p>
        </text:list-item>
        <text:list-item>
          <text:p text:style-name="P108"><text:span text:style-name="Strong_20_Emphasis"><text:span text:style-name="T2">إنشاء شبكات إقليمية</text:span></text:span><text:span text:style-name="T2"> لربط محطات الطاقة المتجددة من خلال البنية التحتية الحديثة، مما يسهل تبادل الطاقة بين الدول ويعزز استقرار الشبكة.</text:span></text:p>
        </text:list-item>
        <text:list-item>
          <text:p text:style-name="P108"><text:span text:style-name="Strong_20_Emphasis"><text:span text:style-name="T2">التعاون في مجالات البحث والتطوير</text:span></text:span><text:span text:style-name="T2">: تشجيع تبادل الخبرات والتعاون بين دول المنطقة في مجالات البحث العلمي والتكنولوجيا المتطورة في مجال الطاقة.</text:span></text:p>
        </text:list-item>
      </text:list>
      <text:p text:style-name="P12"><text:span text:style-name="Strong_20_Emphasis"><text:span text:style-name="T30">9</text:span></text:span><text:span text:style-name="Strong_20_Emphasis"><text:span text:style-name="T2">.2 الخاتمة</text:span></text:span></text:p>
      <text:p text:style-name="P17">يشهد العالم تحولًا كبيرًا نحو الطاقة المتجددة، وهو التحول الذي يعتبر أساسًا لتحقيق أهداف التنمية المستدامة ومكافحة تغير المناخ. ورغم التحديات العديدة التي تواجه هذا التحول على الأصعدة التقنية، الاقتصادية، والسياسية، إلا أن هناك فرصًا كبيرة يمكن الاستفادة منها لتعزيز استخدام الطاقة النظيفة.</text:p>
      <text:p text:style-name="P17">من خلال تعزيز الاستثمارات، تطوير البنية التحتية الذكية، زيادة الوعي المجتمعي، ودعم البحث العلمي، يمكن تحقيق تقدم كبير في قطاع الطاقة المتجددة. بالإضافة إلى ذلك، فإن تطوير الأطر القانونية والتنظيمية، والتكامل الإقليمي، يعتبران من الخطوات الأساسية لضمان انتقال مستدام وفعّال إلى الطاقة المتجددة على المستوى العالمي.</text:p>
      <text:p text:style-name="P17">إن التزام الحكومات والشركات والأفراد بهذا التحول سيكون له تأثير إيجابي بعيد المدى، ليس فقط في مجال الطاقة، بل في تحسين الاقتصاد العالمي وتحقيق بيئة أكثر استدامة للأجيال القادمة.</text:p>
      <text:p text:style-name="P10"><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01:51:12.677872483</meta:creation-date>
    <meta:generator>LibreOffice/24.8.1.2$Linux_X86_64 LibreOffice_project/87fa9aec1a63e70835390b81c40bb8993f1d4ff6</meta:generator>
    <dc:date>2025-04-24T06:20:01.505287920</dc:date>
    <meta:editing-duration>PT3H48M27S</meta:editing-duration>
    <meta:editing-cycles>105</meta:editing-cycles>
    <meta:print-date>2025-04-24T06:06:15.442799285</meta:print-date>
    <meta:printed-by>PDF files</meta:printed-by>
    <meta:document-statistic meta:table-count="2" meta:image-count="0" meta:object-count="0" meta:page-count="41" meta:paragraph-count="492" meta:word-count="7987" meta:character-count="51121" meta:non-whitespace-character-count="43890"/>
  </office:meta>
</office:document-meta>
</file>